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24292E" style:font-name="Segoe UI" style:font-name-asian="Segoe UI" style:font-name-complex="Segoe U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ext-properties fo:color="#24292E" style:font-name="Segoe UI" style:font-name-asian="Segoe UI" style:font-name-complex="Segoe U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14.3139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4" table:default-cell-style-name="ce4"/>
        <table:table-column table:style-name="co5" table:default-cell-style-name="ce1"/>
        <table:table-column table:style-name="co1" table:number-columns-repeated="16356" table:default-cell-style-name="ce1"/>
        <table:table-row table:style-name="ro1">
          <table:table-cell/>
          <table:table-cell table:style-name="ce1"/>
          <table:table-cell office:value-type="string" table:style-name="ce1">
            <text:p>misc</text:p>
          </table:table-cell>
          <table:table-cell office:value-type="string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9" table:style-name="ce4">
            <text:p>39</text:p>
          </table:table-cell>
          <table:table-cell table:number-columns-repeated="16357"/>
        </table:table-row>
        <table:table-row table:style-name="ro1">
          <table:table-cell table:style-name="ce6"/>
          <table:table-cell office:value-type="string" table:style-name="ce6">
            <text:p>SqueezeAMP</text:p>
          </table:table-cell>
          <table:table-cell table:style-name="ce6"/>
          <table:table-cell office:value-type="string" office:string-value="" table:formula="of:=IF(COUNTIF([.D3:.D37];&quot;x&quot;)=0;&quot;&quot;;&quot;x&quot;)" table:style-name="ce7"/>
          <table:table-cell office:value-type="string" office:string-value="" table:formula="of:=IF(COUNTIF([.E3:.E37];&quot;x&quot;)=0;&quot;&quot;;&quot;x&quot;)" table:style-name="ce7"/>
          <table:table-cell office:value-type="string" office:string-value="x" table:formula="of:=IF(COUNTIF([.F3:.F37];&quot;x&quot;)=0;&quot;&quot;;&quot;x&quot;)" table:style-name="ce7">
            <text:p>x</text:p>
          </table:table-cell>
          <table:table-cell office:value-type="string" office:string-value="" table:formula="of:=IF(COUNTIF([.G3:.G37];&quot;x&quot;)=0;&quot;&quot;;&quot;x&quot;)" table:style-name="ce7"/>
          <table:table-cell office:value-type="string" office:string-value="" table:formula="of:=IF(COUNTIF([.H3:.H37];&quot;x&quot;)=0;&quot;&quot;;&quot;x&quot;)" table:style-name="ce7"/>
          <table:table-cell office:value-type="string" office:string-value="" table:formula="of:=IF(COUNTIF([.I3:.I37];&quot;x&quot;)=0;&quot;&quot;;&quot;x&quot;)" table:style-name="ce7"/>
          <table:table-cell office:value-type="string" office:string-value="x" table:formula="of:=IF(COUNTIF([.J3:.J37];&quot;x&quot;)=0;&quot;&quot;;&quot;x&quot;)" table:style-name="ce7">
            <text:p>x</text:p>
          </table:table-cell>
          <table:table-cell office:value-type="string" office:string-value="x" table:formula="of:=IF(COUNTIF([.K3:.K37];&quot;x&quot;)=0;&quot;&quot;;&quot;x&quot;)" table:style-name="ce7">
            <text:p>x</text:p>
          </table:table-cell>
          <table:table-cell office:value-type="string" office:string-value="x" table:formula="of:=IF(COUNTIF([.L3:.L37];&quot;x&quot;)=0;&quot;&quot;;&quot;x&quot;)" table:style-name="ce7">
            <text:p>x</text:p>
          </table:table-cell>
          <table:table-cell office:value-type="string" office:string-value="x" table:formula="of:=IF(COUNTIF([.M3:.M37];&quot;x&quot;)=0;&quot;&quot;;&quot;x&quot;)" table:style-name="ce7">
            <text:p>x</text:p>
          </table:table-cell>
          <table:table-cell office:value-type="string" office:string-value="" table:formula="of:=IF(COUNTIF([.N3:.N37];&quot;x&quot;)=0;&quot;&quot;;&quot;x&quot;)" table:style-name="ce7"/>
          <table:table-cell office:value-type="string" office:string-value="" table:formula="of:=IF(COUNTIF([.O3:.O37];&quot;x&quot;)=0;&quot;&quot;;&quot;x&quot;)" table:style-name="ce7"/>
          <table:table-cell office:value-type="string" office:string-value="" table:formula="of:=IF(COUNTIF([.P3:.P37];&quot;x&quot;)=0;&quot;&quot;;&quot;x&quot;)" table:style-name="ce7"/>
          <table:table-cell office:value-type="string" office:string-value="" table:formula="of:=IF(COUNTIF([.Q3:.Q37];&quot;x&quot;)=0;&quot;&quot;;&quot;x&quot;)" table:style-name="ce7"/>
          <table:table-cell office:value-type="string" office:string-value="" table:formula="of:=IF(COUNTIF([.R3:.R37];&quot;x&quot;)=0;&quot;&quot;;&quot;x&quot;)" table:style-name="ce7"/>
          <table:table-cell office:value-type="string" office:string-value="x" table:formula="of:=IF(COUNTIF([.S3:.S37];&quot;x&quot;)=0;&quot;&quot;;&quot;x&quot;)" table:style-name="ce7">
            <text:p>x</text:p>
          </table:table-cell>
          <table:table-cell office:value-type="string" office:string-value="x" table:formula="of:=IF(COUNTIF([.T3:.T37];&quot;x&quot;)=0;&quot;&quot;;&quot;x&quot;)" table:style-name="ce7">
            <text:p>x</text:p>
          </table:table-cell>
          <table:table-cell office:value-type="string" office:string-value="x" table:formula="of:=IF(COUNTIF([.U3:.U37];&quot;x&quot;)=0;&quot;&quot;;&quot;x&quot;)" table:style-name="ce7">
            <text:p>x</text:p>
          </table:table-cell>
          <table:table-cell office:value-type="string" office:string-value="x" table:formula="of:=IF(COUNTIF([.V3:.V37];&quot;x&quot;)=0;&quot;&quot;;&quot;x&quot;)" table:style-name="ce7">
            <text:p>x</text:p>
          </table:table-cell>
          <table:table-cell office:value-type="string" office:string-value="x" table:formula="of:=IF(COUNTIF([.W3:.W37];&quot;x&quot;)=0;&quot;&quot;;&quot;x&quot;)" table:style-name="ce7">
            <text:p>x</text:p>
          </table:table-cell>
          <table:table-cell office:value-type="string" office:string-value="x" table:formula="of:=IF(COUNTIF([.X3:.X37];&quot;x&quot;)=0;&quot;&quot;;&quot;x&quot;)" table:style-name="ce7">
            <text:p>x</text:p>
          </table:table-cell>
          <table:table-cell office:value-type="string" office:string-value="x" table:formula="of:=IF(COUNTIF([.Y3:.Y37];&quot;x&quot;)=0;&quot;&quot;;&quot;x&quot;)" table:style-name="ce7">
            <text:p>x</text:p>
          </table:table-cell>
          <table:table-cell office:value-type="string" office:string-value="" table:formula="of:=IF(COUNTIF([.Z3:.Z37];&quot;x&quot;)=0;&quot;&quot;;&quot;x&quot;)" table:style-name="ce7"/>
          <table:table-cell office:value-type="string" office:string-value="" table:formula="of:=IF(COUNTIF([.AA3:.AA37];&quot;x&quot;)=0;&quot;&quot;;&quot;x&quot;)" table:style-name="ce7"/>
          <table:table-cell table:number-columns-repeated="16357" table:style-name="ce6"/>
        </table:table-row>
        <table:table-row-group table:display="false">
          <table:table-row-group table:display="false">
            <table:table-row-group table:display="false">
              <table:table-row table:style-name="ro1" table:visibility="collapse">
                <table:table-cell/>
                <table:table-cell office:value-type="string" table:style-name="ce1">
                  <text:p>DAC</text:p>
                </table:table-cell>
                <table:table-cell table:style-name="ce1"/>
                <table:table-cell office:value-type="string" office:string-value="" table:formula="of:=IF(COUNTIF([.D4:.D10];&quot;x&quot;)=0;&quot;&quot;;&quot;x&quot;)" table:style-name="ce4"/>
                <table:table-cell office:value-type="string" office:string-value="" table:formula="of:=IF(COUNTIF([.E4:.E10];&quot;x&quot;)=0;&quot;&quot;;&quot;x&quot;)" table:style-name="ce4"/>
                <table:table-cell office:value-type="string" office:string-value="" table:formula="of:=IF(COUNTIF([.F4:.F10];&quot;x&quot;)=0;&quot;&quot;;&quot;x&quot;)" table:style-name="ce4"/>
                <table:table-cell office:value-type="string" office:string-value="" table:formula="of:=IF(COUNTIF([.G4:.G10];&quot;x&quot;)=0;&quot;&quot;;&quot;x&quot;)" table:style-name="ce4"/>
                <table:table-cell office:value-type="string" office:string-value="" table:formula="of:=IF(COUNTIF([.H4:.H10];&quot;x&quot;)=0;&quot;&quot;;&quot;x&quot;)" table:style-name="ce4"/>
                <table:table-cell office:value-type="string" office:string-value="" table:formula="of:=IF(COUNTIF([.I4:.I10];&quot;x&quot;)=0;&quot;&quot;;&quot;x&quot;)" table:style-name="ce4"/>
                <table:table-cell office:value-type="string" office:string-value="" table:formula="of:=IF(COUNTIF([.J4:.J10];&quot;x&quot;)=0;&quot;&quot;;&quot;x&quot;)" table:style-name="ce4"/>
                <table:table-cell office:value-type="string" office:string-value="" table:formula="of:=IF(COUNTIF([.K4:.K10];&quot;x&quot;)=0;&quot;&quot;;&quot;x&quot;)" table:style-name="ce4"/>
                <table:table-cell office:value-type="string" office:string-value="" table:formula="of:=IF(COUNTIF([.L4:.L10];&quot;x&quot;)=0;&quot;&quot;;&quot;x&quot;)" table:style-name="ce4"/>
                <table:table-cell office:value-type="string" office:string-value="" table:formula="of:=IF(COUNTIF([.M4:.M10];&quot;x&quot;)=0;&quot;&quot;;&quot;x&quot;)" table:style-name="ce4"/>
                <table:table-cell office:value-type="string" office:string-value="" table:formula="of:=IF(COUNTIF([.N4:.N10];&quot;x&quot;)=0;&quot;&quot;;&quot;x&quot;)" table:style-name="ce4"/>
                <table:table-cell office:value-type="string" office:string-value="" table:formula="of:=IF(COUNTIF([.O4:.O10];&quot;x&quot;)=0;&quot;&quot;;&quot;x&quot;)" table:style-name="ce4"/>
                <table:table-cell office:value-type="string" office:string-value="" table:formula="of:=IF(COUNTIF([.P4:.P10];&quot;x&quot;)=0;&quot;&quot;;&quot;x&quot;)" table:style-name="ce4"/>
                <table:table-cell office:value-type="string" office:string-value="" table:formula="of:=IF(COUNTIF([.Q4:.Q10];&quot;x&quot;)=0;&quot;&quot;;&quot;x&quot;)" table:style-name="ce4"/>
                <table:table-cell office:value-type="string" office:string-value="" table:formula="of:=IF(COUNTIF([.R4:.R10];&quot;x&quot;)=0;&quot;&quot;;&quot;x&quot;)" table:style-name="ce4"/>
                <table:table-cell office:value-type="string" office:string-value="x" table:formula="of:=IF(COUNTIF([.S4:.S10];&quot;x&quot;)=0;&quot;&quot;;&quot;x&quot;)" table:style-name="ce4">
                  <text:p>x</text:p>
                </table:table-cell>
                <table:table-cell office:value-type="string" office:string-value="x" table:formula="of:=IF(COUNTIF([.T4:.T10];&quot;x&quot;)=0;&quot;&quot;;&quot;x&quot;)" table:style-name="ce4">
                  <text:p>x</text:p>
                </table:table-cell>
                <table:table-cell office:value-type="string" office:string-value="x" table:formula="of:=IF(COUNTIF([.U4:.U10];&quot;x&quot;)=0;&quot;&quot;;&quot;x&quot;)" table:style-name="ce4">
                  <text:p>x</text:p>
                </table:table-cell>
                <table:table-cell office:value-type="string" office:string-value="x" table:formula="of:=IF(COUNTIF([.V4:.V10];&quot;x&quot;)=0;&quot;&quot;;&quot;x&quot;)" table:style-name="ce4">
                  <text:p>x</text:p>
                </table:table-cell>
                <table:table-cell office:value-type="string" office:string-value="x" table:formula="of:=IF(COUNTIF([.W4:.W10];&quot;x&quot;)=0;&quot;&quot;;&quot;x&quot;)" table:style-name="ce4">
                  <text:p>x</text:p>
                </table:table-cell>
                <table:table-cell office:value-type="string" office:string-value="" table:formula="of:=IF(COUNTIF([.X4:.X10];&quot;x&quot;)=0;&quot;&quot;;&quot;x&quot;)" table:style-name="ce4"/>
                <table:table-cell office:value-type="string" office:string-value="" table:formula="of:=IF(COUNTIF([.Y4:.Y10];&quot;x&quot;)=0;&quot;&quot;;&quot;x&quot;)" table:style-name="ce4"/>
                <table:table-cell office:value-type="string" office:string-value="" table:formula="of:=IF(COUNTIF([.Z4:.Z10];&quot;x&quot;)=0;&quot;&quot;;&quot;x&quot;)" table:style-name="ce4"/>
                <table:table-cell office:value-type="string" office:string-value="" table:formula="of:=IF(COUNTIF([.AA4:.AA10];&quot;x&quot;)=0;&quot;&quot;;&quot;x&quot;)" table:style-name="ce4"/>
                <table:table-cell table:number-columns-repeated="16357"/>
              </table:table-row>
              <table:table-row-group>
                <table:table-row table:style-name="ro1" table:visibility="collapse">
                  <table:table-cell/>
                  <table:table-cell office:value-type="string" table:style-name="ce5">
                    <text:p>bck</text:p>
                  </table:table-cell>
                  <table:table-cell table:style-name="ce5"/>
                  <table:table-cell table:number-columns-repeated="19" table:style-name="ce4"/>
                  <table:table-cell office:value-type="string" table:style-name="ce4">
                    <text:p>x</text:p>
                  </table:table-cell>
                  <table:table-cell table:number-columns-repeated="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ws</text:p>
                  </table:table-cell>
                  <table:table-cell table:style-name="ce5"/>
                  <table:table-cell table:number-columns-repeated="15" table:style-name="ce4"/>
                  <table:table-cell office:value-type="string" table:style-name="ce4">
                    <text:p>x</text:p>
                  </table:table-cell>
                  <table:table-cell table:number-columns-repeated="8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do</text:p>
                  </table:table-cell>
                  <table:table-cell table:style-name="ce5"/>
                  <table:table-cell table:number-columns-repeated="18" table:style-name="ce4"/>
                  <table:table-cell office:value-type="string" table:style-name="ce4">
                    <text:p>x</text:p>
                  </table:table-cell>
                  <table:table-cell table:number-columns-repeated="5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di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i2c</text:p>
                  </table:table-cell>
                  <table:table-cell office:value-type="float" office:value="106" table:style-name="ce5">
                    <text:p>106</text:p>
                  </table:table-cell>
                  <table:table-cell office:value-type="string" office:string-value="" table:formula="of:=IF(COUNTIF([.D9:.D10];&quot;x&quot;)=0;&quot;&quot;;&quot;x&quot;)" table:style-name="ce4"/>
                  <table:table-cell office:value-type="string" office:string-value="" table:formula="of:=IF(COUNTIF([.E9:.E10];&quot;x&quot;)=0;&quot;&quot;;&quot;x&quot;)" table:style-name="ce4"/>
                  <table:table-cell office:value-type="string" office:string-value="" table:formula="of:=IF(COUNTIF([.F9:.F10];&quot;x&quot;)=0;&quot;&quot;;&quot;x&quot;)" table:style-name="ce4"/>
                  <table:table-cell office:value-type="string" office:string-value="" table:formula="of:=IF(COUNTIF([.G9:.G10];&quot;x&quot;)=0;&quot;&quot;;&quot;x&quot;)" table:style-name="ce4"/>
                  <table:table-cell office:value-type="string" office:string-value="" table:formula="of:=IF(COUNTIF([.H9:.H10];&quot;x&quot;)=0;&quot;&quot;;&quot;x&quot;)" table:style-name="ce4"/>
                  <table:table-cell office:value-type="string" office:string-value="" table:formula="of:=IF(COUNTIF([.I9:.I10];&quot;x&quot;)=0;&quot;&quot;;&quot;x&quot;)" table:style-name="ce4"/>
                  <table:table-cell office:value-type="string" office:string-value="" table:formula="of:=IF(COUNTIF([.J9:.J10];&quot;x&quot;)=0;&quot;&quot;;&quot;x&quot;)" table:style-name="ce4"/>
                  <table:table-cell office:value-type="string" office:string-value="" table:formula="of:=IF(COUNTIF([.K9:.K10];&quot;x&quot;)=0;&quot;&quot;;&quot;x&quot;)" table:style-name="ce4"/>
                  <table:table-cell office:value-type="string" office:string-value="" table:formula="of:=IF(COUNTIF([.L9:.L10];&quot;x&quot;)=0;&quot;&quot;;&quot;x&quot;)" table:style-name="ce4"/>
                  <table:table-cell office:value-type="string" office:string-value="" table:formula="of:=IF(COUNTIF([.M9:.M10];&quot;x&quot;)=0;&quot;&quot;;&quot;x&quot;)" table:style-name="ce4"/>
                  <table:table-cell office:value-type="string" office:string-value="" table:formula="of:=IF(COUNTIF([.N9:.N10];&quot;x&quot;)=0;&quot;&quot;;&quot;x&quot;)" table:style-name="ce4"/>
                  <table:table-cell office:value-type="string" office:string-value="" table:formula="of:=IF(COUNTIF([.O9:.O10];&quot;x&quot;)=0;&quot;&quot;;&quot;x&quot;)" table:style-name="ce4"/>
                  <table:table-cell office:value-type="string" office:string-value="" table:formula="of:=IF(COUNTIF([.P9:.P10];&quot;x&quot;)=0;&quot;&quot;;&quot;x&quot;)" table:style-name="ce4"/>
                  <table:table-cell office:value-type="string" office:string-value="" table:formula="of:=IF(COUNTIF([.Q9:.Q10];&quot;x&quot;)=0;&quot;&quot;;&quot;x&quot;)" table:style-name="ce4"/>
                  <table:table-cell office:value-type="string" office:string-value="" table:formula="of:=IF(COUNTIF([.R9:.R10];&quot;x&quot;)=0;&quot;&quot;;&quot;x&quot;)" table:style-name="ce4"/>
                  <table:table-cell office:value-type="string" office:string-value="" table:formula="of:=IF(COUNTIF([.S9:.S10];&quot;x&quot;)=0;&quot;&quot;;&quot;x&quot;)" table:style-name="ce4"/>
                  <table:table-cell office:value-type="string" office:string-value="x" table:formula="of:=IF(COUNTIF([.T9:.T10];&quot;x&quot;)=0;&quot;&quot;;&quot;x&quot;)" table:style-name="ce4">
                    <text:p>x</text:p>
                  </table:table-cell>
                  <table:table-cell office:value-type="string" office:string-value="x" table:formula="of:=IF(COUNTIF([.U9:.U10];&quot;x&quot;)=0;&quot;&quot;;&quot;x&quot;)" table:style-name="ce4">
                    <text:p>x</text:p>
                  </table:table-cell>
                  <table:table-cell office:value-type="string" office:string-value="" table:formula="of:=IF(COUNTIF([.V9:.V10];&quot;x&quot;)=0;&quot;&quot;;&quot;x&quot;)" table:style-name="ce4"/>
                  <table:table-cell office:value-type="string" office:string-value="" table:formula="of:=IF(COUNTIF([.W9:.W10];&quot;x&quot;)=0;&quot;&quot;;&quot;x&quot;)" table:style-name="ce4"/>
                  <table:table-cell office:value-type="string" office:string-value="" table:formula="of:=IF(COUNTIF([.X9:.X10];&quot;x&quot;)=0;&quot;&quot;;&quot;x&quot;)" table:style-name="ce4"/>
                  <table:table-cell office:value-type="string" office:string-value="" table:formula="of:=IF(COUNTIF([.Y9:.Y10];&quot;x&quot;)=0;&quot;&quot;;&quot;x&quot;)" table:style-name="ce4"/>
                  <table:table-cell office:value-type="string" office:string-value="" table:formula="of:=IF(COUNTIF([.Z9:.Z10];&quot;x&quot;)=0;&quot;&quot;;&quot;x&quot;)" table:style-name="ce4"/>
                  <table:table-cell office:value-type="string" office:string-value="" table:formula="of:=IF(COUNTIF([.AA9:.AA10];&quot;x&quot;)=0;&quot;&quot;;&quot;x&quot;)" table:style-name="ce4"/>
                  <table:table-cell table:number-columns-repeated="16357"/>
                </table:table-row>
                <table:table-row-group>
                  <table:table-row table:style-name="ro1" table:visibility="collapse">
                    <table:table-cell/>
                    <table:table-cell office:value-type="string" table:style-name="ce10">
                      <text:p>scl</text:p>
                    </table:table-cell>
                    <table:table-cell table:style-name="ce10"/>
                    <table:table-cell table:number-columns-repeated="17" table:style-name="ce4"/>
                    <table:table-cell office:value-type="string" table:style-name="ce4">
                      <text:p>x</text:p>
                    </table:table-cell>
                    <table:table-cell table:number-columns-repeated="6" table:style-name="ce4"/>
                    <table:table-cell table:number-columns-repeated="16357"/>
                  </table:table-row>
                  <table:table-row table:style-name="ro1" table:visibility="collapse">
                    <table:table-cell/>
                    <table:table-cell office:value-type="string" table:style-name="ce10">
                      <text:p>sda</text:p>
                    </table:table-cell>
                    <table:table-cell table:style-name="ce10"/>
                    <table:table-cell table:number-columns-repeated="16" table:style-name="ce4"/>
                    <table:table-cell office:value-type="string" table:style-name="ce4">
                      <text:p>x</text:p>
                    </table:table-cell>
                    <table:table-cell table:number-columns-repeated="7" table:style-name="ce4"/>
                    <table:table-cell table:number-columns-repeated="16357"/>
                  </table:table-row>
                </table:table-row-group>
              </table:table-row-group>
              <table:table-row table:style-name="ro1" table:visibility="collapse">
                <table:table-cell/>
                <table:table-cell office:value-type="string" table:style-name="ce3">
                  <text:p>battery</text:p>
                </table:table-cell>
                <table:table-cell table:style-name="ce3"/>
                <table:table-cell table:number-columns-repeated="21" table:style-name="ce4"/>
                <table:table-cell office:value-type="string" table:style-name="ce4">
                  <text:p>x</text:p>
                </table:table-cell>
                <table:table-cell table:number-columns-repeated="2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jack</text:p>
                </table:table-cell>
                <table:table-cell table:style-name="ce1"/>
                <table:table-cell table:number-columns-repeated="20" table:style-name="ce4"/>
                <table:table-cell office:value-type="string" table:style-name="ce4">
                  <text:p>x</text:p>
                </table:table-cell>
                <table:table-cell table:number-columns-repeated="3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mute</text:p>
                </table:table-cell>
                <table:table-cell table:style-name="ce1"/>
                <table:table-cell table:number-columns-repeated="8" table:style-name="ce4"/>
                <table:table-cell office:value-type="string" table:style-name="ce4">
                  <text:p>x</text:p>
                </table:table-cell>
                <table:table-cell table:number-columns-repeated="15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amp</text:p>
                </table:table-cell>
                <table:table-cell table:style-name="ce1"/>
                <table:table-cell table:number-columns-repeated="24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SPKfault</text:p>
                </table:table-cell>
                <table:table-cell table:style-name="ce1"/>
                <table:table-cell table:number-columns-repeated="2" table:style-name="ce4"/>
                <table:table-cell office:value-type="string" table:style-name="ce4">
                  <text:p>x</text:p>
                </table:table-cell>
                <table:table-cell table:number-columns-repeated="21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spdif</text:p>
                </table:table-cell>
                <table:table-cell table:style-name="ce1"/>
                <table:table-cell office:value-type="string" office:string-value="" table:formula="of:=IF(COUNTIF([.D17:.D19];&quot;x&quot;)=0;&quot;&quot;;&quot;x&quot;)" table:style-name="ce4"/>
                <table:table-cell office:value-type="string" office:string-value="" table:formula="of:=IF(COUNTIF([.E17:.E19];&quot;x&quot;)=0;&quot;&quot;;&quot;x&quot;)" table:style-name="ce4"/>
                <table:table-cell office:value-type="string" office:string-value="" table:formula="of:=IF(COUNTIF([.F17:.F19];&quot;x&quot;)=0;&quot;&quot;;&quot;x&quot;)" table:style-name="ce4"/>
                <table:table-cell office:value-type="string" office:string-value="" table:formula="of:=IF(COUNTIF([.G17:.G19];&quot;x&quot;)=0;&quot;&quot;;&quot;x&quot;)" table:style-name="ce4"/>
                <table:table-cell office:value-type="string" office:string-value="" table:formula="of:=IF(COUNTIF([.H17:.H19];&quot;x&quot;)=0;&quot;&quot;;&quot;x&quot;)" table:style-name="ce4"/>
                <table:table-cell office:value-type="string" office:string-value="" table:formula="of:=IF(COUNTIF([.I17:.I19];&quot;x&quot;)=0;&quot;&quot;;&quot;x&quot;)" table:style-name="ce4"/>
                <table:table-cell office:value-type="string" office:string-value="" table:formula="of:=IF(COUNTIF([.J17:.J19];&quot;x&quot;)=0;&quot;&quot;;&quot;x&quot;)" table:style-name="ce4"/>
                <table:table-cell office:value-type="string" office:string-value="" table:formula="of:=IF(COUNTIF([.K17:.K19];&quot;x&quot;)=0;&quot;&quot;;&quot;x&quot;)" table:style-name="ce4"/>
                <table:table-cell office:value-type="string" office:string-value="" table:formula="of:=IF(COUNTIF([.L17:.L19];&quot;x&quot;)=0;&quot;&quot;;&quot;x&quot;)" table:style-name="ce4"/>
                <table:table-cell office:value-type="string" office:string-value="x" table:formula="of:=IF(COUNTIF([.M17:.M19];&quot;x&quot;)=0;&quot;&quot;;&quot;x&quot;)" table:style-name="ce4">
                  <text:p>x</text:p>
                </table:table-cell>
                <table:table-cell office:value-type="string" office:string-value="" table:formula="of:=IF(COUNTIF([.N17:.N19];&quot;x&quot;)=0;&quot;&quot;;&quot;x&quot;)" table:style-name="ce4"/>
                <table:table-cell office:value-type="string" office:string-value="" table:formula="of:=IF(COUNTIF([.O17:.O19];&quot;x&quot;)=0;&quot;&quot;;&quot;x&quot;)" table:style-name="ce4"/>
                <table:table-cell office:value-type="string" office:string-value="" table:formula="of:=IF(COUNTIF([.P17:.P19];&quot;x&quot;)=0;&quot;&quot;;&quot;x&quot;)" table:style-name="ce4"/>
                <table:table-cell office:value-type="string" office:string-value="" table:formula="of:=IF(COUNTIF([.Q17:.Q19];&quot;x&quot;)=0;&quot;&quot;;&quot;x&quot;)" table:style-name="ce4"/>
                <table:table-cell office:value-type="string" office:string-value="" table:formula="of:=IF(COUNTIF([.R17:.R19];&quot;x&quot;)=0;&quot;&quot;;&quot;x&quot;)" table:style-name="ce4"/>
                <table:table-cell office:value-type="string" office:string-value="x" table:formula="of:=IF(COUNTIF([.S17:.S19];&quot;x&quot;)=0;&quot;&quot;;&quot;x&quot;)" table:style-name="ce4">
                  <text:p>x</text:p>
                </table:table-cell>
                <table:table-cell office:value-type="string" office:string-value="" table:formula="of:=IF(COUNTIF([.T17:.T19];&quot;x&quot;)=0;&quot;&quot;;&quot;x&quot;)" table:style-name="ce4"/>
                <table:table-cell office:value-type="string" office:string-value="" table:formula="of:=IF(COUNTIF([.U17:.U19];&quot;x&quot;)=0;&quot;&quot;;&quot;x&quot;)" table:style-name="ce4"/>
                <table:table-cell office:value-type="string" office:string-value="" table:formula="of:=IF(COUNTIF([.V17:.V19];&quot;x&quot;)=0;&quot;&quot;;&quot;x&quot;)" table:style-name="ce4"/>
                <table:table-cell office:value-type="string" office:string-value="x" table:formula="of:=IF(COUNTIF([.W17:.W19];&quot;x&quot;)=0;&quot;&quot;;&quot;x&quot;)" table:style-name="ce4">
                  <text:p>x</text:p>
                </table:table-cell>
                <table:table-cell office:value-type="string" office:string-value="" table:formula="of:=IF(COUNTIF([.X17:.X19];&quot;x&quot;)=0;&quot;&quot;;&quot;x&quot;)" table:style-name="ce4"/>
                <table:table-cell office:value-type="string" office:string-value="" table:formula="of:=IF(COUNTIF([.Y17:.Y19];&quot;x&quot;)=0;&quot;&quot;;&quot;x&quot;)" table:style-name="ce4"/>
                <table:table-cell office:value-type="string" office:string-value="" table:formula="of:=IF(COUNTIF([.Z17:.Z19];&quot;x&quot;)=0;&quot;&quot;;&quot;x&quot;)" table:style-name="ce4"/>
                <table:table-cell office:value-type="string" office:string-value="" table:formula="of:=IF(COUNTIF([.AA17:.AA19];&quot;x&quot;)=0;&quot;&quot;;&quot;x&quot;)" table:style-name="ce4"/>
                <table:table-cell table:number-columns-repeated="16357"/>
              </table:table-row>
              <table:table-row-group>
                <table:table-row table:style-name="ro1" table:visibility="collapse">
                  <table:table-cell/>
                  <table:table-cell office:value-type="string" table:style-name="ce5">
                    <text:p>bck</text:p>
                  </table:table-cell>
                  <table:table-cell table:style-name="ce5"/>
                  <table:table-cell table:number-columns-repeated="19" table:style-name="ce4"/>
                  <table:table-cell office:value-type="string" office:string-value="x" table:formula="of:=[.W4]" table:style-name="ce4">
                    <text:p>x</text:p>
                  </table:table-cell>
                  <table:table-cell table:number-columns-repeated="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ws</text:p>
                  </table:table-cell>
                  <table:table-cell table:style-name="ce5"/>
                  <table:table-cell table:number-columns-repeated="15" table:style-name="ce4"/>
                  <table:table-cell office:value-type="string" office:string-value="x" table:formula="of:=[.S5]" table:style-name="ce4">
                    <text:p>x</text:p>
                  </table:table-cell>
                  <table:table-cell table:number-columns-repeated="8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do</text:p>
                  </table:table-cell>
                  <table:table-cell table:style-name="ce5"/>
                  <table:table-cell table:number-columns-repeated="9" table:style-name="ce4"/>
                  <table:table-cell office:value-type="string" table:style-name="ce4">
                    <text:p>x</text:p>
                  </table:table-cell>
                  <table:table-cell table:number-columns-repeated="14" table:style-name="ce4"/>
                  <table:table-cell table:number-columns-repeated="16357"/>
                </table:table-row>
              </table:table-row-group>
              <table:table-row table:style-name="ro1" table:visibility="collapse">
                <table:table-cell/>
                <table:table-cell office:value-type="string" table:style-name="ce1">
                  <text:p>led green</text:p>
                </table:table-cell>
                <table:table-cell table:style-name="ce1"/>
                <table:table-cell table:number-columns-repeated="6" table:style-name="ce4"/>
                <table:table-cell office:value-type="string" table:style-name="ce4">
                  <text:p>x</text:p>
                </table:table-cell>
                <table:table-cell table:number-columns-repeated="17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led red</text:p>
                </table:table-cell>
                <table:table-cell table:style-name="ce1"/>
                <table:table-cell table:number-columns-repeated="7" table:style-name="ce4"/>
                <table:table-cell office:value-type="string" table:style-name="ce4">
                  <text:p>x</text:p>
                </table:table-cell>
                <table:table-cell table:number-columns-repeated="16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table:style-name="ce1">
                  <text:p>I2C</text:p>
                </table:table-cell>
                <table:table-cell table:style-name="ce1"/>
                <table:table-cell office:value-type="string" office:string-value="" table:formula="of:=IF(COUNTIF([.D23:.D24];&quot;x&quot;)=0;&quot;&quot;;&quot;x&quot;)" table:style-name="ce4"/>
                <table:table-cell office:value-type="string" office:string-value="" table:formula="of:=IF(COUNTIF([.E23:.E24];&quot;x&quot;)=0;&quot;&quot;;&quot;x&quot;)" table:style-name="ce4"/>
                <table:table-cell office:value-type="string" office:string-value="" table:formula="of:=IF(COUNTIF([.F23:.F24];&quot;x&quot;)=0;&quot;&quot;;&quot;x&quot;)" table:style-name="ce4"/>
                <table:table-cell office:value-type="string" office:string-value="" table:formula="of:=IF(COUNTIF([.G23:.G24];&quot;x&quot;)=0;&quot;&quot;;&quot;x&quot;)" table:style-name="ce4"/>
                <table:table-cell office:value-type="string" office:string-value="" table:formula="of:=IF(COUNTIF([.H23:.H24];&quot;x&quot;)=0;&quot;&quot;;&quot;x&quot;)" table:style-name="ce4"/>
                <table:table-cell office:value-type="string" office:string-value="" table:formula="of:=IF(COUNTIF([.I23:.I24];&quot;x&quot;)=0;&quot;&quot;;&quot;x&quot;)" table:style-name="ce4"/>
                <table:table-cell office:value-type="string" office:string-value="" table:formula="of:=IF(COUNTIF([.J23:.J24];&quot;x&quot;)=0;&quot;&quot;;&quot;x&quot;)" table:style-name="ce4"/>
                <table:table-cell office:value-type="string" office:string-value="" table:formula="of:=IF(COUNTIF([.K23:.K24];&quot;x&quot;)=0;&quot;&quot;;&quot;x&quot;)" table:style-name="ce4"/>
                <table:table-cell office:value-type="string" office:string-value="" table:formula="of:=IF(COUNTIF([.L23:.L24];&quot;x&quot;)=0;&quot;&quot;;&quot;x&quot;)" table:style-name="ce4"/>
                <table:table-cell office:value-type="string" office:string-value="" table:formula="of:=IF(COUNTIF([.M23:.M24];&quot;x&quot;)=0;&quot;&quot;;&quot;x&quot;)" table:style-name="ce4"/>
                <table:table-cell office:value-type="string" office:string-value="" table:formula="of:=IF(COUNTIF([.N23:.N24];&quot;x&quot;)=0;&quot;&quot;;&quot;x&quot;)" table:style-name="ce4"/>
                <table:table-cell office:value-type="string" office:string-value="" table:formula="of:=IF(COUNTIF([.O23:.O24];&quot;x&quot;)=0;&quot;&quot;;&quot;x&quot;)" table:style-name="ce4"/>
                <table:table-cell office:value-type="string" office:string-value="" table:formula="of:=IF(COUNTIF([.P23:.P24];&quot;x&quot;)=0;&quot;&quot;;&quot;x&quot;)" table:style-name="ce4"/>
                <table:table-cell office:value-type="string" office:string-value="" table:formula="of:=IF(COUNTIF([.Q23:.Q24];&quot;x&quot;)=0;&quot;&quot;;&quot;x&quot;)" table:style-name="ce4"/>
                <table:table-cell office:value-type="string" office:string-value="" table:formula="of:=IF(COUNTIF([.R23:.R24];&quot;x&quot;)=0;&quot;&quot;;&quot;x&quot;)" table:style-name="ce4"/>
                <table:table-cell office:value-type="string" office:string-value="" table:formula="of:=IF(COUNTIF([.S23:.S24];&quot;x&quot;)=0;&quot;&quot;;&quot;x&quot;)" table:style-name="ce4"/>
                <table:table-cell office:value-type="string" office:string-value="" table:formula="of:=IF(COUNTIF([.T23:.T24];&quot;x&quot;)=0;&quot;&quot;;&quot;x&quot;)" table:style-name="ce4"/>
                <table:table-cell office:value-type="string" office:string-value="" table:formula="of:=IF(COUNTIF([.U23:.U24];&quot;x&quot;)=0;&quot;&quot;;&quot;x&quot;)" table:style-name="ce4"/>
                <table:table-cell office:value-type="string" office:string-value="" table:formula="of:=IF(COUNTIF([.V23:.V24];&quot;x&quot;)=0;&quot;&quot;;&quot;x&quot;)" table:style-name="ce4"/>
                <table:table-cell office:value-type="string" office:string-value="" table:formula="of:=IF(COUNTIF([.W23:.W24];&quot;x&quot;)=0;&quot;&quot;;&quot;x&quot;)" table:style-name="ce4"/>
                <table:table-cell office:value-type="string" office:string-value="" table:formula="of:=IF(COUNTIF([.X23:.X24];&quot;x&quot;)=0;&quot;&quot;;&quot;x&quot;)" table:style-name="ce4"/>
                <table:table-cell office:value-type="string" office:string-value="" table:formula="of:=IF(COUNTIF([.Y23:.Y24];&quot;x&quot;)=0;&quot;&quot;;&quot;x&quot;)" table:style-name="ce4"/>
                <table:table-cell office:value-type="string" office:string-value="" table:formula="of:=IF(COUNTIF([.Z23:.Z24];&quot;x&quot;)=0;&quot;&quot;;&quot;x&quot;)" table:style-name="ce4"/>
                <table:table-cell office:value-type="string" office:string-value="" table:formula="of:=IF(COUNTIF([.AA23:.AA24];&quot;x&quot;)=0;&quot;&quot;;&quot;x&quot;)" table:style-name="ce4"/>
                <table:table-cell table:number-columns-repeated="16357"/>
              </table:table-row>
              <table:table-row-group>
                <table:table-row table:style-name="ro1" table:visibility="collapse">
                  <table:table-cell/>
                  <table:table-cell office:value-type="string" table:style-name="ce5">
                    <text:p>sda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scl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</table:table-row-group>
              <table:table-row table:style-name="ro1" table:visibility="collapse">
                <table:table-cell/>
                <table:table-cell office:value-type="string" table:style-name="ce1">
                  <text:p>SPI</text:p>
                </table:table-cell>
                <table:table-cell table:style-name="ce1"/>
                <table:table-cell office:value-type="string" office:string-value="" table:formula="of:=IF(COUNTIF([.D26:.D29];&quot;x&quot;)=0;&quot;&quot;;&quot;x&quot;)" table:style-name="ce4"/>
                <table:table-cell office:value-type="string" office:string-value="" table:formula="of:=IF(COUNTIF([.E26:.E29];&quot;x&quot;)=0;&quot;&quot;;&quot;x&quot;)" table:style-name="ce4"/>
                <table:table-cell office:value-type="string" office:string-value="" table:formula="of:=IF(COUNTIF([.F26:.F29];&quot;x&quot;)=0;&quot;&quot;;&quot;x&quot;)" table:style-name="ce4"/>
                <table:table-cell office:value-type="string" office:string-value="" table:formula="of:=IF(COUNTIF([.G26:.G29];&quot;x&quot;)=0;&quot;&quot;;&quot;x&quot;)" table:style-name="ce4"/>
                <table:table-cell office:value-type="string" office:string-value="" table:formula="of:=IF(COUNTIF([.H26:.H29];&quot;x&quot;)=0;&quot;&quot;;&quot;x&quot;)" table:style-name="ce4"/>
                <table:table-cell office:value-type="string" office:string-value="" table:formula="of:=IF(COUNTIF([.I26:.I29];&quot;x&quot;)=0;&quot;&quot;;&quot;x&quot;)" table:style-name="ce4"/>
                <table:table-cell office:value-type="string" office:string-value="" table:formula="of:=IF(COUNTIF([.J26:.J29];&quot;x&quot;)=0;&quot;&quot;;&quot;x&quot;)" table:style-name="ce4"/>
                <table:table-cell office:value-type="string" office:string-value="" table:formula="of:=IF(COUNTIF([.K26:.K29];&quot;x&quot;)=0;&quot;&quot;;&quot;x&quot;)" table:style-name="ce4"/>
                <table:table-cell office:value-type="string" office:string-value="" table:formula="of:=IF(COUNTIF([.L26:.L29];&quot;x&quot;)=0;&quot;&quot;;&quot;x&quot;)" table:style-name="ce4"/>
                <table:table-cell office:value-type="string" office:string-value="" table:formula="of:=IF(COUNTIF([.M26:.M29];&quot;x&quot;)=0;&quot;&quot;;&quot;x&quot;)" table:style-name="ce4"/>
                <table:table-cell office:value-type="string" office:string-value="" table:formula="of:=IF(COUNTIF([.N26:.N29];&quot;x&quot;)=0;&quot;&quot;;&quot;x&quot;)" table:style-name="ce4"/>
                <table:table-cell office:value-type="string" office:string-value="" table:formula="of:=IF(COUNTIF([.O26:.O29];&quot;x&quot;)=0;&quot;&quot;;&quot;x&quot;)" table:style-name="ce4"/>
                <table:table-cell office:value-type="string" office:string-value="" table:formula="of:=IF(COUNTIF([.P26:.P29];&quot;x&quot;)=0;&quot;&quot;;&quot;x&quot;)" table:style-name="ce4"/>
                <table:table-cell office:value-type="string" office:string-value="" table:formula="of:=IF(COUNTIF([.Q26:.Q29];&quot;x&quot;)=0;&quot;&quot;;&quot;x&quot;)" table:style-name="ce4"/>
                <table:table-cell office:value-type="string" office:string-value="" table:formula="of:=IF(COUNTIF([.R26:.R29];&quot;x&quot;)=0;&quot;&quot;;&quot;x&quot;)" table:style-name="ce4"/>
                <table:table-cell office:value-type="string" office:string-value="" table:formula="of:=IF(COUNTIF([.S26:.S29];&quot;x&quot;)=0;&quot;&quot;;&quot;x&quot;)" table:style-name="ce4"/>
                <table:table-cell office:value-type="string" office:string-value="" table:formula="of:=IF(COUNTIF([.T26:.T29];&quot;x&quot;)=0;&quot;&quot;;&quot;x&quot;)" table:style-name="ce4"/>
                <table:table-cell office:value-type="string" office:string-value="" table:formula="of:=IF(COUNTIF([.U26:.U29];&quot;x&quot;)=0;&quot;&quot;;&quot;x&quot;)" table:style-name="ce4"/>
                <table:table-cell office:value-type="string" office:string-value="" table:formula="of:=IF(COUNTIF([.V26:.V29];&quot;x&quot;)=0;&quot;&quot;;&quot;x&quot;)" table:style-name="ce4"/>
                <table:table-cell office:value-type="string" office:string-value="" table:formula="of:=IF(COUNTIF([.W26:.W29];&quot;x&quot;)=0;&quot;&quot;;&quot;x&quot;)" table:style-name="ce4"/>
                <table:table-cell office:value-type="string" office:string-value="" table:formula="of:=IF(COUNTIF([.X26:.X29];&quot;x&quot;)=0;&quot;&quot;;&quot;x&quot;)" table:style-name="ce4"/>
                <table:table-cell office:value-type="string" office:string-value="" table:formula="of:=IF(COUNTIF([.Y26:.Y29];&quot;x&quot;)=0;&quot;&quot;;&quot;x&quot;)" table:style-name="ce4"/>
                <table:table-cell office:value-type="string" office:string-value="" table:formula="of:=IF(COUNTIF([.Z26:.Z29];&quot;x&quot;)=0;&quot;&quot;;&quot;x&quot;)" table:style-name="ce4"/>
                <table:table-cell office:value-type="string" office:string-value="" table:formula="of:=IF(COUNTIF([.AA26:.AA29];&quot;x&quot;)=0;&quot;&quot;;&quot;x&quot;)" table:style-name="ce4"/>
                <table:table-cell table:number-columns-repeated="16357"/>
              </table:table-row>
              <table:table-row-group>
                <table:table-row table:style-name="ro1" table:visibility="collapse">
                  <table:table-cell/>
                  <table:table-cell office:value-type="string" table:style-name="ce5">
                    <text:p>mosi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miso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clk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dc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</table:table-row-group>
              <table:table-row table:style-name="ro1" table:visibility="collapse">
                <table:table-cell/>
                <table:table-cell office:value-type="string" table:style-name="ce1">
                  <text:p>rotary</text:p>
                </table:table-cell>
                <table:table-cell table:style-name="ce1"/>
                <table:table-cell office:value-type="string" office:string-value="" table:formula="of:=IF(COUNTIF([.D31:.D33];&quot;x&quot;)=0;&quot;&quot;;&quot;x&quot;)" table:style-name="ce4"/>
                <table:table-cell office:value-type="string" office:string-value="" table:formula="of:=IF(COUNTIF([.E31:.E33];&quot;x&quot;)=0;&quot;&quot;;&quot;x&quot;)" table:style-name="ce4"/>
                <table:table-cell office:value-type="string" office:string-value="" table:formula="of:=IF(COUNTIF([.F31:.F33];&quot;x&quot;)=0;&quot;&quot;;&quot;x&quot;)" table:style-name="ce4"/>
                <table:table-cell office:value-type="string" office:string-value="" table:formula="of:=IF(COUNTIF([.G31:.G33];&quot;x&quot;)=0;&quot;&quot;;&quot;x&quot;)" table:style-name="ce4"/>
                <table:table-cell office:value-type="string" office:string-value="" table:formula="of:=IF(COUNTIF([.H31:.H33];&quot;x&quot;)=0;&quot;&quot;;&quot;x&quot;)" table:style-name="ce4"/>
                <table:table-cell office:value-type="string" office:string-value="" table:formula="of:=IF(COUNTIF([.I31:.I33];&quot;x&quot;)=0;&quot;&quot;;&quot;x&quot;)" table:style-name="ce4"/>
                <table:table-cell office:value-type="string" office:string-value="" table:formula="of:=IF(COUNTIF([.J31:.J33];&quot;x&quot;)=0;&quot;&quot;;&quot;x&quot;)" table:style-name="ce4"/>
                <table:table-cell office:value-type="string" office:string-value="" table:formula="of:=IF(COUNTIF([.K31:.K33];&quot;x&quot;)=0;&quot;&quot;;&quot;x&quot;)" table:style-name="ce4"/>
                <table:table-cell office:value-type="string" office:string-value="" table:formula="of:=IF(COUNTIF([.L31:.L33];&quot;x&quot;)=0;&quot;&quot;;&quot;x&quot;)" table:style-name="ce4"/>
                <table:table-cell office:value-type="string" office:string-value="" table:formula="of:=IF(COUNTIF([.M31:.M33];&quot;x&quot;)=0;&quot;&quot;;&quot;x&quot;)" table:style-name="ce4"/>
                <table:table-cell office:value-type="string" office:string-value="" table:formula="of:=IF(COUNTIF([.N31:.N33];&quot;x&quot;)=0;&quot;&quot;;&quot;x&quot;)" table:style-name="ce4"/>
                <table:table-cell office:value-type="string" office:string-value="" table:formula="of:=IF(COUNTIF([.O31:.O33];&quot;x&quot;)=0;&quot;&quot;;&quot;x&quot;)" table:style-name="ce4"/>
                <table:table-cell office:value-type="string" office:string-value="" table:formula="of:=IF(COUNTIF([.P31:.P33];&quot;x&quot;)=0;&quot;&quot;;&quot;x&quot;)" table:style-name="ce4"/>
                <table:table-cell office:value-type="string" office:string-value="" table:formula="of:=IF(COUNTIF([.Q31:.Q33];&quot;x&quot;)=0;&quot;&quot;;&quot;x&quot;)" table:style-name="ce4"/>
                <table:table-cell office:value-type="string" office:string-value="" table:formula="of:=IF(COUNTIF([.R31:.R33];&quot;x&quot;)=0;&quot;&quot;;&quot;x&quot;)" table:style-name="ce4"/>
                <table:table-cell office:value-type="string" office:string-value="" table:formula="of:=IF(COUNTIF([.S31:.S33];&quot;x&quot;)=0;&quot;&quot;;&quot;x&quot;)" table:style-name="ce4"/>
                <table:table-cell office:value-type="string" office:string-value="" table:formula="of:=IF(COUNTIF([.T31:.T33];&quot;x&quot;)=0;&quot;&quot;;&quot;x&quot;)" table:style-name="ce4"/>
                <table:table-cell office:value-type="string" office:string-value="" table:formula="of:=IF(COUNTIF([.U31:.U33];&quot;x&quot;)=0;&quot;&quot;;&quot;x&quot;)" table:style-name="ce4"/>
                <table:table-cell office:value-type="string" office:string-value="" table:formula="of:=IF(COUNTIF([.V31:.V33];&quot;x&quot;)=0;&quot;&quot;;&quot;x&quot;)" table:style-name="ce4"/>
                <table:table-cell office:value-type="string" office:string-value="" table:formula="of:=IF(COUNTIF([.W31:.W33];&quot;x&quot;)=0;&quot;&quot;;&quot;x&quot;)" table:style-name="ce4"/>
                <table:table-cell office:value-type="string" office:string-value="" table:formula="of:=IF(COUNTIF([.X31:.X33];&quot;x&quot;)=0;&quot;&quot;;&quot;x&quot;)" table:style-name="ce4"/>
                <table:table-cell office:value-type="string" office:string-value="" table:formula="of:=IF(COUNTIF([.Y31:.Y33];&quot;x&quot;)=0;&quot;&quot;;&quot;x&quot;)" table:style-name="ce4"/>
                <table:table-cell office:value-type="string" office:string-value="" table:formula="of:=IF(COUNTIF([.Z31:.Z33];&quot;x&quot;)=0;&quot;&quot;;&quot;x&quot;)" table:style-name="ce4"/>
                <table:table-cell office:value-type="string" office:string-value="" table:formula="of:=IF(COUNTIF([.AA31:.AA33];&quot;x&quot;)=0;&quot;&quot;;&quot;x&quot;)" table:style-name="ce4"/>
                <table:table-cell table:number-columns-repeated="16357"/>
              </table:table-row>
              <table:table-row-group>
                <table:table-row table:style-name="ro1" table:visibility="collapse">
                  <table:table-cell/>
                  <table:table-cell office:value-type="string" table:style-name="ce5">
                    <text:p>A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B</text:p>
                  </table:table-cell>
                  <table:table-cell table:style-name="ce5"/>
                  <table:table-cell table:number-columns-repeated="24" table:style-name="ce4"/>
                  <table:table-cell table:number-columns-repeated="16357"/>
                </table:table-row>
                <table:table-row table:style-name="ro1" table:visibility="collapse">
                  <table:table-cell/>
                  <table:table-cell office:value-type="string" table:style-name="ce5">
                    <text:p>SW</text:p>
                  </table:table-cell>
                  <table:table-cell table:style-name="ce5"/>
                  <table:table-cell table:number-columns-repeated="24" table:style-name="ce4"/>
                  <table:table-cell table:number-columns-repeated="16357" table:style-name="ce1"/>
                </table:table-row>
              </table:table-row-group>
              <table:table-row table:style-name="ro1" table:visibility="collapse">
                <table:table-cell/>
                <table:table-cell office:value-type="string" table:style-name="ce1">
                  <text:p>IR</text:p>
                </table:table-cell>
                <table:table-cell table:style-name="ce1"/>
                <table:table-cell table:number-columns-repeated="24" table:style-name="ce4"/>
                <table:table-cell table:number-columns-repeated="16357" table:style-name="ce1"/>
              </table:table-row>
            </table:table-row-group>
          </table:table-row-group>
          <table:table-row table:style-name="ro1" table:visibility="collapse">
            <table:table-cell/>
            <table:table-cell office:value-type="string" table:style-name="ce3">
              <text:p>display</text:p>
            </table:table-cell>
            <table:table-cell table:style-name="ce3"/>
            <table:table-cell office:value-type="string" office:string-value="" table:formula="of:=IF(COUNTIF([.D36:.D37];&quot;x&quot;)=0;&quot;&quot;;&quot;x&quot;)" table:style-name="ce4"/>
            <table:table-cell office:value-type="string" office:string-value="" table:formula="of:=IF(COUNTIF([.E36:.E37];&quot;x&quot;)=0;&quot;&quot;;&quot;x&quot;)" table:style-name="ce4"/>
            <table:table-cell office:value-type="string" office:string-value="" table:formula="of:=IF(COUNTIF([.F36:.F37];&quot;x&quot;)=0;&quot;&quot;;&quot;x&quot;)" table:style-name="ce4"/>
            <table:table-cell office:value-type="string" office:string-value="" table:formula="of:=IF(COUNTIF([.G36:.G37];&quot;x&quot;)=0;&quot;&quot;;&quot;x&quot;)" table:style-name="ce4"/>
            <table:table-cell office:value-type="string" office:string-value="" table:formula="of:=IF(COUNTIF([.H36:.H37];&quot;x&quot;)=0;&quot;&quot;;&quot;x&quot;)" table:style-name="ce4"/>
            <table:table-cell office:value-type="string" office:string-value="" table:formula="of:=IF(COUNTIF([.I36:.I37];&quot;x&quot;)=0;&quot;&quot;;&quot;x&quot;)" table:style-name="ce4"/>
            <table:table-cell office:value-type="string" office:string-value="" table:formula="of:=IF(COUNTIF([.J36:.J37];&quot;x&quot;)=0;&quot;&quot;;&quot;x&quot;)" table:style-name="ce4"/>
            <table:table-cell office:value-type="string" office:string-value="" table:formula="of:=IF(COUNTIF([.K36:.K37];&quot;x&quot;)=0;&quot;&quot;;&quot;x&quot;)" table:style-name="ce4"/>
            <table:table-cell office:value-type="string" office:string-value="" table:formula="of:=IF(COUNTIF([.L36:.L37];&quot;x&quot;)=0;&quot;&quot;;&quot;x&quot;)" table:style-name="ce4"/>
            <table:table-cell office:value-type="string" office:string-value="" table:formula="of:=IF(COUNTIF([.M36:.M37];&quot;x&quot;)=0;&quot;&quot;;&quot;x&quot;)" table:style-name="ce4"/>
            <table:table-cell office:value-type="string" office:string-value="" table:formula="of:=IF(COUNTIF([.N36:.N37];&quot;x&quot;)=0;&quot;&quot;;&quot;x&quot;)" table:style-name="ce4"/>
            <table:table-cell office:value-type="string" office:string-value="" table:formula="of:=IF(COUNTIF([.O36:.O37];&quot;x&quot;)=0;&quot;&quot;;&quot;x&quot;)" table:style-name="ce4"/>
            <table:table-cell office:value-type="string" office:string-value="" table:formula="of:=IF(COUNTIF([.P36:.P37];&quot;x&quot;)=0;&quot;&quot;;&quot;x&quot;)" table:style-name="ce4"/>
            <table:table-cell office:value-type="string" office:string-value="" table:formula="of:=IF(COUNTIF([.Q36:.Q37];&quot;x&quot;)=0;&quot;&quot;;&quot;x&quot;)" table:style-name="ce4"/>
            <table:table-cell office:value-type="string" office:string-value="" table:formula="of:=IF(COUNTIF([.R36:.R37];&quot;x&quot;)=0;&quot;&quot;;&quot;x&quot;)" table:style-name="ce4"/>
            <table:table-cell office:value-type="string" office:string-value="" table:formula="of:=IF(COUNTIF([.S36:.S37];&quot;x&quot;)=0;&quot;&quot;;&quot;x&quot;)" table:style-name="ce4"/>
            <table:table-cell office:value-type="string" office:string-value="" table:formula="of:=IF(COUNTIF([.T36:.T37];&quot;x&quot;)=0;&quot;&quot;;&quot;x&quot;)" table:style-name="ce4"/>
            <table:table-cell office:value-type="string" office:string-value="" table:formula="of:=IF(COUNTIF([.U36:.U37];&quot;x&quot;)=0;&quot;&quot;;&quot;x&quot;)" table:style-name="ce4"/>
            <table:table-cell office:value-type="string" office:string-value="" table:formula="of:=IF(COUNTIF([.V36:.V37];&quot;x&quot;)=0;&quot;&quot;;&quot;x&quot;)" table:style-name="ce4"/>
            <table:table-cell office:value-type="string" office:string-value="" table:formula="of:=IF(COUNTIF([.W36:.W37];&quot;x&quot;)=0;&quot;&quot;;&quot;x&quot;)" table:style-name="ce4"/>
            <table:table-cell office:value-type="string" office:string-value="" table:formula="of:=IF(COUNTIF([.X36:.X37];&quot;x&quot;)=0;&quot;&quot;;&quot;x&quot;)" table:style-name="ce4"/>
            <table:table-cell office:value-type="string" office:string-value="" table:formula="of:=IF(COUNTIF([.Y36:.Y37];&quot;x&quot;)=0;&quot;&quot;;&quot;x&quot;)" table:style-name="ce4"/>
            <table:table-cell office:value-type="string" office:string-value="" table:formula="of:=IF(COUNTIF([.Z36:.Z37];&quot;x&quot;)=0;&quot;&quot;;&quot;x&quot;)" table:style-name="ce4"/>
            <table:table-cell office:value-type="string" office:string-value="" table:formula="of:=IF(COUNTIF([.AA36:.AA37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/>
              <table:table-cell office:value-type="string" table:style-name="ce5">
                <text:p>cs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6"/>
              <table:table-cell office:value-type="string" table:style-name="ce5">
                <text:p>back</text:p>
              </table:table-cell>
              <table:table-cell table:style-name="ce5"/>
              <table:table-cell table:number-columns-repeated="24" table:style-name="ce7"/>
              <table:table-cell table:number-columns-repeated="16357" table:style-name="ce6"/>
            </table:table-row>
          </table:table-row-group>
        </table:table-row-group>
        <table:table-row table:style-name="ro1">
          <table:table-cell/>
          <table:table-cell office:value-type="string" table:style-name="ce6">
            <text:p>A1S module</text:p>
          </table:table-cell>
          <table:table-cell table:style-name="ce6"/>
          <table:table-cell office:value-type="string" office:string-value="" table:formula="of:=IF(COUNTIF([.D39:.D73];&quot;x&quot;)=0;&quot;&quot;;&quot;x&quot;)" table:style-name="ce7"/>
          <table:table-cell office:value-type="string" office:string-value="" table:formula="of:=IF(COUNTIF([.E39:.E73];&quot;x&quot;)=0;&quot;&quot;;&quot;x&quot;)" table:style-name="ce7"/>
          <table:table-cell office:value-type="string" office:string-value="" table:formula="of:=IF(COUNTIF([.F39:.F73];&quot;x&quot;)=0;&quot;&quot;;&quot;x&quot;)" table:style-name="ce7"/>
          <table:table-cell office:value-type="string" office:string-value="" table:formula="of:=IF(COUNTIF([.G39:.G73];&quot;x&quot;)=0;&quot;&quot;;&quot;x&quot;)" table:style-name="ce7"/>
          <table:table-cell office:value-type="string" office:string-value="" table:formula="of:=IF(COUNTIF([.H39:.H73];&quot;x&quot;)=0;&quot;&quot;;&quot;x&quot;)" table:style-name="ce7"/>
          <table:table-cell office:value-type="string" office:string-value="" table:formula="of:=IF(COUNTIF([.I39:.I73];&quot;x&quot;)=0;&quot;&quot;;&quot;x&quot;)" table:style-name="ce7"/>
          <table:table-cell office:value-type="string" office:string-value="" table:formula="of:=IF(COUNTIF([.J39:.J73];&quot;x&quot;)=0;&quot;&quot;;&quot;x&quot;)" table:style-name="ce7"/>
          <table:table-cell office:value-type="string" office:string-value="" table:formula="of:=IF(COUNTIF([.K39:.K73];&quot;x&quot;)=0;&quot;&quot;;&quot;x&quot;)" table:style-name="ce7"/>
          <table:table-cell office:value-type="string" office:string-value="" table:formula="of:=IF(COUNTIF([.L39:.L73];&quot;x&quot;)=0;&quot;&quot;;&quot;x&quot;)" table:style-name="ce7"/>
          <table:table-cell office:value-type="string" office:string-value="" table:formula="of:=IF(COUNTIF([.M39:.M73];&quot;x&quot;)=0;&quot;&quot;;&quot;x&quot;)" table:style-name="ce7"/>
          <table:table-cell office:value-type="string" office:string-value="" table:formula="of:=IF(COUNTIF([.N39:.N73];&quot;x&quot;)=0;&quot;&quot;;&quot;x&quot;)" table:style-name="ce7"/>
          <table:table-cell office:value-type="string" office:string-value="" table:formula="of:=IF(COUNTIF([.O39:.O73];&quot;x&quot;)=0;&quot;&quot;;&quot;x&quot;)" table:style-name="ce7"/>
          <table:table-cell office:value-type="string" office:string-value="" table:formula="of:=IF(COUNTIF([.P39:.P73];&quot;x&quot;)=0;&quot;&quot;;&quot;x&quot;)" table:style-name="ce7"/>
          <table:table-cell office:value-type="string" office:string-value="" table:formula="of:=IF(COUNTIF([.Q39:.Q73];&quot;x&quot;)=0;&quot;&quot;;&quot;x&quot;)" table:style-name="ce7"/>
          <table:table-cell office:value-type="string" office:string-value="" table:formula="of:=IF(COUNTIF([.R39:.R73];&quot;x&quot;)=0;&quot;&quot;;&quot;x&quot;)" table:style-name="ce7"/>
          <table:table-cell office:value-type="string" office:string-value="x" table:formula="of:=IF(COUNTIF([.S39:.S73];&quot;x&quot;)=0;&quot;&quot;;&quot;x&quot;)" table:style-name="ce7">
            <text:p>x</text:p>
          </table:table-cell>
          <table:table-cell office:value-type="string" office:string-value="x" table:formula="of:=IF(COUNTIF([.T39:.T73];&quot;x&quot;)=0;&quot;&quot;;&quot;x&quot;)" table:style-name="ce7">
            <text:p>x</text:p>
          </table:table-cell>
          <table:table-cell office:value-type="string" office:string-value="x" table:formula="of:=IF(COUNTIF([.U39:.U73];&quot;x&quot;)=0;&quot;&quot;;&quot;x&quot;)" table:style-name="ce7">
            <text:p>x</text:p>
          </table:table-cell>
          <table:table-cell office:value-type="string" office:string-value="" table:formula="of:=IF(COUNTIF([.V39:.V73];&quot;x&quot;)=0;&quot;&quot;;&quot;x&quot;)" table:style-name="ce7"/>
          <table:table-cell office:value-type="string" office:string-value="" table:formula="of:=IF(COUNTIF([.W39:.W73];&quot;x&quot;)=0;&quot;&quot;;&quot;x&quot;)" table:style-name="ce7"/>
          <table:table-cell office:value-type="string" office:string-value="" table:formula="of:=IF(COUNTIF([.X39:.X73];&quot;x&quot;)=0;&quot;&quot;;&quot;x&quot;)" table:style-name="ce7"/>
          <table:table-cell office:value-type="string" office:string-value="x" table:formula="of:=IF(COUNTIF([.Y39:.Y73];&quot;x&quot;)=0;&quot;&quot;;&quot;x&quot;)" table:style-name="ce7">
            <text:p>x</text:p>
          </table:table-cell>
          <table:table-cell office:value-type="string" office:string-value="" table:formula="of:=IF(COUNTIF([.Z39:.Z73];&quot;x&quot;)=0;&quot;&quot;;&quot;x&quot;)" table:style-name="ce7"/>
          <table:table-cell office:value-type="string" office:string-value="" table:formula="of:=IF(COUNTIF([.AA39:.AA73];&quot;x&quot;)=0;&quot;&quot;;&quot;x&quot;)" table:style-name="ce7"/>
          <table:table-cell table:number-columns-repeated="16357" table:style-name="ce1"/>
        </table:table-row>
        <table:table-row-group table:display="false">
          <table:table-row table:style-name="ro1" table:visibility="collapse">
            <table:table-cell/>
            <table:table-cell office:value-type="string" office:string-value="DAC" table:formula="of:=[.B3]" table:style-name="ce1">
              <text:p>DAC</text:p>
            </table:table-cell>
            <table:table-cell table:style-name="ce1"/>
            <table:table-cell office:value-type="string" office:string-value="" table:formula="of:=IF(COUNTIF([.D40:.D46];&quot;x&quot;)=0;&quot;&quot;;&quot;x&quot;)" table:style-name="ce4"/>
            <table:table-cell office:value-type="string" office:string-value="" table:formula="of:=IF(COUNTIF([.E40:.E46];&quot;x&quot;)=0;&quot;&quot;;&quot;x&quot;)" table:style-name="ce4"/>
            <table:table-cell office:value-type="string" office:string-value="" table:formula="of:=IF(COUNTIF([.F40:.F46];&quot;x&quot;)=0;&quot;&quot;;&quot;x&quot;)" table:style-name="ce4"/>
            <table:table-cell office:value-type="string" office:string-value="" table:formula="of:=IF(COUNTIF([.G40:.G46];&quot;x&quot;)=0;&quot;&quot;;&quot;x&quot;)" table:style-name="ce4"/>
            <table:table-cell office:value-type="string" office:string-value="" table:formula="of:=IF(COUNTIF([.H40:.H46];&quot;x&quot;)=0;&quot;&quot;;&quot;x&quot;)" table:style-name="ce4"/>
            <table:table-cell office:value-type="string" office:string-value="" table:formula="of:=IF(COUNTIF([.I40:.I46];&quot;x&quot;)=0;&quot;&quot;;&quot;x&quot;)" table:style-name="ce4"/>
            <table:table-cell office:value-type="string" office:string-value="" table:formula="of:=IF(COUNTIF([.J40:.J46];&quot;x&quot;)=0;&quot;&quot;;&quot;x&quot;)" table:style-name="ce4"/>
            <table:table-cell office:value-type="string" office:string-value="" table:formula="of:=IF(COUNTIF([.K40:.K46];&quot;x&quot;)=0;&quot;&quot;;&quot;x&quot;)" table:style-name="ce4"/>
            <table:table-cell office:value-type="string" office:string-value="" table:formula="of:=IF(COUNTIF([.L40:.L46];&quot;x&quot;)=0;&quot;&quot;;&quot;x&quot;)" table:style-name="ce4"/>
            <table:table-cell office:value-type="string" office:string-value="" table:formula="of:=IF(COUNTIF([.M40:.M46];&quot;x&quot;)=0;&quot;&quot;;&quot;x&quot;)" table:style-name="ce4"/>
            <table:table-cell office:value-type="string" office:string-value="" table:formula="of:=IF(COUNTIF([.N40:.N46];&quot;x&quot;)=0;&quot;&quot;;&quot;x&quot;)" table:style-name="ce4"/>
            <table:table-cell office:value-type="string" office:string-value="" table:formula="of:=IF(COUNTIF([.O40:.O46];&quot;x&quot;)=0;&quot;&quot;;&quot;x&quot;)" table:style-name="ce4"/>
            <table:table-cell office:value-type="string" office:string-value="" table:formula="of:=IF(COUNTIF([.P40:.P46];&quot;x&quot;)=0;&quot;&quot;;&quot;x&quot;)" table:style-name="ce4"/>
            <table:table-cell office:value-type="string" office:string-value="" table:formula="of:=IF(COUNTIF([.Q40:.Q46];&quot;x&quot;)=0;&quot;&quot;;&quot;x&quot;)" table:style-name="ce4"/>
            <table:table-cell office:value-type="string" office:string-value="" table:formula="of:=IF(COUNTIF([.R40:.R46];&quot;x&quot;)=0;&quot;&quot;;&quot;x&quot;)" table:style-name="ce4"/>
            <table:table-cell office:value-type="string" office:string-value="x" table:formula="of:=IF(COUNTIF([.S40:.S46];&quot;x&quot;)=0;&quot;&quot;;&quot;x&quot;)" table:style-name="ce4">
              <text:p>x</text:p>
            </table:table-cell>
            <table:table-cell office:value-type="string" office:string-value="x" table:formula="of:=IF(COUNTIF([.T40:.T46];&quot;x&quot;)=0;&quot;&quot;;&quot;x&quot;)" table:style-name="ce4">
              <text:p>x</text:p>
            </table:table-cell>
            <table:table-cell office:value-type="string" office:string-value="x" table:formula="of:=IF(COUNTIF([.U40:.U46];&quot;x&quot;)=0;&quot;&quot;;&quot;x&quot;)" table:style-name="ce4">
              <text:p>x</text:p>
            </table:table-cell>
            <table:table-cell office:value-type="string" office:string-value="" table:formula="of:=IF(COUNTIF([.V40:.V46];&quot;x&quot;)=0;&quot;&quot;;&quot;x&quot;)" table:style-name="ce4"/>
            <table:table-cell office:value-type="string" office:string-value="" table:formula="of:=IF(COUNTIF([.W40:.W46];&quot;x&quot;)=0;&quot;&quot;;&quot;x&quot;)" table:style-name="ce4"/>
            <table:table-cell office:value-type="string" office:string-value="" table:formula="of:=IF(COUNTIF([.X40:.X46];&quot;x&quot;)=0;&quot;&quot;;&quot;x&quot;)" table:style-name="ce4"/>
            <table:table-cell office:value-type="string" office:string-value="x" table:formula="of:=IF(COUNTIF([.Y40:.Y46];&quot;x&quot;)=0;&quot;&quot;;&quot;x&quot;)" table:style-name="ce4">
              <text:p>x</text:p>
            </table:table-cell>
            <table:table-cell office:value-type="string" office:string-value="" table:formula="of:=IF(COUNTIF([.Z40:.Z46];&quot;x&quot;)=0;&quot;&quot;;&quot;x&quot;)" table:style-name="ce4"/>
            <table:table-cell office:value-type="string" office:string-value="" table:formula="of:=IF(COUNTIF([.AA40:.AA46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/>
              <table:table-cell office:value-type="string" office:string-value="bck" table:formula="of:=[.B4]" table:style-name="ce5">
                <text:p>bck</text:p>
              </table:table-cell>
              <table:table-cell table:style-name="ce5"/>
              <table:table-cell table:number-columns-repeated="17" table:style-name="ce4"/>
              <table:table-cell office:value-type="string" table:style-name="ce4">
                <text:p>x</text:p>
              </table:table-cell>
              <table:table-cell table:number-columns-repeated="6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ws" table:formula="of:=[.B5]" table:style-name="ce5">
                <text:p>ws</text:p>
              </table:table-cell>
              <table:table-cell table:style-name="ce5"/>
              <table:table-cell table:number-columns-repeated="16" table:style-name="ce4"/>
              <table:table-cell office:value-type="string" table:style-name="ce4">
                <text:p>x</text:p>
              </table:table-cell>
              <table:table-cell table:number-columns-repeated="7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do" table:formula="of:=[.B6]" table:style-name="ce5">
                <text:p>do</text:p>
              </table:table-cell>
              <table:table-cell table:style-name="ce5"/>
              <table:table-cell table:number-columns-repeated="21" table:style-name="ce4"/>
              <table:table-cell office:value-type="string" table:style-name="ce4">
                <text:p>x</text:p>
              </table:table-cell>
              <table:table-cell table:number-columns-repeated="2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di" table:formula="of:=[.B7]" table:style-name="ce5">
                <text:p>di</text:p>
              </table:table-cell>
              <table:table-cell table:style-name="ce5"/>
              <table:table-cell table:number-columns-repeated="15" table:style-name="ce4"/>
              <table:table-cell office:value-type="string" table:style-name="ce4">
                <text:p>x</text:p>
              </table:table-cell>
              <table:table-cell table:number-columns-repeated="8" table:style-name="ce4"/>
              <table:table-cell table:number-columns-repeated="16357" table:style-name="ce1"/>
            </table:table-row>
            <table:table-row-group>
              <table:table-row table:style-name="ro1" table:visibility="collapse">
                <table:table-cell/>
                <table:table-cell office:value-type="string" office:string-value="i2c" table:formula="of:=[.B8]" table:style-name="ce5">
                  <text:p>i2c</text:p>
                </table:table-cell>
                <table:table-cell table:style-name="ce5"/>
                <table:table-cell office:value-type="string" office:string-value="" table:formula="of:=IF(COUNTIF([.D45:.D46];&quot;x&quot;)=0;&quot;&quot;;&quot;x&quot;)" table:style-name="ce4"/>
                <table:table-cell office:value-type="string" office:string-value="" table:formula="of:=IF(COUNTIF([.E45:.E46];&quot;x&quot;)=0;&quot;&quot;;&quot;x&quot;)" table:style-name="ce4"/>
                <table:table-cell office:value-type="string" office:string-value="" table:formula="of:=IF(COUNTIF([.F45:.F46];&quot;x&quot;)=0;&quot;&quot;;&quot;x&quot;)" table:style-name="ce4"/>
                <table:table-cell office:value-type="string" office:string-value="" table:formula="of:=IF(COUNTIF([.G45:.G46];&quot;x&quot;)=0;&quot;&quot;;&quot;x&quot;)" table:style-name="ce4"/>
                <table:table-cell office:value-type="string" office:string-value="" table:formula="of:=IF(COUNTIF([.H45:.H46];&quot;x&quot;)=0;&quot;&quot;;&quot;x&quot;)" table:style-name="ce4"/>
                <table:table-cell office:value-type="string" office:string-value="" table:formula="of:=IF(COUNTIF([.I45:.I46];&quot;x&quot;)=0;&quot;&quot;;&quot;x&quot;)" table:style-name="ce4"/>
                <table:table-cell office:value-type="string" office:string-value="" table:formula="of:=IF(COUNTIF([.J45:.J46];&quot;x&quot;)=0;&quot;&quot;;&quot;x&quot;)" table:style-name="ce4"/>
                <table:table-cell office:value-type="string" office:string-value="" table:formula="of:=IF(COUNTIF([.K45:.K46];&quot;x&quot;)=0;&quot;&quot;;&quot;x&quot;)" table:style-name="ce4"/>
                <table:table-cell office:value-type="string" office:string-value="" table:formula="of:=IF(COUNTIF([.L45:.L46];&quot;x&quot;)=0;&quot;&quot;;&quot;x&quot;)" table:style-name="ce4"/>
                <table:table-cell office:value-type="string" office:string-value="" table:formula="of:=IF(COUNTIF([.M45:.M46];&quot;x&quot;)=0;&quot;&quot;;&quot;x&quot;)" table:style-name="ce4"/>
                <table:table-cell office:value-type="string" office:string-value="" table:formula="of:=IF(COUNTIF([.N45:.N46];&quot;x&quot;)=0;&quot;&quot;;&quot;x&quot;)" table:style-name="ce4"/>
                <table:table-cell office:value-type="string" office:string-value="" table:formula="of:=IF(COUNTIF([.O45:.O46];&quot;x&quot;)=0;&quot;&quot;;&quot;x&quot;)" table:style-name="ce4"/>
                <table:table-cell office:value-type="string" office:string-value="" table:formula="of:=IF(COUNTIF([.P45:.P46];&quot;x&quot;)=0;&quot;&quot;;&quot;x&quot;)" table:style-name="ce4"/>
                <table:table-cell office:value-type="string" office:string-value="" table:formula="of:=IF(COUNTIF([.Q45:.Q46];&quot;x&quot;)=0;&quot;&quot;;&quot;x&quot;)" table:style-name="ce4"/>
                <table:table-cell office:value-type="string" office:string-value="" table:formula="of:=IF(COUNTIF([.R45:.R46];&quot;x&quot;)=0;&quot;&quot;;&quot;x&quot;)" table:style-name="ce4"/>
                <table:table-cell office:value-type="string" office:string-value="" table:formula="of:=IF(COUNTIF([.S45:.S46];&quot;x&quot;)=0;&quot;&quot;;&quot;x&quot;)" table:style-name="ce4"/>
                <table:table-cell office:value-type="string" office:string-value="" table:formula="of:=IF(COUNTIF([.T45:.T46];&quot;x&quot;)=0;&quot;&quot;;&quot;x&quot;)" table:style-name="ce4"/>
                <table:table-cell office:value-type="string" office:string-value="" table:formula="of:=IF(COUNTIF([.U45:.U46];&quot;x&quot;)=0;&quot;&quot;;&quot;x&quot;)" table:style-name="ce4"/>
                <table:table-cell office:value-type="string" office:string-value="" table:formula="of:=IF(COUNTIF([.V45:.V46];&quot;x&quot;)=0;&quot;&quot;;&quot;x&quot;)" table:style-name="ce4"/>
                <table:table-cell office:value-type="string" office:string-value="" table:formula="of:=IF(COUNTIF([.W45:.W46];&quot;x&quot;)=0;&quot;&quot;;&quot;x&quot;)" table:style-name="ce4"/>
                <table:table-cell office:value-type="string" office:string-value="" table:formula="of:=IF(COUNTIF([.X45:.X46];&quot;x&quot;)=0;&quot;&quot;;&quot;x&quot;)" table:style-name="ce4"/>
                <table:table-cell office:value-type="string" office:string-value="" table:formula="of:=IF(COUNTIF([.Y45:.Y46];&quot;x&quot;)=0;&quot;&quot;;&quot;x&quot;)" table:style-name="ce4"/>
                <table:table-cell office:value-type="string" office:string-value="" table:formula="of:=IF(COUNTIF([.Z45:.Z46];&quot;x&quot;)=0;&quot;&quot;;&quot;x&quot;)" table:style-name="ce4"/>
                <table:table-cell office:value-type="string" office:string-value="" table:formula="of:=IF(COUNTIF([.AA45:.AA46];&quot;x&quot;)=0;&quot;&quot;;&quot;x&quot;)" table:style-name="ce4"/>
                <table:table-cell table:number-columns-repeated="16357" table:style-name="ce1"/>
              </table:table-row>
              <table:table-row table:style-name="ro1" table:visibility="collapse">
                <table:table-cell/>
                <table:table-cell office:value-type="string" office:string-value="scl" table:formula="of:=[.B9]" table:style-name="ce10">
                  <text:p>scl</text:p>
                </table:table-cell>
                <table:table-cell table:style-name="ce5"/>
                <table:table-cell table:number-columns-repeated="24" table:style-name="ce4"/>
                <table:table-cell table:number-columns-repeated="16357" table:style-name="ce1"/>
              </table:table-row>
              <table:table-row table:style-name="ro1" table:visibility="collapse">
                <table:table-cell/>
                <table:table-cell office:value-type="string" office:string-value="sda" table:formula="of:=[.B10]" table:style-name="ce10">
                  <text:p>sda</text:p>
                </table:table-cell>
                <table:table-cell table:style-name="ce5"/>
                <table:table-cell table:number-columns-repeated="24" table:style-name="ce4"/>
                <table:table-cell table:number-columns-repeated="16357" table:style-name="ce1"/>
              </table:table-row>
            </table:table-row-group>
          </table:table-row-group>
          <table:table-row table:style-name="ro1" table:visibility="collapse">
            <table:table-cell/>
            <table:table-cell office:value-type="string" office:string-value="battery" table:formula="of:=[.B11]" table:style-name="ce1">
              <text:p>battery</text:p>
            </table:table-cell>
            <table:table-cell table:style-name="ce1"/>
            <table:table-cell table:number-columns-repeated="24" table:style-name="ce4"/>
            <table:table-cell table:number-columns-repeated="16357" table:style-name="ce1"/>
          </table:table-row>
          <table:table-row table:style-name="ro2" table:visibility="collapse">
            <table:table-cell/>
            <table:table-cell office:value-type="string" office:string-value="jack" table:formula="of:=[.B12]" table:style-name="ce1">
              <text:p>jack</text:p>
            </table:table-cell>
            <table:table-cell table:style-name="ce1"/>
            <table:table-cell table:number-columns-repeated="24" table:style-name="ce4"/>
            <table:table-cell table:style-name="ce8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mute" table:formula="of:=[.B13]" table:style-name="ce1">
              <text:p>mute</text:p>
            </table:table-cell>
            <table:table-cell table:style-name="ce1"/>
            <table:table-cell table:number-columns-repeated="24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amp" table:formula="of:=[.B14]" table:style-name="ce1">
              <text:p>amp</text:p>
            </table:table-cell>
            <table:table-cell table:style-name="ce1"/>
            <table:table-cell table:number-columns-repeated="24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SPKfault" table:formula="of:=[.B15]" table:style-name="ce1">
              <text:p>SPKfault</text:p>
            </table:table-cell>
            <table:table-cell table:style-name="ce1"/>
            <table:table-cell office:value-type="string" office:string-value="" table:formula="of:=IF(COUNTIF([.D52:.D54];&quot;x&quot;)=0;&quot;&quot;;&quot;x&quot;)" table:style-name="ce4"/>
            <table:table-cell office:value-type="string" office:string-value="" table:formula="of:=IF(COUNTIF([.E52:.E54];&quot;x&quot;)=0;&quot;&quot;;&quot;x&quot;)" table:style-name="ce4"/>
            <table:table-cell office:value-type="string" office:string-value="" table:formula="of:=IF(COUNTIF([.F52:.F54];&quot;x&quot;)=0;&quot;&quot;;&quot;x&quot;)" table:style-name="ce4"/>
            <table:table-cell office:value-type="string" office:string-value="" table:formula="of:=IF(COUNTIF([.G52:.G54];&quot;x&quot;)=0;&quot;&quot;;&quot;x&quot;)" table:style-name="ce4"/>
            <table:table-cell office:value-type="string" office:string-value="" table:formula="of:=IF(COUNTIF([.H52:.H54];&quot;x&quot;)=0;&quot;&quot;;&quot;x&quot;)" table:style-name="ce4"/>
            <table:table-cell office:value-type="string" office:string-value="" table:formula="of:=IF(COUNTIF([.I52:.I54];&quot;x&quot;)=0;&quot;&quot;;&quot;x&quot;)" table:style-name="ce4"/>
            <table:table-cell office:value-type="string" office:string-value="" table:formula="of:=IF(COUNTIF([.J52:.J54];&quot;x&quot;)=0;&quot;&quot;;&quot;x&quot;)" table:style-name="ce4"/>
            <table:table-cell office:value-type="string" office:string-value="" table:formula="of:=IF(COUNTIF([.K52:.K54];&quot;x&quot;)=0;&quot;&quot;;&quot;x&quot;)" table:style-name="ce4"/>
            <table:table-cell office:value-type="string" office:string-value="" table:formula="of:=IF(COUNTIF([.L52:.L54];&quot;x&quot;)=0;&quot;&quot;;&quot;x&quot;)" table:style-name="ce4"/>
            <table:table-cell office:value-type="string" office:string-value="" table:formula="of:=IF(COUNTIF([.M52:.M54];&quot;x&quot;)=0;&quot;&quot;;&quot;x&quot;)" table:style-name="ce4"/>
            <table:table-cell office:value-type="string" office:string-value="" table:formula="of:=IF(COUNTIF([.N52:.N54];&quot;x&quot;)=0;&quot;&quot;;&quot;x&quot;)" table:style-name="ce4"/>
            <table:table-cell office:value-type="string" office:string-value="" table:formula="of:=IF(COUNTIF([.O52:.O54];&quot;x&quot;)=0;&quot;&quot;;&quot;x&quot;)" table:style-name="ce4"/>
            <table:table-cell office:value-type="string" office:string-value="" table:formula="of:=IF(COUNTIF([.P52:.P54];&quot;x&quot;)=0;&quot;&quot;;&quot;x&quot;)" table:style-name="ce4"/>
            <table:table-cell office:value-type="string" office:string-value="" table:formula="of:=IF(COUNTIF([.Q52:.Q54];&quot;x&quot;)=0;&quot;&quot;;&quot;x&quot;)" table:style-name="ce4"/>
            <table:table-cell office:value-type="string" office:string-value="" table:formula="of:=IF(COUNTIF([.R52:.R54];&quot;x&quot;)=0;&quot;&quot;;&quot;x&quot;)" table:style-name="ce4"/>
            <table:table-cell office:value-type="string" office:string-value="" table:formula="of:=IF(COUNTIF([.S52:.S54];&quot;x&quot;)=0;&quot;&quot;;&quot;x&quot;)" table:style-name="ce4"/>
            <table:table-cell table:number-columns-repeated="2" table:style-name="ce4"/>
            <table:table-cell office:value-type="string" office:string-value="" table:formula="of:=IF(COUNTIF([.V52:.V54];&quot;x&quot;)=0;&quot;&quot;;&quot;x&quot;)" table:style-name="ce4"/>
            <table:table-cell office:value-type="string" office:string-value="" table:formula="of:=IF(COUNTIF([.W52:.W54];&quot;x&quot;)=0;&quot;&quot;;&quot;x&quot;)" table:style-name="ce4"/>
            <table:table-cell office:value-type="string" office:string-value="" table:formula="of:=IF(COUNTIF([.X52:.X54];&quot;x&quot;)=0;&quot;&quot;;&quot;x&quot;)" table:style-name="ce4"/>
            <table:table-cell office:value-type="string" office:string-value="" table:formula="of:=IF(COUNTIF([.Y52:.Y54];&quot;x&quot;)=0;&quot;&quot;;&quot;x&quot;)" table:style-name="ce4"/>
            <table:table-cell office:value-type="string" office:string-value="" table:formula="of:=IF(COUNTIF([.Z52:.Z54];&quot;x&quot;)=0;&quot;&quot;;&quot;x&quot;)" table:style-name="ce4"/>
            <table:table-cell office:value-type="string" office:string-value="" table:formula="of:=IF(COUNTIF([.AA52:.AA54];&quot;x&quot;)=0;&quot;&quot;;&quot;x&quot;)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spdif" table:formula="of:=[.B16]" table:style-name="ce1">
              <text:p>spdif</text:p>
            </table:table-cell>
            <table:table-cell table:style-name="ce1"/>
            <table:table-cell office:value-type="string" office:string-value="" table:formula="of:=IF(COUNTIF([.D53:.D55];&quot;x&quot;)=0;&quot;&quot;;&quot;x&quot;)" table:style-name="ce4"/>
            <table:table-cell office:value-type="string" office:string-value="" table:formula="of:=IF(COUNTIF([.E53:.E55];&quot;x&quot;)=0;&quot;&quot;;&quot;x&quot;)" table:style-name="ce4"/>
            <table:table-cell office:value-type="string" office:string-value="" table:formula="of:=IF(COUNTIF([.F53:.F55];&quot;x&quot;)=0;&quot;&quot;;&quot;x&quot;)" table:style-name="ce4"/>
            <table:table-cell office:value-type="string" office:string-value="" table:formula="of:=IF(COUNTIF([.G53:.G55];&quot;x&quot;)=0;&quot;&quot;;&quot;x&quot;)" table:style-name="ce4"/>
            <table:table-cell office:value-type="string" office:string-value="" table:formula="of:=IF(COUNTIF([.H53:.H55];&quot;x&quot;)=0;&quot;&quot;;&quot;x&quot;)" table:style-name="ce4"/>
            <table:table-cell office:value-type="string" office:string-value="" table:formula="of:=IF(COUNTIF([.I53:.I55];&quot;x&quot;)=0;&quot;&quot;;&quot;x&quot;)" table:style-name="ce4"/>
            <table:table-cell office:value-type="string" office:string-value="" table:formula="of:=IF(COUNTIF([.J53:.J55];&quot;x&quot;)=0;&quot;&quot;;&quot;x&quot;)" table:style-name="ce4"/>
            <table:table-cell office:value-type="string" office:string-value="" table:formula="of:=IF(COUNTIF([.K53:.K55];&quot;x&quot;)=0;&quot;&quot;;&quot;x&quot;)" table:style-name="ce4"/>
            <table:table-cell office:value-type="string" office:string-value="" table:formula="of:=IF(COUNTIF([.L53:.L55];&quot;x&quot;)=0;&quot;&quot;;&quot;x&quot;)" table:style-name="ce4"/>
            <table:table-cell office:value-type="string" office:string-value="" table:formula="of:=IF(COUNTIF([.M53:.M55];&quot;x&quot;)=0;&quot;&quot;;&quot;x&quot;)" table:style-name="ce4"/>
            <table:table-cell office:value-type="string" office:string-value="" table:formula="of:=IF(COUNTIF([.N53:.N55];&quot;x&quot;)=0;&quot;&quot;;&quot;x&quot;)" table:style-name="ce4"/>
            <table:table-cell office:value-type="string" office:string-value="" table:formula="of:=IF(COUNTIF([.O53:.O55];&quot;x&quot;)=0;&quot;&quot;;&quot;x&quot;)" table:style-name="ce4"/>
            <table:table-cell office:value-type="string" office:string-value="" table:formula="of:=IF(COUNTIF([.P53:.P55];&quot;x&quot;)=0;&quot;&quot;;&quot;x&quot;)" table:style-name="ce4"/>
            <table:table-cell office:value-type="string" office:string-value="" table:formula="of:=IF(COUNTIF([.Q53:.Q55];&quot;x&quot;)=0;&quot;&quot;;&quot;x&quot;)" table:style-name="ce4"/>
            <table:table-cell office:value-type="string" office:string-value="" table:formula="of:=IF(COUNTIF([.R53:.R55];&quot;x&quot;)=0;&quot;&quot;;&quot;x&quot;)" table:style-name="ce4"/>
            <table:table-cell office:value-type="string" office:string-value="" table:formula="of:=IF(COUNTIF([.S53:.S55];&quot;x&quot;)=0;&quot;&quot;;&quot;x&quot;)" table:style-name="ce4"/>
            <table:table-cell office:value-type="string" office:string-value="x" table:formula="of:=IF(COUNTIF([.T53:.T55];&quot;x&quot;)=0;&quot;&quot;;&quot;x&quot;)" table:style-name="ce4">
              <text:p>x</text:p>
            </table:table-cell>
            <table:table-cell office:value-type="string" office:string-value="x" table:formula="of:=IF(COUNTIF([.U53:.U55];&quot;x&quot;)=0;&quot;&quot;;&quot;x&quot;)" table:style-name="ce4">
              <text:p>x</text:p>
            </table:table-cell>
            <table:table-cell office:value-type="string" office:string-value="" table:formula="of:=IF(COUNTIF([.V53:.V55];&quot;x&quot;)=0;&quot;&quot;;&quot;x&quot;)" table:style-name="ce4"/>
            <table:table-cell office:value-type="string" office:string-value="" table:formula="of:=IF(COUNTIF([.W53:.W55];&quot;x&quot;)=0;&quot;&quot;;&quot;x&quot;)" table:style-name="ce4"/>
            <table:table-cell office:value-type="string" office:string-value="" table:formula="of:=IF(COUNTIF([.X53:.X55];&quot;x&quot;)=0;&quot;&quot;;&quot;x&quot;)" table:style-name="ce4"/>
            <table:table-cell office:value-type="string" office:string-value="" table:formula="of:=IF(COUNTIF([.Y53:.Y55];&quot;x&quot;)=0;&quot;&quot;;&quot;x&quot;)" table:style-name="ce4"/>
            <table:table-cell office:value-type="string" office:string-value="" table:formula="of:=IF(COUNTIF([.Z53:.Z55];&quot;x&quot;)=0;&quot;&quot;;&quot;x&quot;)" table:style-name="ce4"/>
            <table:table-cell office:value-type="string" office:string-value="" table:formula="of:=IF(COUNTIF([.AA53:.AA55];&quot;x&quot;)=0;&quot;&quot;;&quot;x&quot;)" table:style-name="ce4"/>
            <table:table-cell table:style-name="ce2"/>
            <table:table-cell table:number-columns-repeated="16356"/>
          </table:table-row>
          <table:table-row-group>
            <table:table-row table:style-name="ro2" table:visibility="collapse">
              <table:table-cell/>
              <table:table-cell office:value-type="string" office:string-value="bck" table:formula="of:=[.B17]" table:style-name="ce5">
                <text:p>bck</text:p>
              </table:table-cell>
              <table:table-cell table:style-name="ce5"/>
              <table:table-cell office:value-type="float" office:value="0" table:formula="of:=[.D40]" table:style-name="ce5">
                <text:p>0</text:p>
              </table:table-cell>
              <table:table-cell office:value-type="float" office:value="0" table:formula="of:=[.E40]" table:style-name="ce5">
                <text:p>0</text:p>
              </table:table-cell>
              <table:table-cell office:value-type="float" office:value="0" table:formula="of:=[.F40]" table:style-name="ce5">
                <text:p>0</text:p>
              </table:table-cell>
              <table:table-cell office:value-type="float" office:value="0" table:formula="of:=[.G40]" table:style-name="ce5">
                <text:p>0</text:p>
              </table:table-cell>
              <table:table-cell office:value-type="float" office:value="0" table:formula="of:=[.H40]" table:style-name="ce5">
                <text:p>0</text:p>
              </table:table-cell>
              <table:table-cell office:value-type="float" office:value="0" table:formula="of:=[.I40]" table:style-name="ce5">
                <text:p>0</text:p>
              </table:table-cell>
              <table:table-cell office:value-type="float" office:value="0" table:formula="of:=[.J40]" table:style-name="ce5">
                <text:p>0</text:p>
              </table:table-cell>
              <table:table-cell office:value-type="float" office:value="0" table:formula="of:=[.K40]" table:style-name="ce5">
                <text:p>0</text:p>
              </table:table-cell>
              <table:table-cell office:value-type="float" office:value="0" table:formula="of:=[.L40]" table:style-name="ce5">
                <text:p>0</text:p>
              </table:table-cell>
              <table:table-cell office:value-type="float" office:value="0" table:formula="of:=[.M40]" table:style-name="ce5">
                <text:p>0</text:p>
              </table:table-cell>
              <table:table-cell office:value-type="float" office:value="0" table:formula="of:=[.N40]" table:style-name="ce5">
                <text:p>0</text:p>
              </table:table-cell>
              <table:table-cell office:value-type="float" office:value="0" table:formula="of:=[.O40]" table:style-name="ce5">
                <text:p>0</text:p>
              </table:table-cell>
              <table:table-cell office:value-type="float" office:value="0" table:formula="of:=[.P40]" table:style-name="ce5">
                <text:p>0</text:p>
              </table:table-cell>
              <table:table-cell office:value-type="float" office:value="0" table:formula="of:=[.Q40]" table:style-name="ce5">
                <text:p>0</text:p>
              </table:table-cell>
              <table:table-cell office:value-type="float" office:value="0" table:formula="of:=[.R40]" table:style-name="ce5">
                <text:p>0</text:p>
              </table:table-cell>
              <table:table-cell office:value-type="float" office:value="0" table:formula="of:=[.S40]" table:style-name="ce5">
                <text:p>0</text:p>
              </table:table-cell>
              <table:table-cell office:value-type="float" office:value="0" table:formula="of:=[.T40]" table:style-name="ce4">
                <text:p>0</text:p>
              </table:table-cell>
              <table:table-cell office:value-type="string" office:string-value="x" table:formula="of:=[.U40]" table:style-name="ce5">
                <text:p>x</text:p>
              </table:table-cell>
              <table:table-cell office:value-type="float" office:value="0" table:formula="of:=[.V40]" table:style-name="ce5">
                <text:p>0</text:p>
              </table:table-cell>
              <table:table-cell office:value-type="float" office:value="0" table:formula="of:=[.W40]" table:style-name="ce5">
                <text:p>0</text:p>
              </table:table-cell>
              <table:table-cell office:value-type="float" office:value="0" table:formula="of:=[.X40]" table:style-name="ce5">
                <text:p>0</text:p>
              </table:table-cell>
              <table:table-cell office:value-type="float" office:value="0" table:formula="of:=[.Y40]" table:style-name="ce5">
                <text:p>0</text:p>
              </table:table-cell>
              <table:table-cell office:value-type="float" office:value="0" table:formula="of:=[.Z40]" table:style-name="ce5">
                <text:p>0</text:p>
              </table:table-cell>
              <table:table-cell office:value-type="float" office:value="0" table:formula="of:=[.AA40]" table:style-name="ce5">
                <text:p>0</text:p>
              </table:table-cell>
              <table:table-cell office:value-type="string" table:style-name="ce2">
                <text:p>LED: GPIO22 (active low) (note that GPIO need pullups)</text:p>
              </table:table-cell>
              <table:table-cell table:number-columns-repeated="16356"/>
            </table:table-row>
            <table:table-row table:style-name="ro1" table:visibility="collapse">
              <table:table-cell/>
              <table:table-cell office:value-type="string" office:string-value="ws" table:formula="of:=[.B18]" table:style-name="ce5">
                <text:p>ws</text:p>
              </table:table-cell>
              <table:table-cell table:style-name="ce5"/>
              <table:table-cell office:value-type="float" office:value="0" table:formula="of:=[.D41]" table:style-name="ce5">
                <text:p>0</text:p>
              </table:table-cell>
              <table:table-cell office:value-type="float" office:value="0" table:formula="of:=[.E41]" table:style-name="ce5">
                <text:p>0</text:p>
              </table:table-cell>
              <table:table-cell office:value-type="float" office:value="0" table:formula="of:=[.F41]" table:style-name="ce5">
                <text:p>0</text:p>
              </table:table-cell>
              <table:table-cell office:value-type="float" office:value="0" table:formula="of:=[.G41]" table:style-name="ce5">
                <text:p>0</text:p>
              </table:table-cell>
              <table:table-cell office:value-type="float" office:value="0" table:formula="of:=[.H41]" table:style-name="ce5">
                <text:p>0</text:p>
              </table:table-cell>
              <table:table-cell office:value-type="float" office:value="0" table:formula="of:=[.I41]" table:style-name="ce5">
                <text:p>0</text:p>
              </table:table-cell>
              <table:table-cell office:value-type="float" office:value="0" table:formula="of:=[.J41]" table:style-name="ce5">
                <text:p>0</text:p>
              </table:table-cell>
              <table:table-cell office:value-type="float" office:value="0" table:formula="of:=[.K41]" table:style-name="ce5">
                <text:p>0</text:p>
              </table:table-cell>
              <table:table-cell office:value-type="float" office:value="0" table:formula="of:=[.L41]" table:style-name="ce5">
                <text:p>0</text:p>
              </table:table-cell>
              <table:table-cell office:value-type="float" office:value="0" table:formula="of:=[.M41]" table:style-name="ce5">
                <text:p>0</text:p>
              </table:table-cell>
              <table:table-cell office:value-type="float" office:value="0" table:formula="of:=[.N41]" table:style-name="ce5">
                <text:p>0</text:p>
              </table:table-cell>
              <table:table-cell office:value-type="float" office:value="0" table:formula="of:=[.O41]" table:style-name="ce5">
                <text:p>0</text:p>
              </table:table-cell>
              <table:table-cell office:value-type="float" office:value="0" table:formula="of:=[.P41]" table:style-name="ce5">
                <text:p>0</text:p>
              </table:table-cell>
              <table:table-cell office:value-type="float" office:value="0" table:formula="of:=[.Q41]" table:style-name="ce5">
                <text:p>0</text:p>
              </table:table-cell>
              <table:table-cell office:value-type="float" office:value="0" table:formula="of:=[.R41]" table:style-name="ce5">
                <text:p>0</text:p>
              </table:table-cell>
              <table:table-cell office:value-type="float" office:value="0" table:formula="of:=[.S41]" table:style-name="ce5">
                <text:p>0</text:p>
              </table:table-cell>
              <table:table-cell office:value-type="string" office:string-value="x" table:formula="of:=[.T41]" table:style-name="ce4">
                <text:p>x</text:p>
              </table:table-cell>
              <table:table-cell office:value-type="float" office:value="0" table:formula="of:=[.U41]" table:style-name="ce5">
                <text:p>0</text:p>
              </table:table-cell>
              <table:table-cell office:value-type="float" office:value="0" table:formula="of:=[.V41]" table:style-name="ce5">
                <text:p>0</text:p>
              </table:table-cell>
              <table:table-cell office:value-type="float" office:value="0" table:formula="of:=[.W41]" table:style-name="ce5">
                <text:p>0</text:p>
              </table:table-cell>
              <table:table-cell office:value-type="float" office:value="0" table:formula="of:=[.X41]" table:style-name="ce5">
                <text:p>0</text:p>
              </table:table-cell>
              <table:table-cell office:value-type="float" office:value="0" table:formula="of:=[.Y41]" table:style-name="ce5">
                <text:p>0</text:p>
              </table:table-cell>
              <table:table-cell office:value-type="float" office:value="0" table:formula="of:=[.Z41]" table:style-name="ce5">
                <text:p>0</text:p>
              </table:table-cell>
              <table:table-cell office:value-type="float" office:value="0" table:formula="of:=[.AA41]" table:style-name="ce5">
                <text:p>0</text:p>
              </table:table-cell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do" table:formula="of:=[.B19]" table:style-name="ce5">
                <text:p>do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/>
            <table:table-cell office:value-type="string" office:string-value="led green" table:formula="of:=[.B20]" table:style-name="ce1">
              <text:p>led green</text:p>
            </table:table-cell>
            <table:table-cell table:style-name="ce1"/>
            <table:table-cell table:number-columns-repeated="24" table:style-name="ce4"/>
            <table:table-cell table:number-columns-repeated="16357" table:style-name="ce1"/>
          </table:table-row>
          <table:table-row table:style-name="ro1" table:visibility="collapse">
            <table:table-cell/>
            <table:table-cell office:value-type="string" office:string-value="led red" table:formula="of:=[.B21]" table:style-name="ce1">
              <text:p>led red</text:p>
            </table:table-cell>
            <table:table-cell table:style-name="ce1"/>
            <table:table-cell office:value-type="string" office:string-value="" table:formula="of:=IF(COUNTIF([.D58:.D59];&quot;x&quot;)=0;&quot;&quot;;&quot;x&quot;)" table:style-name="ce4"/>
            <table:table-cell office:value-type="string" office:string-value="" table:formula="of:=IF(COUNTIF([.E58:.E59];&quot;x&quot;)=0;&quot;&quot;;&quot;x&quot;)" table:style-name="ce4"/>
            <table:table-cell office:value-type="string" office:string-value="" table:formula="of:=IF(COUNTIF([.F58:.F59];&quot;x&quot;)=0;&quot;&quot;;&quot;x&quot;)" table:style-name="ce4"/>
            <table:table-cell office:value-type="string" office:string-value="" table:formula="of:=IF(COUNTIF([.G58:.G59];&quot;x&quot;)=0;&quot;&quot;;&quot;x&quot;)" table:style-name="ce4"/>
            <table:table-cell office:value-type="string" office:string-value="" table:formula="of:=IF(COUNTIF([.H58:.H59];&quot;x&quot;)=0;&quot;&quot;;&quot;x&quot;)" table:style-name="ce4"/>
            <table:table-cell office:value-type="string" office:string-value="" table:formula="of:=IF(COUNTIF([.I58:.I59];&quot;x&quot;)=0;&quot;&quot;;&quot;x&quot;)" table:style-name="ce4"/>
            <table:table-cell office:value-type="string" office:string-value="" table:formula="of:=IF(COUNTIF([.J58:.J59];&quot;x&quot;)=0;&quot;&quot;;&quot;x&quot;)" table:style-name="ce4"/>
            <table:table-cell office:value-type="string" office:string-value="" table:formula="of:=IF(COUNTIF([.K58:.K59];&quot;x&quot;)=0;&quot;&quot;;&quot;x&quot;)" table:style-name="ce4"/>
            <table:table-cell office:value-type="string" office:string-value="" table:formula="of:=IF(COUNTIF([.L58:.L59];&quot;x&quot;)=0;&quot;&quot;;&quot;x&quot;)" table:style-name="ce4"/>
            <table:table-cell office:value-type="string" office:string-value="" table:formula="of:=IF(COUNTIF([.M58:.M59];&quot;x&quot;)=0;&quot;&quot;;&quot;x&quot;)" table:style-name="ce4"/>
            <table:table-cell office:value-type="string" office:string-value="" table:formula="of:=IF(COUNTIF([.N58:.N59];&quot;x&quot;)=0;&quot;&quot;;&quot;x&quot;)" table:style-name="ce4"/>
            <table:table-cell office:value-type="string" office:string-value="" table:formula="of:=IF(COUNTIF([.O58:.O59];&quot;x&quot;)=0;&quot;&quot;;&quot;x&quot;)" table:style-name="ce4"/>
            <table:table-cell office:value-type="string" office:string-value="" table:formula="of:=IF(COUNTIF([.P58:.P59];&quot;x&quot;)=0;&quot;&quot;;&quot;x&quot;)" table:style-name="ce4"/>
            <table:table-cell office:value-type="string" office:string-value="" table:formula="of:=IF(COUNTIF([.Q58:.Q59];&quot;x&quot;)=0;&quot;&quot;;&quot;x&quot;)" table:style-name="ce4"/>
            <table:table-cell office:value-type="string" office:string-value="" table:formula="of:=IF(COUNTIF([.R58:.R59];&quot;x&quot;)=0;&quot;&quot;;&quot;x&quot;)" table:style-name="ce4"/>
            <table:table-cell office:value-type="string" office:string-value="" table:formula="of:=IF(COUNTIF([.S58:.S59];&quot;x&quot;)=0;&quot;&quot;;&quot;x&quot;)" table:style-name="ce4"/>
            <table:table-cell office:value-type="string" office:string-value="" table:formula="of:=IF(COUNTIF([.T58:.T59];&quot;x&quot;)=0;&quot;&quot;;&quot;x&quot;)" table:style-name="ce4"/>
            <table:table-cell office:value-type="string" office:string-value="" table:formula="of:=IF(COUNTIF([.U58:.U59];&quot;x&quot;)=0;&quot;&quot;;&quot;x&quot;)" table:style-name="ce4"/>
            <table:table-cell office:value-type="string" office:string-value="" table:formula="of:=IF(COUNTIF([.V58:.V59];&quot;x&quot;)=0;&quot;&quot;;&quot;x&quot;)" table:style-name="ce4"/>
            <table:table-cell office:value-type="string" office:string-value="" table:formula="of:=IF(COUNTIF([.W58:.W59];&quot;x&quot;)=0;&quot;&quot;;&quot;x&quot;)" table:style-name="ce4"/>
            <table:table-cell office:value-type="string" office:string-value="" table:formula="of:=IF(COUNTIF([.X58:.X59];&quot;x&quot;)=0;&quot;&quot;;&quot;x&quot;)" table:style-name="ce4"/>
            <table:table-cell office:value-type="string" office:string-value="" table:formula="of:=IF(COUNTIF([.Y58:.Y59];&quot;x&quot;)=0;&quot;&quot;;&quot;x&quot;)" table:style-name="ce4"/>
            <table:table-cell office:value-type="string" office:string-value="" table:formula="of:=IF(COUNTIF([.Z58:.Z59];&quot;x&quot;)=0;&quot;&quot;;&quot;x&quot;)" table:style-name="ce4"/>
            <table:table-cell office:value-type="string" office:string-value="" table:formula="of:=IF(COUNTIF([.AA58:.AA59];&quot;x&quot;)=0;&quot;&quot;;&quot;x&quot;)" table:style-name="ce4"/>
            <table:table-cell table:number-columns-repeated="16357" table:style-name="ce1"/>
          </table:table-row>
          <table:table-row table:style-name="ro1" table:visibility="collapse">
            <table:table-cell/>
            <table:table-cell office:value-type="string" office:string-value="I2C" table:formula="of:=[.B22]" table:style-name="ce1">
              <text:p>I2C</text:p>
            </table:table-cell>
            <table:table-cell table:style-name="ce1"/>
            <table:table-cell office:value-type="string" office:string-value="" table:formula="of:=IF(COUNTIF([.D59:.D60];&quot;x&quot;)=0;&quot;&quot;;&quot;x&quot;)" table:style-name="ce4"/>
            <table:table-cell office:value-type="string" office:string-value="" table:formula="of:=IF(COUNTIF([.E59:.E60];&quot;x&quot;)=0;&quot;&quot;;&quot;x&quot;)" table:style-name="ce4"/>
            <table:table-cell office:value-type="string" office:string-value="" table:formula="of:=IF(COUNTIF([.F59:.F60];&quot;x&quot;)=0;&quot;&quot;;&quot;x&quot;)" table:style-name="ce4"/>
            <table:table-cell office:value-type="string" office:string-value="" table:formula="of:=IF(COUNTIF([.G59:.G60];&quot;x&quot;)=0;&quot;&quot;;&quot;x&quot;)" table:style-name="ce4"/>
            <table:table-cell office:value-type="string" office:string-value="" table:formula="of:=IF(COUNTIF([.H59:.H60];&quot;x&quot;)=0;&quot;&quot;;&quot;x&quot;)" table:style-name="ce4"/>
            <table:table-cell office:value-type="string" office:string-value="" table:formula="of:=IF(COUNTIF([.I59:.I60];&quot;x&quot;)=0;&quot;&quot;;&quot;x&quot;)" table:style-name="ce4"/>
            <table:table-cell office:value-type="string" office:string-value="" table:formula="of:=IF(COUNTIF([.J59:.J60];&quot;x&quot;)=0;&quot;&quot;;&quot;x&quot;)" table:style-name="ce4"/>
            <table:table-cell office:value-type="string" office:string-value="" table:formula="of:=IF(COUNTIF([.K59:.K60];&quot;x&quot;)=0;&quot;&quot;;&quot;x&quot;)" table:style-name="ce4"/>
            <table:table-cell office:value-type="string" office:string-value="" table:formula="of:=IF(COUNTIF([.L59:.L60];&quot;x&quot;)=0;&quot;&quot;;&quot;x&quot;)" table:style-name="ce4"/>
            <table:table-cell office:value-type="string" office:string-value="" table:formula="of:=IF(COUNTIF([.M59:.M60];&quot;x&quot;)=0;&quot;&quot;;&quot;x&quot;)" table:style-name="ce4"/>
            <table:table-cell office:value-type="string" office:string-value="" table:formula="of:=IF(COUNTIF([.N59:.N60];&quot;x&quot;)=0;&quot;&quot;;&quot;x&quot;)" table:style-name="ce4"/>
            <table:table-cell office:value-type="string" office:string-value="" table:formula="of:=IF(COUNTIF([.O59:.O60];&quot;x&quot;)=0;&quot;&quot;;&quot;x&quot;)" table:style-name="ce4"/>
            <table:table-cell office:value-type="string" office:string-value="" table:formula="of:=IF(COUNTIF([.P59:.P60];&quot;x&quot;)=0;&quot;&quot;;&quot;x&quot;)" table:style-name="ce4"/>
            <table:table-cell office:value-type="string" office:string-value="" table:formula="of:=IF(COUNTIF([.Q59:.Q60];&quot;x&quot;)=0;&quot;&quot;;&quot;x&quot;)" table:style-name="ce4"/>
            <table:table-cell office:value-type="string" office:string-value="" table:formula="of:=IF(COUNTIF([.R59:.R60];&quot;x&quot;)=0;&quot;&quot;;&quot;x&quot;)" table:style-name="ce4"/>
            <table:table-cell office:value-type="string" office:string-value="" table:formula="of:=IF(COUNTIF([.S59:.S60];&quot;x&quot;)=0;&quot;&quot;;&quot;x&quot;)" table:style-name="ce4"/>
            <table:table-cell office:value-type="string" office:string-value="" table:formula="of:=IF(COUNTIF([.T59:.T60];&quot;x&quot;)=0;&quot;&quot;;&quot;x&quot;)" table:style-name="ce4"/>
            <table:table-cell office:value-type="string" office:string-value="" table:formula="of:=IF(COUNTIF([.U59:.U60];&quot;x&quot;)=0;&quot;&quot;;&quot;x&quot;)" table:style-name="ce4"/>
            <table:table-cell office:value-type="string" office:string-value="" table:formula="of:=IF(COUNTIF([.V59:.V60];&quot;x&quot;)=0;&quot;&quot;;&quot;x&quot;)" table:style-name="ce4"/>
            <table:table-cell office:value-type="string" office:string-value="" table:formula="of:=IF(COUNTIF([.W59:.W60];&quot;x&quot;)=0;&quot;&quot;;&quot;x&quot;)" table:style-name="ce4"/>
            <table:table-cell office:value-type="string" office:string-value="" table:formula="of:=IF(COUNTIF([.X59:.X60];&quot;x&quot;)=0;&quot;&quot;;&quot;x&quot;)" table:style-name="ce4"/>
            <table:table-cell office:value-type="string" office:string-value="" table:formula="of:=IF(COUNTIF([.Y59:.Y60];&quot;x&quot;)=0;&quot;&quot;;&quot;x&quot;)" table:style-name="ce4"/>
            <table:table-cell office:value-type="string" office:string-value="" table:formula="of:=IF(COUNTIF([.Z59:.Z60];&quot;x&quot;)=0;&quot;&quot;;&quot;x&quot;)" table:style-name="ce4"/>
            <table:table-cell office:value-type="string" office:string-value="" table:formula="of:=IF(COUNTIF([.AA59:.AA60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/>
              <table:table-cell office:value-type="string" office:string-value="sda" table:formula="of:=[.B23]" table:style-name="ce5">
                <text:p>sda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scl" table:formula="of:=[.B24]" table:style-name="ce5">
                <text:p>scl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/>
            <table:table-cell office:value-type="string" office:string-value="SPI" table:formula="of:=[.B25]" table:style-name="ce1">
              <text:p>SPI</text:p>
            </table:table-cell>
            <table:table-cell table:style-name="ce1"/>
            <table:table-cell office:value-type="string" office:string-value="" table:formula="of:=IF(COUNTIF([.D62:.D65];&quot;x&quot;)=0;&quot;&quot;;&quot;x&quot;)" table:style-name="ce4"/>
            <table:table-cell office:value-type="string" office:string-value="" table:formula="of:=IF(COUNTIF([.E62:.E65];&quot;x&quot;)=0;&quot;&quot;;&quot;x&quot;)" table:style-name="ce4"/>
            <table:table-cell office:value-type="string" office:string-value="" table:formula="of:=IF(COUNTIF([.F62:.F65];&quot;x&quot;)=0;&quot;&quot;;&quot;x&quot;)" table:style-name="ce4"/>
            <table:table-cell office:value-type="string" office:string-value="" table:formula="of:=IF(COUNTIF([.G62:.G65];&quot;x&quot;)=0;&quot;&quot;;&quot;x&quot;)" table:style-name="ce4"/>
            <table:table-cell office:value-type="string" office:string-value="" table:formula="of:=IF(COUNTIF([.H62:.H65];&quot;x&quot;)=0;&quot;&quot;;&quot;x&quot;)" table:style-name="ce4"/>
            <table:table-cell office:value-type="string" office:string-value="" table:formula="of:=IF(COUNTIF([.I62:.I65];&quot;x&quot;)=0;&quot;&quot;;&quot;x&quot;)" table:style-name="ce4"/>
            <table:table-cell office:value-type="string" office:string-value="" table:formula="of:=IF(COUNTIF([.J62:.J65];&quot;x&quot;)=0;&quot;&quot;;&quot;x&quot;)" table:style-name="ce4"/>
            <table:table-cell office:value-type="string" office:string-value="" table:formula="of:=IF(COUNTIF([.K62:.K65];&quot;x&quot;)=0;&quot;&quot;;&quot;x&quot;)" table:style-name="ce4"/>
            <table:table-cell office:value-type="string" office:string-value="" table:formula="of:=IF(COUNTIF([.L62:.L65];&quot;x&quot;)=0;&quot;&quot;;&quot;x&quot;)" table:style-name="ce4"/>
            <table:table-cell office:value-type="string" office:string-value="" table:formula="of:=IF(COUNTIF([.M62:.M65];&quot;x&quot;)=0;&quot;&quot;;&quot;x&quot;)" table:style-name="ce4"/>
            <table:table-cell office:value-type="string" office:string-value="" table:formula="of:=IF(COUNTIF([.N62:.N65];&quot;x&quot;)=0;&quot;&quot;;&quot;x&quot;)" table:style-name="ce4"/>
            <table:table-cell office:value-type="string" office:string-value="" table:formula="of:=IF(COUNTIF([.O62:.O65];&quot;x&quot;)=0;&quot;&quot;;&quot;x&quot;)" table:style-name="ce4"/>
            <table:table-cell office:value-type="string" office:string-value="" table:formula="of:=IF(COUNTIF([.P62:.P65];&quot;x&quot;)=0;&quot;&quot;;&quot;x&quot;)" table:style-name="ce4"/>
            <table:table-cell office:value-type="string" office:string-value="" table:formula="of:=IF(COUNTIF([.Q62:.Q65];&quot;x&quot;)=0;&quot;&quot;;&quot;x&quot;)" table:style-name="ce4"/>
            <table:table-cell office:value-type="string" office:string-value="" table:formula="of:=IF(COUNTIF([.R62:.R65];&quot;x&quot;)=0;&quot;&quot;;&quot;x&quot;)" table:style-name="ce4"/>
            <table:table-cell office:value-type="string" office:string-value="" table:formula="of:=IF(COUNTIF([.S62:.S65];&quot;x&quot;)=0;&quot;&quot;;&quot;x&quot;)" table:style-name="ce4"/>
            <table:table-cell office:value-type="string" office:string-value="" table:formula="of:=IF(COUNTIF([.T62:.T65];&quot;x&quot;)=0;&quot;&quot;;&quot;x&quot;)" table:style-name="ce4"/>
            <table:table-cell office:value-type="string" office:string-value="" table:formula="of:=IF(COUNTIF([.U62:.U65];&quot;x&quot;)=0;&quot;&quot;;&quot;x&quot;)" table:style-name="ce4"/>
            <table:table-cell office:value-type="string" office:string-value="" table:formula="of:=IF(COUNTIF([.V62:.V65];&quot;x&quot;)=0;&quot;&quot;;&quot;x&quot;)" table:style-name="ce4"/>
            <table:table-cell office:value-type="string" office:string-value="" table:formula="of:=IF(COUNTIF([.W62:.W65];&quot;x&quot;)=0;&quot;&quot;;&quot;x&quot;)" table:style-name="ce4"/>
            <table:table-cell office:value-type="string" office:string-value="" table:formula="of:=IF(COUNTIF([.X62:.X65];&quot;x&quot;)=0;&quot;&quot;;&quot;x&quot;)" table:style-name="ce4"/>
            <table:table-cell office:value-type="string" office:string-value="" table:formula="of:=IF(COUNTIF([.Y62:.Y65];&quot;x&quot;)=0;&quot;&quot;;&quot;x&quot;)" table:style-name="ce4"/>
            <table:table-cell office:value-type="string" office:string-value="" table:formula="of:=IF(COUNTIF([.Z62:.Z65];&quot;x&quot;)=0;&quot;&quot;;&quot;x&quot;)" table:style-name="ce4"/>
            <table:table-cell office:value-type="string" office:string-value="" table:formula="of:=IF(COUNTIF([.AA62:.AA65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/>
              <table:table-cell office:value-type="string" office:string-value="mosi" table:formula="of:=[.B26]" table:style-name="ce5">
                <text:p>mosi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miso" table:formula="of:=[.B27]" table:style-name="ce5">
                <text:p>miso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clk" table:formula="of:=[.B28]" table:style-name="ce5">
                <text:p>clk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1"/>
              <table:table-cell office:value-type="string" office:string-value="dc" table:formula="of:=[.B29]" table:style-name="ce5">
                <text:p>dc</text:p>
              </table:table-cell>
              <table:table-cell table:style-name="ce5"/>
              <table:table-cell office:value-type="string" office:string-value="" table:formula="of:=IF(COUNTIF([.D66:.D68];&quot;x&quot;)=0;&quot;&quot;;&quot;x&quot;)" table:style-name="ce4"/>
              <table:table-cell office:value-type="string" office:string-value="" table:formula="of:=IF(COUNTIF([.E66:.E68];&quot;x&quot;)=0;&quot;&quot;;&quot;x&quot;)" table:style-name="ce4"/>
              <table:table-cell office:value-type="string" office:string-value="" table:formula="of:=IF(COUNTIF([.F66:.F68];&quot;x&quot;)=0;&quot;&quot;;&quot;x&quot;)" table:style-name="ce4"/>
              <table:table-cell office:value-type="string" office:string-value="" table:formula="of:=IF(COUNTIF([.G66:.G68];&quot;x&quot;)=0;&quot;&quot;;&quot;x&quot;)" table:style-name="ce4"/>
              <table:table-cell office:value-type="string" office:string-value="" table:formula="of:=IF(COUNTIF([.H66:.H68];&quot;x&quot;)=0;&quot;&quot;;&quot;x&quot;)" table:style-name="ce4"/>
              <table:table-cell office:value-type="string" office:string-value="" table:formula="of:=IF(COUNTIF([.I66:.I68];&quot;x&quot;)=0;&quot;&quot;;&quot;x&quot;)" table:style-name="ce4"/>
              <table:table-cell office:value-type="string" office:string-value="" table:formula="of:=IF(COUNTIF([.J66:.J68];&quot;x&quot;)=0;&quot;&quot;;&quot;x&quot;)" table:style-name="ce4"/>
              <table:table-cell office:value-type="string" office:string-value="" table:formula="of:=IF(COUNTIF([.K66:.K68];&quot;x&quot;)=0;&quot;&quot;;&quot;x&quot;)" table:style-name="ce4"/>
              <table:table-cell office:value-type="string" office:string-value="" table:formula="of:=IF(COUNTIF([.L66:.L68];&quot;x&quot;)=0;&quot;&quot;;&quot;x&quot;)" table:style-name="ce4"/>
              <table:table-cell office:value-type="string" office:string-value="" table:formula="of:=IF(COUNTIF([.M66:.M68];&quot;x&quot;)=0;&quot;&quot;;&quot;x&quot;)" table:style-name="ce4"/>
              <table:table-cell office:value-type="string" office:string-value="" table:formula="of:=IF(COUNTIF([.N66:.N68];&quot;x&quot;)=0;&quot;&quot;;&quot;x&quot;)" table:style-name="ce4"/>
              <table:table-cell office:value-type="string" office:string-value="" table:formula="of:=IF(COUNTIF([.O66:.O68];&quot;x&quot;)=0;&quot;&quot;;&quot;x&quot;)" table:style-name="ce4"/>
              <table:table-cell office:value-type="string" office:string-value="" table:formula="of:=IF(COUNTIF([.P66:.P68];&quot;x&quot;)=0;&quot;&quot;;&quot;x&quot;)" table:style-name="ce4"/>
              <table:table-cell office:value-type="string" office:string-value="" table:formula="of:=IF(COUNTIF([.Q66:.Q68];&quot;x&quot;)=0;&quot;&quot;;&quot;x&quot;)" table:style-name="ce4"/>
              <table:table-cell office:value-type="string" office:string-value="" table:formula="of:=IF(COUNTIF([.R66:.R68];&quot;x&quot;)=0;&quot;&quot;;&quot;x&quot;)" table:style-name="ce4"/>
              <table:table-cell office:value-type="string" office:string-value="" table:formula="of:=IF(COUNTIF([.S66:.S68];&quot;x&quot;)=0;&quot;&quot;;&quot;x&quot;)" table:style-name="ce4"/>
              <table:table-cell office:value-type="string" office:string-value="" table:formula="of:=IF(COUNTIF([.T66:.T68];&quot;x&quot;)=0;&quot;&quot;;&quot;x&quot;)" table:style-name="ce4"/>
              <table:table-cell office:value-type="string" office:string-value="" table:formula="of:=IF(COUNTIF([.U66:.U68];&quot;x&quot;)=0;&quot;&quot;;&quot;x&quot;)" table:style-name="ce4"/>
              <table:table-cell office:value-type="string" office:string-value="" table:formula="of:=IF(COUNTIF([.V66:.V68];&quot;x&quot;)=0;&quot;&quot;;&quot;x&quot;)" table:style-name="ce4"/>
              <table:table-cell office:value-type="string" office:string-value="" table:formula="of:=IF(COUNTIF([.W66:.W68];&quot;x&quot;)=0;&quot;&quot;;&quot;x&quot;)" table:style-name="ce4"/>
              <table:table-cell office:value-type="string" office:string-value="" table:formula="of:=IF(COUNTIF([.X66:.X68];&quot;x&quot;)=0;&quot;&quot;;&quot;x&quot;)" table:style-name="ce4"/>
              <table:table-cell office:value-type="string" office:string-value="" table:formula="of:=IF(COUNTIF([.Y66:.Y68];&quot;x&quot;)=0;&quot;&quot;;&quot;x&quot;)" table:style-name="ce4"/>
              <table:table-cell office:value-type="string" office:string-value="" table:formula="of:=IF(COUNTIF([.Z66:.Z68];&quot;x&quot;)=0;&quot;&quot;;&quot;x&quot;)" table:style-name="ce4"/>
              <table:table-cell office:value-type="string" office:string-value="" table:formula="of:=IF(COUNTIF([.AA66:.AA68];&quot;x&quot;)=0;&quot;&quot;;&quot;x&quot;)" table:style-name="ce4"/>
              <table:table-cell table:number-columns-repeated="16357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rotary" table:formula="of:=[.B30]" table:style-name="ce1">
              <text:p>rotary</text:p>
            </table:table-cell>
            <table:table-cell table:style-name="ce1"/>
            <table:table-cell office:value-type="string" office:string-value="" table:formula="of:=IF(COUNTIF([.D67:.D69];&quot;x&quot;)=0;&quot;&quot;;&quot;x&quot;)" table:style-name="ce4"/>
            <table:table-cell office:value-type="string" office:string-value="" table:formula="of:=IF(COUNTIF([.E67:.E69];&quot;x&quot;)=0;&quot;&quot;;&quot;x&quot;)" table:style-name="ce4"/>
            <table:table-cell office:value-type="string" office:string-value="" table:formula="of:=IF(COUNTIF([.F67:.F69];&quot;x&quot;)=0;&quot;&quot;;&quot;x&quot;)" table:style-name="ce4"/>
            <table:table-cell office:value-type="string" office:string-value="" table:formula="of:=IF(COUNTIF([.G67:.G69];&quot;x&quot;)=0;&quot;&quot;;&quot;x&quot;)" table:style-name="ce4"/>
            <table:table-cell office:value-type="string" office:string-value="" table:formula="of:=IF(COUNTIF([.H67:.H69];&quot;x&quot;)=0;&quot;&quot;;&quot;x&quot;)" table:style-name="ce4"/>
            <table:table-cell office:value-type="string" office:string-value="" table:formula="of:=IF(COUNTIF([.I67:.I69];&quot;x&quot;)=0;&quot;&quot;;&quot;x&quot;)" table:style-name="ce4"/>
            <table:table-cell office:value-type="string" office:string-value="" table:formula="of:=IF(COUNTIF([.J67:.J69];&quot;x&quot;)=0;&quot;&quot;;&quot;x&quot;)" table:style-name="ce4"/>
            <table:table-cell office:value-type="string" office:string-value="" table:formula="of:=IF(COUNTIF([.K67:.K69];&quot;x&quot;)=0;&quot;&quot;;&quot;x&quot;)" table:style-name="ce4"/>
            <table:table-cell office:value-type="string" office:string-value="" table:formula="of:=IF(COUNTIF([.L67:.L69];&quot;x&quot;)=0;&quot;&quot;;&quot;x&quot;)" table:style-name="ce4"/>
            <table:table-cell office:value-type="string" office:string-value="" table:formula="of:=IF(COUNTIF([.M67:.M69];&quot;x&quot;)=0;&quot;&quot;;&quot;x&quot;)" table:style-name="ce4"/>
            <table:table-cell office:value-type="string" office:string-value="" table:formula="of:=IF(COUNTIF([.N67:.N69];&quot;x&quot;)=0;&quot;&quot;;&quot;x&quot;)" table:style-name="ce4"/>
            <table:table-cell office:value-type="string" office:string-value="" table:formula="of:=IF(COUNTIF([.O67:.O69];&quot;x&quot;)=0;&quot;&quot;;&quot;x&quot;)" table:style-name="ce4"/>
            <table:table-cell office:value-type="string" office:string-value="" table:formula="of:=IF(COUNTIF([.P67:.P69];&quot;x&quot;)=0;&quot;&quot;;&quot;x&quot;)" table:style-name="ce4"/>
            <table:table-cell office:value-type="string" office:string-value="" table:formula="of:=IF(COUNTIF([.Q67:.Q69];&quot;x&quot;)=0;&quot;&quot;;&quot;x&quot;)" table:style-name="ce4"/>
            <table:table-cell office:value-type="string" office:string-value="" table:formula="of:=IF(COUNTIF([.R67:.R69];&quot;x&quot;)=0;&quot;&quot;;&quot;x&quot;)" table:style-name="ce4"/>
            <table:table-cell office:value-type="string" office:string-value="" table:formula="of:=IF(COUNTIF([.S67:.S69];&quot;x&quot;)=0;&quot;&quot;;&quot;x&quot;)" table:style-name="ce4"/>
            <table:table-cell office:value-type="string" office:string-value="" table:formula="of:=IF(COUNTIF([.T67:.T69];&quot;x&quot;)=0;&quot;&quot;;&quot;x&quot;)" table:style-name="ce4"/>
            <table:table-cell office:value-type="string" office:string-value="" table:formula="of:=IF(COUNTIF([.U67:.U69];&quot;x&quot;)=0;&quot;&quot;;&quot;x&quot;)" table:style-name="ce4"/>
            <table:table-cell office:value-type="string" office:string-value="" table:formula="of:=IF(COUNTIF([.V67:.V69];&quot;x&quot;)=0;&quot;&quot;;&quot;x&quot;)" table:style-name="ce4"/>
            <table:table-cell office:value-type="string" office:string-value="" table:formula="of:=IF(COUNTIF([.W67:.W69];&quot;x&quot;)=0;&quot;&quot;;&quot;x&quot;)" table:style-name="ce4"/>
            <table:table-cell office:value-type="string" office:string-value="" table:formula="of:=IF(COUNTIF([.X67:.X69];&quot;x&quot;)=0;&quot;&quot;;&quot;x&quot;)" table:style-name="ce4"/>
            <table:table-cell office:value-type="string" office:string-value="" table:formula="of:=IF(COUNTIF([.Y67:.Y69];&quot;x&quot;)=0;&quot;&quot;;&quot;x&quot;)" table:style-name="ce4"/>
            <table:table-cell office:value-type="string" office:string-value="" table:formula="of:=IF(COUNTIF([.Z67:.Z69];&quot;x&quot;)=0;&quot;&quot;;&quot;x&quot;)" table:style-name="ce4"/>
            <table:table-cell office:value-type="string" office:string-value="" table:formula="of:=IF(COUNTIF([.AA67:.AA69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A" table:formula="of:=[.B31]" table:style-name="ce5">
                <text:p>A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B" table:formula="of:=[.B32]" table:style-name="ce5">
                <text:p>B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SW" table:formula="of:=[.B33]" table:style-name="ce5">
                <text:p>SW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IR" table:formula="of:=[.B34]" table:style-name="ce1">
              <text:p>IR</text:p>
            </table:table-cell>
            <table:table-cell table:style-name="ce1"/>
            <table:table-cell table:number-columns-repeated="24" table:style-name="ce7"/>
            <table:table-cell table:number-columns-repeated="16357" table:style-name="ce6"/>
          </table:table-row>
          <table:table-row table:style-name="ro1" table:visibility="collapse">
            <table:table-cell table:style-name="ce1"/>
            <table:table-cell office:value-type="string" office:string-value="display" table:formula="of:=[.B35]" table:style-name="ce1">
              <text:p>display</text:p>
            </table:table-cell>
            <table:table-cell table:style-name="ce3"/>
            <table:table-cell office:value-type="string" office:string-value="" table:formula="of:=IF(COUNTIF([.D72:.D73];&quot;x&quot;)=0;&quot;&quot;;&quot;x&quot;)" table:style-name="ce4"/>
            <table:table-cell office:value-type="string" office:string-value="" table:formula="of:=IF(COUNTIF([.E72:.E73];&quot;x&quot;)=0;&quot;&quot;;&quot;x&quot;)" table:style-name="ce4"/>
            <table:table-cell office:value-type="string" office:string-value="" table:formula="of:=IF(COUNTIF([.F72:.F73];&quot;x&quot;)=0;&quot;&quot;;&quot;x&quot;)" table:style-name="ce4"/>
            <table:table-cell office:value-type="string" office:string-value="" table:formula="of:=IF(COUNTIF([.G72:.G73];&quot;x&quot;)=0;&quot;&quot;;&quot;x&quot;)" table:style-name="ce4"/>
            <table:table-cell office:value-type="string" office:string-value="" table:formula="of:=IF(COUNTIF([.H72:.H73];&quot;x&quot;)=0;&quot;&quot;;&quot;x&quot;)" table:style-name="ce4"/>
            <table:table-cell office:value-type="string" office:string-value="" table:formula="of:=IF(COUNTIF([.I72:.I73];&quot;x&quot;)=0;&quot;&quot;;&quot;x&quot;)" table:style-name="ce4"/>
            <table:table-cell office:value-type="string" office:string-value="" table:formula="of:=IF(COUNTIF([.J72:.J73];&quot;x&quot;)=0;&quot;&quot;;&quot;x&quot;)" table:style-name="ce4"/>
            <table:table-cell office:value-type="string" office:string-value="" table:formula="of:=IF(COUNTIF([.K72:.K73];&quot;x&quot;)=0;&quot;&quot;;&quot;x&quot;)" table:style-name="ce4"/>
            <table:table-cell office:value-type="string" office:string-value="" table:formula="of:=IF(COUNTIF([.L72:.L73];&quot;x&quot;)=0;&quot;&quot;;&quot;x&quot;)" table:style-name="ce4"/>
            <table:table-cell office:value-type="string" office:string-value="" table:formula="of:=IF(COUNTIF([.M72:.M73];&quot;x&quot;)=0;&quot;&quot;;&quot;x&quot;)" table:style-name="ce4"/>
            <table:table-cell office:value-type="string" office:string-value="" table:formula="of:=IF(COUNTIF([.N72:.N73];&quot;x&quot;)=0;&quot;&quot;;&quot;x&quot;)" table:style-name="ce4"/>
            <table:table-cell office:value-type="string" office:string-value="" table:formula="of:=IF(COUNTIF([.O72:.O73];&quot;x&quot;)=0;&quot;&quot;;&quot;x&quot;)" table:style-name="ce4"/>
            <table:table-cell office:value-type="string" office:string-value="" table:formula="of:=IF(COUNTIF([.P72:.P73];&quot;x&quot;)=0;&quot;&quot;;&quot;x&quot;)" table:style-name="ce4"/>
            <table:table-cell office:value-type="string" office:string-value="" table:formula="of:=IF(COUNTIF([.Q72:.Q73];&quot;x&quot;)=0;&quot;&quot;;&quot;x&quot;)" table:style-name="ce4"/>
            <table:table-cell office:value-type="string" office:string-value="" table:formula="of:=IF(COUNTIF([.R72:.R73];&quot;x&quot;)=0;&quot;&quot;;&quot;x&quot;)" table:style-name="ce4"/>
            <table:table-cell office:value-type="string" office:string-value="" table:formula="of:=IF(COUNTIF([.S72:.S73];&quot;x&quot;)=0;&quot;&quot;;&quot;x&quot;)" table:style-name="ce4"/>
            <table:table-cell office:value-type="string" office:string-value="" table:formula="of:=IF(COUNTIF([.T72:.T73];&quot;x&quot;)=0;&quot;&quot;;&quot;x&quot;)" table:style-name="ce4"/>
            <table:table-cell office:value-type="string" office:string-value="" table:formula="of:=IF(COUNTIF([.U72:.U73];&quot;x&quot;)=0;&quot;&quot;;&quot;x&quot;)" table:style-name="ce4"/>
            <table:table-cell office:value-type="string" office:string-value="" table:formula="of:=IF(COUNTIF([.V72:.V73];&quot;x&quot;)=0;&quot;&quot;;&quot;x&quot;)" table:style-name="ce4"/>
            <table:table-cell office:value-type="string" office:string-value="" table:formula="of:=IF(COUNTIF([.W72:.W73];&quot;x&quot;)=0;&quot;&quot;;&quot;x&quot;)" table:style-name="ce4"/>
            <table:table-cell office:value-type="string" office:string-value="" table:formula="of:=IF(COUNTIF([.X72:.X73];&quot;x&quot;)=0;&quot;&quot;;&quot;x&quot;)" table:style-name="ce4"/>
            <table:table-cell office:value-type="string" office:string-value="" table:formula="of:=IF(COUNTIF([.Y72:.Y73];&quot;x&quot;)=0;&quot;&quot;;&quot;x&quot;)" table:style-name="ce4"/>
            <table:table-cell office:value-type="string" office:string-value="" table:formula="of:=IF(COUNTIF([.Z72:.Z73];&quot;x&quot;)=0;&quot;&quot;;&quot;x&quot;)" table:style-name="ce4"/>
            <table:table-cell office:value-type="string" office:string-value="" table:formula="of:=IF(COUNTIF([.AA72:.AA73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cs" table:formula="of:=[.B36]" table:style-name="ce5">
                <text:p>cs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6"/>
              <table:table-cell office:value-type="string" office:string-value="back" table:formula="of:=[.B37]" table:style-name="ce5">
                <text:p>back</text:p>
              </table:table-cell>
              <table:table-cell table:style-name="ce5"/>
              <table:table-cell table:number-columns-repeated="24" table:style-name="ce7"/>
              <table:table-cell table:number-columns-repeated="16357" table:style-name="ce6"/>
            </table:table-row>
          </table:table-row-group>
        </table:table-row-group>
        <table:table-row table:style-name="ro1">
          <table:table-cell table:style-name="ce1"/>
          <table:table-cell office:value-type="string" table:style-name="ce6">
            <text:p>A1S board</text:p>
          </table:table-cell>
          <table:table-cell table:style-name="ce6"/>
          <table:table-cell office:value-type="string" office:string-value="" table:formula="of:=IF(COUNTIF([.D75:.D109];&quot;x&quot;)=0;&quot;&quot;;&quot;x&quot;)" table:style-name="ce7"/>
          <table:table-cell office:value-type="string" office:string-value="" table:formula="of:=IF(COUNTIF([.E75:.E109];&quot;x&quot;)=0;&quot;&quot;;&quot;x&quot;)" table:style-name="ce7"/>
          <table:table-cell office:value-type="string" office:string-value="" table:formula="of:=IF(COUNTIF([.F75:.F109];&quot;x&quot;)=0;&quot;&quot;;&quot;x&quot;)" table:style-name="ce7"/>
          <table:table-cell office:value-type="string" office:string-value="" table:formula="of:=IF(COUNTIF([.G75:.G109];&quot;x&quot;)=0;&quot;&quot;;&quot;x&quot;)" table:style-name="ce7"/>
          <table:table-cell office:value-type="string" office:string-value="" table:formula="of:=IF(COUNTIF([.H75:.H109];&quot;x&quot;)=0;&quot;&quot;;&quot;x&quot;)" table:style-name="ce7"/>
          <table:table-cell office:value-type="string" office:string-value="" table:formula="of:=IF(COUNTIF([.I75:.I109];&quot;x&quot;)=0;&quot;&quot;;&quot;x&quot;)" table:style-name="ce7"/>
          <table:table-cell office:value-type="string" office:string-value="" table:formula="of:=IF(COUNTIF([.J75:.J109];&quot;x&quot;)=0;&quot;&quot;;&quot;x&quot;)" table:style-name="ce7"/>
          <table:table-cell office:value-type="string" office:string-value="" table:formula="of:=IF(COUNTIF([.K75:.K109];&quot;x&quot;)=0;&quot;&quot;;&quot;x&quot;)" table:style-name="ce7"/>
          <table:table-cell office:value-type="string" office:string-value="" table:formula="of:=IF(COUNTIF([.L75:.L109];&quot;x&quot;)=0;&quot;&quot;;&quot;x&quot;)" table:style-name="ce7"/>
          <table:table-cell office:value-type="string" office:string-value="" table:formula="of:=IF(COUNTIF([.M75:.M109];&quot;x&quot;)=0;&quot;&quot;;&quot;x&quot;)" table:style-name="ce7"/>
          <table:table-cell office:value-type="string" office:string-value="" table:formula="of:=IF(COUNTIF([.N75:.N109];&quot;x&quot;)=0;&quot;&quot;;&quot;x&quot;)" table:style-name="ce7"/>
          <table:table-cell office:value-type="string" office:string-value="" table:formula="of:=IF(COUNTIF([.O75:.O109];&quot;x&quot;)=0;&quot;&quot;;&quot;x&quot;)" table:style-name="ce7"/>
          <table:table-cell office:value-type="string" office:string-value="x" table:formula="of:=IF(COUNTIF([.P75:.P109];&quot;x&quot;)=0;&quot;&quot;;&quot;x&quot;)" table:style-name="ce7">
            <text:p>x</text:p>
          </table:table-cell>
          <table:table-cell office:value-type="string" office:string-value="x" table:formula="of:=IF(COUNTIF([.Q75:.Q109];&quot;x&quot;)=0;&quot;&quot;;&quot;x&quot;)" table:style-name="ce7">
            <text:p>x</text:p>
          </table:table-cell>
          <table:table-cell office:value-type="string" office:string-value="" table:formula="of:=IF(COUNTIF([.R75:.R109];&quot;x&quot;)=0;&quot;&quot;;&quot;x&quot;)" table:style-name="ce7"/>
          <table:table-cell office:value-type="string" office:string-value="x" table:formula="of:=IF(COUNTIF([.S75:.S109];&quot;x&quot;)=0;&quot;&quot;;&quot;x&quot;)" table:style-name="ce7">
            <text:p>x</text:p>
          </table:table-cell>
          <table:table-cell office:value-type="string" office:string-value="x" table:formula="of:=IF(COUNTIF([.T75:.T109];&quot;x&quot;)=0;&quot;&quot;;&quot;x&quot;)" table:style-name="ce7">
            <text:p>x</text:p>
          </table:table-cell>
          <table:table-cell office:value-type="string" office:string-value="x" table:formula="of:=IF(COUNTIF([.U75:.U109];&quot;x&quot;)=0;&quot;&quot;;&quot;x&quot;)" table:style-name="ce7">
            <text:p>x</text:p>
          </table:table-cell>
          <table:table-cell office:value-type="string" office:string-value="" table:formula="of:=IF(COUNTIF([.V75:.V109];&quot;x&quot;)=0;&quot;&quot;;&quot;x&quot;)" table:style-name="ce7"/>
          <table:table-cell office:value-type="string" office:string-value="" table:formula="of:=IF(COUNTIF([.W75:.W109];&quot;x&quot;)=0;&quot;&quot;;&quot;x&quot;)" table:style-name="ce7"/>
          <table:table-cell office:value-type="string" office:string-value="" table:formula="of:=IF(COUNTIF([.X75:.X109];&quot;x&quot;)=0;&quot;&quot;;&quot;x&quot;)" table:style-name="ce7"/>
          <table:table-cell office:value-type="string" office:string-value="x" table:formula="of:=IF(COUNTIF([.Y75:.Y109];&quot;x&quot;)=0;&quot;&quot;;&quot;x&quot;)" table:style-name="ce7">
            <text:p>x</text:p>
          </table:table-cell>
          <table:table-cell office:value-type="string" office:string-value="" table:formula="of:=IF(COUNTIF([.Z75:.Z109];&quot;x&quot;)=0;&quot;&quot;;&quot;x&quot;)" table:style-name="ce7"/>
          <table:table-cell office:value-type="string" office:string-value="x" table:formula="of:=IF(COUNTIF([.AA75:.AA109];&quot;x&quot;)=0;&quot;&quot;;&quot;x&quot;)" table:style-name="ce7">
            <text:p>x</text:p>
          </table:table-cell>
          <table:table-cell table:number-columns-repeated="16357"/>
        </table:table-row>
        <table:table-row-group table:display="false">
          <table:table-row table:style-name="ro1" table:visibility="collapse">
            <table:table-cell table:style-name="ce1"/>
            <table:table-cell office:value-type="string" office:string-value="DAC" table:formula="of:=[.B39]" table:style-name="ce1">
              <text:p>DAC</text:p>
            </table:table-cell>
            <table:table-cell table:style-name="ce1"/>
            <table:table-cell office:value-type="string" office:string-value="" table:formula="of:=IF(COUNTIF([.D76:.D82];&quot;x&quot;)=0;&quot;&quot;;&quot;x&quot;)" table:style-name="ce4"/>
            <table:table-cell office:value-type="string" office:string-value="" table:formula="of:=IF(COUNTIF([.E76:.E82];&quot;x&quot;)=0;&quot;&quot;;&quot;x&quot;)" table:style-name="ce4"/>
            <table:table-cell office:value-type="string" office:string-value="" table:formula="of:=IF(COUNTIF([.F76:.F82];&quot;x&quot;)=0;&quot;&quot;;&quot;x&quot;)" table:style-name="ce4"/>
            <table:table-cell office:value-type="string" office:string-value="" table:formula="of:=IF(COUNTIF([.G76:.G82];&quot;x&quot;)=0;&quot;&quot;;&quot;x&quot;)" table:style-name="ce4"/>
            <table:table-cell office:value-type="string" office:string-value="" table:formula="of:=IF(COUNTIF([.H76:.H82];&quot;x&quot;)=0;&quot;&quot;;&quot;x&quot;)" table:style-name="ce4"/>
            <table:table-cell office:value-type="string" office:string-value="" table:formula="of:=IF(COUNTIF([.I76:.I82];&quot;x&quot;)=0;&quot;&quot;;&quot;x&quot;)" table:style-name="ce4"/>
            <table:table-cell office:value-type="string" office:string-value="" table:formula="of:=IF(COUNTIF([.J76:.J82];&quot;x&quot;)=0;&quot;&quot;;&quot;x&quot;)" table:style-name="ce4"/>
            <table:table-cell office:value-type="string" office:string-value="" table:formula="of:=IF(COUNTIF([.K76:.K82];&quot;x&quot;)=0;&quot;&quot;;&quot;x&quot;)" table:style-name="ce4"/>
            <table:table-cell office:value-type="string" office:string-value="" table:formula="of:=IF(COUNTIF([.L76:.L82];&quot;x&quot;)=0;&quot;&quot;;&quot;x&quot;)" table:style-name="ce4"/>
            <table:table-cell office:value-type="string" office:string-value="" table:formula="of:=IF(COUNTIF([.M76:.M82];&quot;x&quot;)=0;&quot;&quot;;&quot;x&quot;)" table:style-name="ce4"/>
            <table:table-cell office:value-type="string" office:string-value="" table:formula="of:=IF(COUNTIF([.N76:.N82];&quot;x&quot;)=0;&quot;&quot;;&quot;x&quot;)" table:style-name="ce4"/>
            <table:table-cell office:value-type="string" office:string-value="" table:formula="of:=IF(COUNTIF([.O76:.O82];&quot;x&quot;)=0;&quot;&quot;;&quot;x&quot;)" table:style-name="ce4"/>
            <table:table-cell office:value-type="string" office:string-value="" table:formula="of:=IF(COUNTIF([.P76:.P82];&quot;x&quot;)=0;&quot;&quot;;&quot;x&quot;)" table:style-name="ce4"/>
            <table:table-cell office:value-type="string" office:string-value="" table:formula="of:=IF(COUNTIF([.Q76:.Q82];&quot;x&quot;)=0;&quot;&quot;;&quot;x&quot;)" table:style-name="ce4"/>
            <table:table-cell office:value-type="string" office:string-value="" table:formula="of:=IF(COUNTIF([.R76:.R82];&quot;x&quot;)=0;&quot;&quot;;&quot;x&quot;)" table:style-name="ce4"/>
            <table:table-cell office:value-type="string" office:string-value="x" table:formula="of:=IF(COUNTIF([.S76:.S82];&quot;x&quot;)=0;&quot;&quot;;&quot;x&quot;)" table:style-name="ce4">
              <text:p>x</text:p>
            </table:table-cell>
            <table:table-cell office:value-type="string" office:string-value="x" table:formula="of:=IF(COUNTIF([.T76:.T82];&quot;x&quot;)=0;&quot;&quot;;&quot;x&quot;)" table:style-name="ce4">
              <text:p>x</text:p>
            </table:table-cell>
            <table:table-cell office:value-type="string" office:string-value="x" table:formula="of:=IF(COUNTIF([.U76:.U82];&quot;x&quot;)=0;&quot;&quot;;&quot;x&quot;)" table:style-name="ce4">
              <text:p>x</text:p>
            </table:table-cell>
            <table:table-cell office:value-type="string" office:string-value="" table:formula="of:=IF(COUNTIF([.V76:.V82];&quot;x&quot;)=0;&quot;&quot;;&quot;x&quot;)" table:style-name="ce4"/>
            <table:table-cell office:value-type="string" office:string-value="" table:formula="of:=IF(COUNTIF([.W76:.W82];&quot;x&quot;)=0;&quot;&quot;;&quot;x&quot;)" table:style-name="ce4"/>
            <table:table-cell office:value-type="string" office:string-value="" table:formula="of:=IF(COUNTIF([.X76:.X82];&quot;x&quot;)=0;&quot;&quot;;&quot;x&quot;)" table:style-name="ce4"/>
            <table:table-cell office:value-type="string" office:string-value="x" table:formula="of:=IF(COUNTIF([.Y76:.Y82];&quot;x&quot;)=0;&quot;&quot;;&quot;x&quot;)" table:style-name="ce4">
              <text:p>x</text:p>
            </table:table-cell>
            <table:table-cell office:value-type="string" office:string-value="" table:formula="of:=IF(COUNTIF([.Z76:.Z82];&quot;x&quot;)=0;&quot;&quot;;&quot;x&quot;)" table:style-name="ce4"/>
            <table:table-cell office:value-type="string" office:string-value="" table:formula="of:=IF(COUNTIF([.AA76:.AA82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bck" table:formula="of:=[.B40]" table:style-name="ce5">
                <text:p>bck</text:p>
              </table:table-cell>
              <table:table-cell table:style-name="ce5"/>
              <table:table-cell table:number-columns-repeated="17" table:style-name="ce4"/>
              <table:table-cell office:value-type="string" table:style-name="ce4">
                <text:p>x</text:p>
              </table:table-cell>
              <table:table-cell table:number-columns-repeated="6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ws" table:formula="of:=[.B41]" table:style-name="ce5">
                <text:p>ws</text:p>
              </table:table-cell>
              <table:table-cell table:style-name="ce5"/>
              <table:table-cell table:number-columns-repeated="16" table:style-name="ce4"/>
              <table:table-cell office:value-type="string" table:style-name="ce4">
                <text:p>x</text:p>
              </table:table-cell>
              <table:table-cell table:number-columns-repeated="7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do" table:formula="of:=[.B42]" table:style-name="ce5">
                <text:p>do</text:p>
              </table:table-cell>
              <table:table-cell table:style-name="ce5"/>
              <table:table-cell table:number-columns-repeated="21" table:style-name="ce4"/>
              <table:table-cell office:value-type="string" table:style-name="ce4">
                <text:p>x</text:p>
              </table:table-cell>
              <table:table-cell table:number-columns-repeated="2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di" table:formula="of:=[.B43]" table:style-name="ce5">
                <text:p>di</text:p>
              </table:table-cell>
              <table:table-cell table:style-name="ce5"/>
              <table:table-cell table:number-columns-repeated="15" table:style-name="ce4"/>
              <table:table-cell office:value-type="string" table:style-name="ce4">
                <text:p>x</text:p>
              </table:table-cell>
              <table:table-cell table:number-columns-repeated="8" table:style-name="ce4"/>
              <table:table-cell table:number-columns-repeated="16357"/>
            </table:table-row>
            <table:table-row-group>
              <table:table-row table:style-name="ro1" table:visibility="collapse">
                <table:table-cell table:style-name="ce1"/>
                <table:table-cell office:value-type="string" office:string-value="i2c" table:formula="of:=[.B44]" table:style-name="ce5">
                  <text:p>i2c</text:p>
                </table:table-cell>
                <table:table-cell table:style-name="ce5"/>
                <table:table-cell office:value-type="string" office:string-value="" table:formula="of:=IF(COUNTIF([.D81:.D82];&quot;x&quot;)=0;&quot;&quot;;&quot;x&quot;)" table:style-name="ce4"/>
                <table:table-cell office:value-type="string" office:string-value="" table:formula="of:=IF(COUNTIF([.E81:.E82];&quot;x&quot;)=0;&quot;&quot;;&quot;x&quot;)" table:style-name="ce4"/>
                <table:table-cell office:value-type="string" office:string-value="" table:formula="of:=IF(COUNTIF([.F81:.F82];&quot;x&quot;)=0;&quot;&quot;;&quot;x&quot;)" table:style-name="ce4"/>
                <table:table-cell office:value-type="string" office:string-value="" table:formula="of:=IF(COUNTIF([.G81:.G82];&quot;x&quot;)=0;&quot;&quot;;&quot;x&quot;)" table:style-name="ce4"/>
                <table:table-cell office:value-type="string" office:string-value="" table:formula="of:=IF(COUNTIF([.H81:.H82];&quot;x&quot;)=0;&quot;&quot;;&quot;x&quot;)" table:style-name="ce4"/>
                <table:table-cell office:value-type="string" office:string-value="" table:formula="of:=IF(COUNTIF([.I81:.I82];&quot;x&quot;)=0;&quot;&quot;;&quot;x&quot;)" table:style-name="ce4"/>
                <table:table-cell office:value-type="string" office:string-value="" table:formula="of:=IF(COUNTIF([.J81:.J82];&quot;x&quot;)=0;&quot;&quot;;&quot;x&quot;)" table:style-name="ce4"/>
                <table:table-cell office:value-type="string" office:string-value="" table:formula="of:=IF(COUNTIF([.K81:.K82];&quot;x&quot;)=0;&quot;&quot;;&quot;x&quot;)" table:style-name="ce4"/>
                <table:table-cell office:value-type="string" office:string-value="" table:formula="of:=IF(COUNTIF([.L81:.L82];&quot;x&quot;)=0;&quot;&quot;;&quot;x&quot;)" table:style-name="ce4"/>
                <table:table-cell office:value-type="string" office:string-value="" table:formula="of:=IF(COUNTIF([.M81:.M82];&quot;x&quot;)=0;&quot;&quot;;&quot;x&quot;)" table:style-name="ce4"/>
                <table:table-cell office:value-type="string" office:string-value="" table:formula="of:=IF(COUNTIF([.N81:.N82];&quot;x&quot;)=0;&quot;&quot;;&quot;x&quot;)" table:style-name="ce4"/>
                <table:table-cell office:value-type="string" office:string-value="" table:formula="of:=IF(COUNTIF([.O81:.O82];&quot;x&quot;)=0;&quot;&quot;;&quot;x&quot;)" table:style-name="ce4"/>
                <table:table-cell office:value-type="string" office:string-value="" table:formula="of:=IF(COUNTIF([.P81:.P82];&quot;x&quot;)=0;&quot;&quot;;&quot;x&quot;)" table:style-name="ce4"/>
                <table:table-cell office:value-type="string" office:string-value="" table:formula="of:=IF(COUNTIF([.Q81:.Q82];&quot;x&quot;)=0;&quot;&quot;;&quot;x&quot;)" table:style-name="ce4"/>
                <table:table-cell office:value-type="string" office:string-value="" table:formula="of:=IF(COUNTIF([.R81:.R82];&quot;x&quot;)=0;&quot;&quot;;&quot;x&quot;)" table:style-name="ce4"/>
                <table:table-cell office:value-type="string" office:string-value="" table:formula="of:=IF(COUNTIF([.S81:.S82];&quot;x&quot;)=0;&quot;&quot;;&quot;x&quot;)" table:style-name="ce4"/>
                <table:table-cell office:value-type="string" office:string-value="" table:formula="of:=IF(COUNTIF([.T81:.T82];&quot;x&quot;)=0;&quot;&quot;;&quot;x&quot;)" table:style-name="ce4"/>
                <table:table-cell office:value-type="string" office:string-value="" table:formula="of:=IF(COUNTIF([.U81:.U82];&quot;x&quot;)=0;&quot;&quot;;&quot;x&quot;)" table:style-name="ce4"/>
                <table:table-cell office:value-type="string" office:string-value="" table:formula="of:=IF(COUNTIF([.V81:.V82];&quot;x&quot;)=0;&quot;&quot;;&quot;x&quot;)" table:style-name="ce4"/>
                <table:table-cell office:value-type="string" office:string-value="" table:formula="of:=IF(COUNTIF([.W81:.W82];&quot;x&quot;)=0;&quot;&quot;;&quot;x&quot;)" table:style-name="ce4"/>
                <table:table-cell office:value-type="string" office:string-value="" table:formula="of:=IF(COUNTIF([.X81:.X82];&quot;x&quot;)=0;&quot;&quot;;&quot;x&quot;)" table:style-name="ce4"/>
                <table:table-cell office:value-type="string" office:string-value="" table:formula="of:=IF(COUNTIF([.Y81:.Y82];&quot;x&quot;)=0;&quot;&quot;;&quot;x&quot;)" table:style-name="ce4"/>
                <table:table-cell office:value-type="string" office:string-value="" table:formula="of:=IF(COUNTIF([.Z81:.Z82];&quot;x&quot;)=0;&quot;&quot;;&quot;x&quot;)" table:style-name="ce4"/>
                <table:table-cell office:value-type="string" office:string-value="" table:formula="of:=IF(COUNTIF([.AA81:.AA82];&quot;x&quot;)=0;&quot;&quot;;&quot;x&quot;)" table:style-name="ce4"/>
                <table:table-cell table:number-columns-repeated="16357"/>
              </table:table-row>
              <table:table-row table:style-name="ro1" table:visibility="collapse">
                <table:table-cell/>
                <table:table-cell office:value-type="string" office:string-value="scl" table:formula="of:=[.B45]" table:style-name="ce10">
                  <text:p>scl</text:p>
                </table:table-cell>
                <table:table-cell table:style-name="ce5"/>
                <table:table-cell table:number-columns-repeated="24" table:style-name="ce4"/>
                <table:table-cell table:number-columns-repeated="16357" table:style-name="ce1"/>
              </table:table-row>
              <table:table-row table:style-name="ro1" table:visibility="collapse">
                <table:table-cell/>
                <table:table-cell office:value-type="string" office:string-value="sda" table:formula="of:=[.B46]" table:style-name="ce10">
                  <text:p>sda</text:p>
                </table:table-cell>
                <table:table-cell table:style-name="ce5"/>
                <table:table-cell table:number-columns-repeated="24" table:style-name="ce4"/>
                <table:table-cell table:number-columns-repeated="16357" table:style-name="ce1"/>
              </table:table-row>
            </table:table-row-group>
          </table:table-row-group>
          <table:table-row table:style-name="ro1" table:visibility="collapse">
            <table:table-cell/>
            <table:table-cell office:value-type="string" office:string-value="battery" table:formula="of:=[.B47]" table:style-name="ce1">
              <text:p>battery</text:p>
            </table:table-cell>
            <table:table-cell table:style-name="ce1"/>
            <table:table-cell table:number-columns-repeated="24" table:style-name="ce4"/>
            <table:table-cell table:number-columns-repeated="16357" table:style-name="ce1"/>
          </table:table-row>
          <table:table-row table:style-name="ro2" table:visibility="collapse">
            <table:table-cell/>
            <table:table-cell office:value-type="string" office:string-value="jack" table:formula="of:=[.B48]" table:style-name="ce1">
              <text:p>jack</text:p>
            </table:table-cell>
            <table:table-cell table:style-name="ce1"/>
            <table:table-cell table:number-columns-repeated="23" table:style-name="ce4"/>
            <table:table-cell office:value-type="string" table:style-name="ce4">
              <text:p>x</text:p>
            </table:table-cell>
            <table:table-cell table:style-name="ce8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mute" table:formula="of:=[.B49]" table:style-name="ce1">
              <text:p>mute</text:p>
            </table:table-cell>
            <table:table-cell table:style-name="ce1"/>
            <table:table-cell table:number-columns-repeated="24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amp" table:formula="of:=[.B50]" table:style-name="ce1">
              <text:p>amp</text:p>
            </table:table-cell>
            <table:table-cell table:style-name="ce1"/>
            <table:table-cell table:number-columns-repeated="12" table:style-name="ce4"/>
            <table:table-cell office:value-type="string" table:style-name="ce4">
              <text:p>x</text:p>
            </table:table-cell>
            <table:table-cell table:number-columns-repeated="11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SPKfault" table:formula="of:=[.B51]" table:style-name="ce1">
              <text:p>SPKfault</text:p>
            </table:table-cell>
            <table:table-cell table:style-name="ce1"/>
            <table:table-cell office:value-type="string" office:string-value="" table:formula="of:=IF(COUNTIF([.D88:.D90];&quot;x&quot;)=0;&quot;&quot;;&quot;x&quot;)" table:style-name="ce4"/>
            <table:table-cell office:value-type="string" office:string-value="" table:formula="of:=IF(COUNTIF([.E88:.E90];&quot;x&quot;)=0;&quot;&quot;;&quot;x&quot;)" table:style-name="ce4"/>
            <table:table-cell office:value-type="string" office:string-value="" table:formula="of:=IF(COUNTIF([.F88:.F90];&quot;x&quot;)=0;&quot;&quot;;&quot;x&quot;)" table:style-name="ce4"/>
            <table:table-cell office:value-type="string" office:string-value="" table:formula="of:=IF(COUNTIF([.G88:.G90];&quot;x&quot;)=0;&quot;&quot;;&quot;x&quot;)" table:style-name="ce4"/>
            <table:table-cell office:value-type="string" office:string-value="" table:formula="of:=IF(COUNTIF([.H88:.H90];&quot;x&quot;)=0;&quot;&quot;;&quot;x&quot;)" table:style-name="ce4"/>
            <table:table-cell office:value-type="string" office:string-value="" table:formula="of:=IF(COUNTIF([.I88:.I90];&quot;x&quot;)=0;&quot;&quot;;&quot;x&quot;)" table:style-name="ce4"/>
            <table:table-cell office:value-type="string" office:string-value="" table:formula="of:=IF(COUNTIF([.J88:.J90];&quot;x&quot;)=0;&quot;&quot;;&quot;x&quot;)" table:style-name="ce4"/>
            <table:table-cell office:value-type="string" office:string-value="" table:formula="of:=IF(COUNTIF([.K88:.K90];&quot;x&quot;)=0;&quot;&quot;;&quot;x&quot;)" table:style-name="ce4"/>
            <table:table-cell office:value-type="string" office:string-value="" table:formula="of:=IF(COUNTIF([.L88:.L90];&quot;x&quot;)=0;&quot;&quot;;&quot;x&quot;)" table:style-name="ce4"/>
            <table:table-cell office:value-type="string" office:string-value="" table:formula="of:=IF(COUNTIF([.M88:.M90];&quot;x&quot;)=0;&quot;&quot;;&quot;x&quot;)" table:style-name="ce4"/>
            <table:table-cell office:value-type="string" office:string-value="" table:formula="of:=IF(COUNTIF([.N88:.N90];&quot;x&quot;)=0;&quot;&quot;;&quot;x&quot;)" table:style-name="ce4"/>
            <table:table-cell office:value-type="string" office:string-value="" table:formula="of:=IF(COUNTIF([.O88:.O90];&quot;x&quot;)=0;&quot;&quot;;&quot;x&quot;)" table:style-name="ce4"/>
            <table:table-cell office:value-type="string" office:string-value="" table:formula="of:=IF(COUNTIF([.P88:.P90];&quot;x&quot;)=0;&quot;&quot;;&quot;x&quot;)" table:style-name="ce4"/>
            <table:table-cell office:value-type="string" office:string-value="" table:formula="of:=IF(COUNTIF([.Q88:.Q90];&quot;x&quot;)=0;&quot;&quot;;&quot;x&quot;)" table:style-name="ce4"/>
            <table:table-cell office:value-type="string" office:string-value="" table:formula="of:=IF(COUNTIF([.R88:.R90];&quot;x&quot;)=0;&quot;&quot;;&quot;x&quot;)" table:style-name="ce4"/>
            <table:table-cell office:value-type="string" office:string-value="" table:formula="of:=IF(COUNTIF([.S88:.S90];&quot;x&quot;)=0;&quot;&quot;;&quot;x&quot;)" table:style-name="ce4"/>
            <table:table-cell table:number-columns-repeated="2" table:style-name="ce4"/>
            <table:table-cell office:value-type="string" office:string-value="" table:formula="of:=IF(COUNTIF([.V88:.V90];&quot;x&quot;)=0;&quot;&quot;;&quot;x&quot;)" table:style-name="ce4"/>
            <table:table-cell office:value-type="string" office:string-value="" table:formula="of:=IF(COUNTIF([.W88:.W90];&quot;x&quot;)=0;&quot;&quot;;&quot;x&quot;)" table:style-name="ce4"/>
            <table:table-cell office:value-type="string" office:string-value="" table:formula="of:=IF(COUNTIF([.X88:.X90];&quot;x&quot;)=0;&quot;&quot;;&quot;x&quot;)" table:style-name="ce4"/>
            <table:table-cell office:value-type="string" office:string-value="" table:formula="of:=IF(COUNTIF([.Y88:.Y90];&quot;x&quot;)=0;&quot;&quot;;&quot;x&quot;)" table:style-name="ce4"/>
            <table:table-cell office:value-type="string" office:string-value="" table:formula="of:=IF(COUNTIF([.Z88:.Z90];&quot;x&quot;)=0;&quot;&quot;;&quot;x&quot;)" table:style-name="ce4"/>
            <table:table-cell office:value-type="string" office:string-value="" table:formula="of:=IF(COUNTIF([.AA88:.AA90];&quot;x&quot;)=0;&quot;&quot;;&quot;x&quot;)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spdif" table:formula="of:=[.B52]" table:style-name="ce1">
              <text:p>spdif</text:p>
            </table:table-cell>
            <table:table-cell table:style-name="ce1"/>
            <table:table-cell office:value-type="string" office:string-value="" table:formula="of:=IF(COUNTIF([.D89:.D91];&quot;x&quot;)=0;&quot;&quot;;&quot;x&quot;)" table:style-name="ce4"/>
            <table:table-cell office:value-type="string" office:string-value="" table:formula="of:=IF(COUNTIF([.E89:.E91];&quot;x&quot;)=0;&quot;&quot;;&quot;x&quot;)" table:style-name="ce4"/>
            <table:table-cell office:value-type="string" office:string-value="" table:formula="of:=IF(COUNTIF([.F89:.F91];&quot;x&quot;)=0;&quot;&quot;;&quot;x&quot;)" table:style-name="ce4"/>
            <table:table-cell office:value-type="string" office:string-value="" table:formula="of:=IF(COUNTIF([.G89:.G91];&quot;x&quot;)=0;&quot;&quot;;&quot;x&quot;)" table:style-name="ce4"/>
            <table:table-cell office:value-type="string" office:string-value="" table:formula="of:=IF(COUNTIF([.H89:.H91];&quot;x&quot;)=0;&quot;&quot;;&quot;x&quot;)" table:style-name="ce4"/>
            <table:table-cell office:value-type="string" office:string-value="" table:formula="of:=IF(COUNTIF([.I89:.I91];&quot;x&quot;)=0;&quot;&quot;;&quot;x&quot;)" table:style-name="ce4"/>
            <table:table-cell office:value-type="string" office:string-value="" table:formula="of:=IF(COUNTIF([.J89:.J91];&quot;x&quot;)=0;&quot;&quot;;&quot;x&quot;)" table:style-name="ce4"/>
            <table:table-cell office:value-type="string" office:string-value="" table:formula="of:=IF(COUNTIF([.K89:.K91];&quot;x&quot;)=0;&quot;&quot;;&quot;x&quot;)" table:style-name="ce4"/>
            <table:table-cell office:value-type="string" office:string-value="" table:formula="of:=IF(COUNTIF([.L89:.L91];&quot;x&quot;)=0;&quot;&quot;;&quot;x&quot;)" table:style-name="ce4"/>
            <table:table-cell office:value-type="string" office:string-value="" table:formula="of:=IF(COUNTIF([.M89:.M91];&quot;x&quot;)=0;&quot;&quot;;&quot;x&quot;)" table:style-name="ce4"/>
            <table:table-cell office:value-type="string" office:string-value="" table:formula="of:=IF(COUNTIF([.N89:.N91];&quot;x&quot;)=0;&quot;&quot;;&quot;x&quot;)" table:style-name="ce4"/>
            <table:table-cell office:value-type="string" office:string-value="" table:formula="of:=IF(COUNTIF([.O89:.O91];&quot;x&quot;)=0;&quot;&quot;;&quot;x&quot;)" table:style-name="ce4"/>
            <table:table-cell office:value-type="string" office:string-value="" table:formula="of:=IF(COUNTIF([.P89:.P91];&quot;x&quot;)=0;&quot;&quot;;&quot;x&quot;)" table:style-name="ce4"/>
            <table:table-cell office:value-type="string" office:string-value="" table:formula="of:=IF(COUNTIF([.Q89:.Q91];&quot;x&quot;)=0;&quot;&quot;;&quot;x&quot;)" table:style-name="ce4"/>
            <table:table-cell office:value-type="string" office:string-value="" table:formula="of:=IF(COUNTIF([.R89:.R91];&quot;x&quot;)=0;&quot;&quot;;&quot;x&quot;)" table:style-name="ce4"/>
            <table:table-cell office:value-type="string" office:string-value="" table:formula="of:=IF(COUNTIF([.S89:.S91];&quot;x&quot;)=0;&quot;&quot;;&quot;x&quot;)" table:style-name="ce4"/>
            <table:table-cell office:value-type="string" office:string-value="x" table:formula="of:=IF(COUNTIF([.T89:.T91];&quot;x&quot;)=0;&quot;&quot;;&quot;x&quot;)" table:style-name="ce4">
              <text:p>x</text:p>
            </table:table-cell>
            <table:table-cell office:value-type="string" office:string-value="x" table:formula="of:=IF(COUNTIF([.U89:.U91];&quot;x&quot;)=0;&quot;&quot;;&quot;x&quot;)" table:style-name="ce4">
              <text:p>x</text:p>
            </table:table-cell>
            <table:table-cell office:value-type="string" office:string-value="" table:formula="of:=IF(COUNTIF([.V89:.V91];&quot;x&quot;)=0;&quot;&quot;;&quot;x&quot;)" table:style-name="ce4"/>
            <table:table-cell office:value-type="string" office:string-value="" table:formula="of:=IF(COUNTIF([.W89:.W91];&quot;x&quot;)=0;&quot;&quot;;&quot;x&quot;)" table:style-name="ce4"/>
            <table:table-cell office:value-type="string" office:string-value="" table:formula="of:=IF(COUNTIF([.X89:.X91];&quot;x&quot;)=0;&quot;&quot;;&quot;x&quot;)" table:style-name="ce4"/>
            <table:table-cell office:value-type="string" office:string-value="" table:formula="of:=IF(COUNTIF([.Y89:.Y91];&quot;x&quot;)=0;&quot;&quot;;&quot;x&quot;)" table:style-name="ce4"/>
            <table:table-cell office:value-type="string" office:string-value="" table:formula="of:=IF(COUNTIF([.Z89:.Z91];&quot;x&quot;)=0;&quot;&quot;;&quot;x&quot;)" table:style-name="ce4"/>
            <table:table-cell office:value-type="string" office:string-value="" table:formula="of:=IF(COUNTIF([.AA89:.AA91];&quot;x&quot;)=0;&quot;&quot;;&quot;x&quot;)" table:style-name="ce4"/>
            <table:table-cell table:style-name="ce2"/>
            <table:table-cell table:number-columns-repeated="16356"/>
          </table:table-row>
          <table:table-row-group>
            <table:table-row table:style-name="ro2" table:visibility="collapse">
              <table:table-cell/>
              <table:table-cell office:value-type="string" office:string-value="bck" table:formula="of:=[.B53]" table:style-name="ce5">
                <text:p>bck</text:p>
              </table:table-cell>
              <table:table-cell table:style-name="ce5"/>
              <table:table-cell office:value-type="float" office:value="0" table:formula="of:=[.D76]" table:style-name="ce5">
                <text:p>0</text:p>
              </table:table-cell>
              <table:table-cell office:value-type="float" office:value="0" table:formula="of:=[.E76]" table:style-name="ce5">
                <text:p>0</text:p>
              </table:table-cell>
              <table:table-cell office:value-type="float" office:value="0" table:formula="of:=[.F76]" table:style-name="ce5">
                <text:p>0</text:p>
              </table:table-cell>
              <table:table-cell office:value-type="float" office:value="0" table:formula="of:=[.G76]" table:style-name="ce5">
                <text:p>0</text:p>
              </table:table-cell>
              <table:table-cell office:value-type="float" office:value="0" table:formula="of:=[.H76]" table:style-name="ce5">
                <text:p>0</text:p>
              </table:table-cell>
              <table:table-cell office:value-type="float" office:value="0" table:formula="of:=[.I76]" table:style-name="ce5">
                <text:p>0</text:p>
              </table:table-cell>
              <table:table-cell office:value-type="float" office:value="0" table:formula="of:=[.J76]" table:style-name="ce5">
                <text:p>0</text:p>
              </table:table-cell>
              <table:table-cell office:value-type="float" office:value="0" table:formula="of:=[.K76]" table:style-name="ce5">
                <text:p>0</text:p>
              </table:table-cell>
              <table:table-cell office:value-type="float" office:value="0" table:formula="of:=[.L76]" table:style-name="ce5">
                <text:p>0</text:p>
              </table:table-cell>
              <table:table-cell office:value-type="float" office:value="0" table:formula="of:=[.M76]" table:style-name="ce5">
                <text:p>0</text:p>
              </table:table-cell>
              <table:table-cell office:value-type="float" office:value="0" table:formula="of:=[.N76]" table:style-name="ce5">
                <text:p>0</text:p>
              </table:table-cell>
              <table:table-cell office:value-type="float" office:value="0" table:formula="of:=[.O76]" table:style-name="ce5">
                <text:p>0</text:p>
              </table:table-cell>
              <table:table-cell office:value-type="float" office:value="0" table:formula="of:=[.P76]" table:style-name="ce5">
                <text:p>0</text:p>
              </table:table-cell>
              <table:table-cell office:value-type="float" office:value="0" table:formula="of:=[.Q76]" table:style-name="ce5">
                <text:p>0</text:p>
              </table:table-cell>
              <table:table-cell office:value-type="float" office:value="0" table:formula="of:=[.R76]" table:style-name="ce5">
                <text:p>0</text:p>
              </table:table-cell>
              <table:table-cell office:value-type="float" office:value="0" table:formula="of:=[.S76]" table:style-name="ce5">
                <text:p>0</text:p>
              </table:table-cell>
              <table:table-cell office:value-type="float" office:value="0" table:formula="of:=[.T76]" table:style-name="ce4">
                <text:p>0</text:p>
              </table:table-cell>
              <table:table-cell office:value-type="string" office:string-value="x" table:formula="of:=[.U76]" table:style-name="ce5">
                <text:p>x</text:p>
              </table:table-cell>
              <table:table-cell office:value-type="float" office:value="0" table:formula="of:=[.V76]" table:style-name="ce5">
                <text:p>0</text:p>
              </table:table-cell>
              <table:table-cell office:value-type="float" office:value="0" table:formula="of:=[.W76]" table:style-name="ce5">
                <text:p>0</text:p>
              </table:table-cell>
              <table:table-cell office:value-type="float" office:value="0" table:formula="of:=[.X76]" table:style-name="ce5">
                <text:p>0</text:p>
              </table:table-cell>
              <table:table-cell office:value-type="float" office:value="0" table:formula="of:=[.Y76]" table:style-name="ce5">
                <text:p>0</text:p>
              </table:table-cell>
              <table:table-cell office:value-type="float" office:value="0" table:formula="of:=[.Z76]" table:style-name="ce5">
                <text:p>0</text:p>
              </table:table-cell>
              <table:table-cell office:value-type="float" office:value="0" table:formula="of:=[.AA76]" table:style-name="ce5">
                <text:p>0</text:p>
              </table:table-cell>
              <table:table-cell office:value-type="string" table:style-name="ce2">
                <text:p>LED: GPIO22 (active low) (note that GPIO need pullups)</text:p>
              </table:table-cell>
              <table:table-cell table:number-columns-repeated="16356"/>
            </table:table-row>
            <table:table-row table:style-name="ro1" table:visibility="collapse">
              <table:table-cell/>
              <table:table-cell office:value-type="string" office:string-value="ws" table:formula="of:=[.B54]" table:style-name="ce5">
                <text:p>ws</text:p>
              </table:table-cell>
              <table:table-cell table:style-name="ce5"/>
              <table:table-cell office:value-type="float" office:value="0" table:formula="of:=[.D77]" table:style-name="ce5">
                <text:p>0</text:p>
              </table:table-cell>
              <table:table-cell office:value-type="float" office:value="0" table:formula="of:=[.E77]" table:style-name="ce5">
                <text:p>0</text:p>
              </table:table-cell>
              <table:table-cell office:value-type="float" office:value="0" table:formula="of:=[.F77]" table:style-name="ce5">
                <text:p>0</text:p>
              </table:table-cell>
              <table:table-cell office:value-type="float" office:value="0" table:formula="of:=[.G77]" table:style-name="ce5">
                <text:p>0</text:p>
              </table:table-cell>
              <table:table-cell office:value-type="float" office:value="0" table:formula="of:=[.H77]" table:style-name="ce5">
                <text:p>0</text:p>
              </table:table-cell>
              <table:table-cell office:value-type="float" office:value="0" table:formula="of:=[.I77]" table:style-name="ce5">
                <text:p>0</text:p>
              </table:table-cell>
              <table:table-cell office:value-type="float" office:value="0" table:formula="of:=[.J77]" table:style-name="ce5">
                <text:p>0</text:p>
              </table:table-cell>
              <table:table-cell office:value-type="float" office:value="0" table:formula="of:=[.K77]" table:style-name="ce5">
                <text:p>0</text:p>
              </table:table-cell>
              <table:table-cell office:value-type="float" office:value="0" table:formula="of:=[.L77]" table:style-name="ce5">
                <text:p>0</text:p>
              </table:table-cell>
              <table:table-cell office:value-type="float" office:value="0" table:formula="of:=[.M77]" table:style-name="ce5">
                <text:p>0</text:p>
              </table:table-cell>
              <table:table-cell office:value-type="float" office:value="0" table:formula="of:=[.N77]" table:style-name="ce5">
                <text:p>0</text:p>
              </table:table-cell>
              <table:table-cell office:value-type="float" office:value="0" table:formula="of:=[.O77]" table:style-name="ce5">
                <text:p>0</text:p>
              </table:table-cell>
              <table:table-cell office:value-type="float" office:value="0" table:formula="of:=[.P77]" table:style-name="ce5">
                <text:p>0</text:p>
              </table:table-cell>
              <table:table-cell office:value-type="float" office:value="0" table:formula="of:=[.Q77]" table:style-name="ce5">
                <text:p>0</text:p>
              </table:table-cell>
              <table:table-cell office:value-type="float" office:value="0" table:formula="of:=[.R77]" table:style-name="ce5">
                <text:p>0</text:p>
              </table:table-cell>
              <table:table-cell office:value-type="float" office:value="0" table:formula="of:=[.S77]" table:style-name="ce5">
                <text:p>0</text:p>
              </table:table-cell>
              <table:table-cell office:value-type="string" office:string-value="x" table:formula="of:=[.T77]" table:style-name="ce4">
                <text:p>x</text:p>
              </table:table-cell>
              <table:table-cell office:value-type="float" office:value="0" table:formula="of:=[.U77]" table:style-name="ce5">
                <text:p>0</text:p>
              </table:table-cell>
              <table:table-cell office:value-type="float" office:value="0" table:formula="of:=[.V77]" table:style-name="ce5">
                <text:p>0</text:p>
              </table:table-cell>
              <table:table-cell office:value-type="float" office:value="0" table:formula="of:=[.W77]" table:style-name="ce5">
                <text:p>0</text:p>
              </table:table-cell>
              <table:table-cell office:value-type="float" office:value="0" table:formula="of:=[.X77]" table:style-name="ce5">
                <text:p>0</text:p>
              </table:table-cell>
              <table:table-cell office:value-type="float" office:value="0" table:formula="of:=[.Y77]" table:style-name="ce5">
                <text:p>0</text:p>
              </table:table-cell>
              <table:table-cell office:value-type="float" office:value="0" table:formula="of:=[.Z77]" table:style-name="ce5">
                <text:p>0</text:p>
              </table:table-cell>
              <table:table-cell office:value-type="float" office:value="0" table:formula="of:=[.AA77]" table:style-name="ce5">
                <text:p>0</text:p>
              </table:table-cell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do" table:formula="of:=[.B55]" table:style-name="ce5">
                <text:p>do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/>
            <table:table-cell office:value-type="string" office:string-value="led green" table:formula="of:=[.B56]" table:style-name="ce1">
              <text:p>led green</text:p>
            </table:table-cell>
            <table:table-cell table:style-name="ce1"/>
            <table:table-cell table:number-columns-repeated="13" table:style-name="ce4"/>
            <table:table-cell office:value-type="string" table:style-name="ce4">
              <text:p>x</text:p>
            </table:table-cell>
            <table:table-cell table:number-columns-repeated="10" table:style-name="ce4"/>
            <table:table-cell table:number-columns-repeated="16357" table:style-name="ce1"/>
          </table:table-row>
          <table:table-row table:style-name="ro1" table:visibility="collapse">
            <table:table-cell/>
            <table:table-cell office:value-type="string" office:string-value="led red" table:formula="of:=[.B57]" table:style-name="ce1">
              <text:p>led red</text:p>
            </table:table-cell>
            <table:table-cell table:style-name="ce1"/>
            <table:table-cell office:value-type="string" office:string-value="" table:formula="of:=IF(COUNTIF([.D94:.D95];&quot;x&quot;)=0;&quot;&quot;;&quot;x&quot;)" table:style-name="ce4"/>
            <table:table-cell office:value-type="string" office:string-value="" table:formula="of:=IF(COUNTIF([.E94:.E95];&quot;x&quot;)=0;&quot;&quot;;&quot;x&quot;)" table:style-name="ce4"/>
            <table:table-cell office:value-type="string" office:string-value="" table:formula="of:=IF(COUNTIF([.F94:.F95];&quot;x&quot;)=0;&quot;&quot;;&quot;x&quot;)" table:style-name="ce4"/>
            <table:table-cell office:value-type="string" office:string-value="" table:formula="of:=IF(COUNTIF([.G94:.G95];&quot;x&quot;)=0;&quot;&quot;;&quot;x&quot;)" table:style-name="ce4"/>
            <table:table-cell office:value-type="string" office:string-value="" table:formula="of:=IF(COUNTIF([.H94:.H95];&quot;x&quot;)=0;&quot;&quot;;&quot;x&quot;)" table:style-name="ce4"/>
            <table:table-cell office:value-type="string" office:string-value="" table:formula="of:=IF(COUNTIF([.I94:.I95];&quot;x&quot;)=0;&quot;&quot;;&quot;x&quot;)" table:style-name="ce4"/>
            <table:table-cell office:value-type="string" office:string-value="" table:formula="of:=IF(COUNTIF([.J94:.J95];&quot;x&quot;)=0;&quot;&quot;;&quot;x&quot;)" table:style-name="ce4"/>
            <table:table-cell office:value-type="string" office:string-value="" table:formula="of:=IF(COUNTIF([.K94:.K95];&quot;x&quot;)=0;&quot;&quot;;&quot;x&quot;)" table:style-name="ce4"/>
            <table:table-cell office:value-type="string" office:string-value="" table:formula="of:=IF(COUNTIF([.L94:.L95];&quot;x&quot;)=0;&quot;&quot;;&quot;x&quot;)" table:style-name="ce4"/>
            <table:table-cell office:value-type="string" office:string-value="" table:formula="of:=IF(COUNTIF([.M94:.M95];&quot;x&quot;)=0;&quot;&quot;;&quot;x&quot;)" table:style-name="ce4"/>
            <table:table-cell office:value-type="string" office:string-value="" table:formula="of:=IF(COUNTIF([.N94:.N95];&quot;x&quot;)=0;&quot;&quot;;&quot;x&quot;)" table:style-name="ce4"/>
            <table:table-cell office:value-type="string" office:string-value="" table:formula="of:=IF(COUNTIF([.O94:.O95];&quot;x&quot;)=0;&quot;&quot;;&quot;x&quot;)" table:style-name="ce4"/>
            <table:table-cell office:value-type="string" office:string-value="" table:formula="of:=IF(COUNTIF([.P94:.P95];&quot;x&quot;)=0;&quot;&quot;;&quot;x&quot;)" table:style-name="ce4"/>
            <table:table-cell office:value-type="string" office:string-value="" table:formula="of:=IF(COUNTIF([.Q94:.Q95];&quot;x&quot;)=0;&quot;&quot;;&quot;x&quot;)" table:style-name="ce4"/>
            <table:table-cell office:value-type="string" office:string-value="" table:formula="of:=IF(COUNTIF([.R94:.R95];&quot;x&quot;)=0;&quot;&quot;;&quot;x&quot;)" table:style-name="ce4"/>
            <table:table-cell office:value-type="string" office:string-value="" table:formula="of:=IF(COUNTIF([.S94:.S95];&quot;x&quot;)=0;&quot;&quot;;&quot;x&quot;)" table:style-name="ce4"/>
            <table:table-cell office:value-type="string" office:string-value="" table:formula="of:=IF(COUNTIF([.T94:.T95];&quot;x&quot;)=0;&quot;&quot;;&quot;x&quot;)" table:style-name="ce4"/>
            <table:table-cell office:value-type="string" office:string-value="" table:formula="of:=IF(COUNTIF([.U94:.U95];&quot;x&quot;)=0;&quot;&quot;;&quot;x&quot;)" table:style-name="ce4"/>
            <table:table-cell office:value-type="string" office:string-value="" table:formula="of:=IF(COUNTIF([.V94:.V95];&quot;x&quot;)=0;&quot;&quot;;&quot;x&quot;)" table:style-name="ce4"/>
            <table:table-cell office:value-type="string" office:string-value="" table:formula="of:=IF(COUNTIF([.W94:.W95];&quot;x&quot;)=0;&quot;&quot;;&quot;x&quot;)" table:style-name="ce4"/>
            <table:table-cell office:value-type="string" office:string-value="" table:formula="of:=IF(COUNTIF([.X94:.X95];&quot;x&quot;)=0;&quot;&quot;;&quot;x&quot;)" table:style-name="ce4"/>
            <table:table-cell office:value-type="string" office:string-value="" table:formula="of:=IF(COUNTIF([.Y94:.Y95];&quot;x&quot;)=0;&quot;&quot;;&quot;x&quot;)" table:style-name="ce4"/>
            <table:table-cell office:value-type="string" office:string-value="" table:formula="of:=IF(COUNTIF([.Z94:.Z95];&quot;x&quot;)=0;&quot;&quot;;&quot;x&quot;)" table:style-name="ce4"/>
            <table:table-cell office:value-type="string" office:string-value="" table:formula="of:=IF(COUNTIF([.AA94:.AA95];&quot;x&quot;)=0;&quot;&quot;;&quot;x&quot;)" table:style-name="ce4"/>
            <table:table-cell table:number-columns-repeated="16357" table:style-name="ce1"/>
          </table:table-row>
          <table:table-row table:style-name="ro1" table:visibility="collapse">
            <table:table-cell/>
            <table:table-cell office:value-type="string" office:string-value="I2C" table:formula="of:=[.B58]" table:style-name="ce1">
              <text:p>I2C</text:p>
            </table:table-cell>
            <table:table-cell table:style-name="ce1"/>
            <table:table-cell office:value-type="string" office:string-value="" table:formula="of:=IF(COUNTIF([.D95:.D96];&quot;x&quot;)=0;&quot;&quot;;&quot;x&quot;)" table:style-name="ce4"/>
            <table:table-cell office:value-type="string" office:string-value="" table:formula="of:=IF(COUNTIF([.E95:.E96];&quot;x&quot;)=0;&quot;&quot;;&quot;x&quot;)" table:style-name="ce4"/>
            <table:table-cell office:value-type="string" office:string-value="" table:formula="of:=IF(COUNTIF([.F95:.F96];&quot;x&quot;)=0;&quot;&quot;;&quot;x&quot;)" table:style-name="ce4"/>
            <table:table-cell office:value-type="string" office:string-value="" table:formula="of:=IF(COUNTIF([.G95:.G96];&quot;x&quot;)=0;&quot;&quot;;&quot;x&quot;)" table:style-name="ce4"/>
            <table:table-cell office:value-type="string" office:string-value="" table:formula="of:=IF(COUNTIF([.H95:.H96];&quot;x&quot;)=0;&quot;&quot;;&quot;x&quot;)" table:style-name="ce4"/>
            <table:table-cell office:value-type="string" office:string-value="" table:formula="of:=IF(COUNTIF([.I95:.I96];&quot;x&quot;)=0;&quot;&quot;;&quot;x&quot;)" table:style-name="ce4"/>
            <table:table-cell office:value-type="string" office:string-value="" table:formula="of:=IF(COUNTIF([.J95:.J96];&quot;x&quot;)=0;&quot;&quot;;&quot;x&quot;)" table:style-name="ce4"/>
            <table:table-cell office:value-type="string" office:string-value="" table:formula="of:=IF(COUNTIF([.K95:.K96];&quot;x&quot;)=0;&quot;&quot;;&quot;x&quot;)" table:style-name="ce4"/>
            <table:table-cell office:value-type="string" office:string-value="" table:formula="of:=IF(COUNTIF([.L95:.L96];&quot;x&quot;)=0;&quot;&quot;;&quot;x&quot;)" table:style-name="ce4"/>
            <table:table-cell office:value-type="string" office:string-value="" table:formula="of:=IF(COUNTIF([.M95:.M96];&quot;x&quot;)=0;&quot;&quot;;&quot;x&quot;)" table:style-name="ce4"/>
            <table:table-cell office:value-type="string" office:string-value="" table:formula="of:=IF(COUNTIF([.N95:.N96];&quot;x&quot;)=0;&quot;&quot;;&quot;x&quot;)" table:style-name="ce4"/>
            <table:table-cell office:value-type="string" office:string-value="" table:formula="of:=IF(COUNTIF([.O95:.O96];&quot;x&quot;)=0;&quot;&quot;;&quot;x&quot;)" table:style-name="ce4"/>
            <table:table-cell office:value-type="string" office:string-value="" table:formula="of:=IF(COUNTIF([.P95:.P96];&quot;x&quot;)=0;&quot;&quot;;&quot;x&quot;)" table:style-name="ce4"/>
            <table:table-cell office:value-type="string" office:string-value="" table:formula="of:=IF(COUNTIF([.Q95:.Q96];&quot;x&quot;)=0;&quot;&quot;;&quot;x&quot;)" table:style-name="ce4"/>
            <table:table-cell office:value-type="string" office:string-value="" table:formula="of:=IF(COUNTIF([.R95:.R96];&quot;x&quot;)=0;&quot;&quot;;&quot;x&quot;)" table:style-name="ce4"/>
            <table:table-cell office:value-type="string" office:string-value="" table:formula="of:=IF(COUNTIF([.S95:.S96];&quot;x&quot;)=0;&quot;&quot;;&quot;x&quot;)" table:style-name="ce4"/>
            <table:table-cell office:value-type="string" office:string-value="" table:formula="of:=IF(COUNTIF([.T95:.T96];&quot;x&quot;)=0;&quot;&quot;;&quot;x&quot;)" table:style-name="ce4"/>
            <table:table-cell office:value-type="string" office:string-value="" table:formula="of:=IF(COUNTIF([.U95:.U96];&quot;x&quot;)=0;&quot;&quot;;&quot;x&quot;)" table:style-name="ce4"/>
            <table:table-cell office:value-type="string" office:string-value="" table:formula="of:=IF(COUNTIF([.V95:.V96];&quot;x&quot;)=0;&quot;&quot;;&quot;x&quot;)" table:style-name="ce4"/>
            <table:table-cell office:value-type="string" office:string-value="" table:formula="of:=IF(COUNTIF([.W95:.W96];&quot;x&quot;)=0;&quot;&quot;;&quot;x&quot;)" table:style-name="ce4"/>
            <table:table-cell office:value-type="string" office:string-value="" table:formula="of:=IF(COUNTIF([.X95:.X96];&quot;x&quot;)=0;&quot;&quot;;&quot;x&quot;)" table:style-name="ce4"/>
            <table:table-cell office:value-type="string" office:string-value="" table:formula="of:=IF(COUNTIF([.Y95:.Y96];&quot;x&quot;)=0;&quot;&quot;;&quot;x&quot;)" table:style-name="ce4"/>
            <table:table-cell office:value-type="string" office:string-value="" table:formula="of:=IF(COUNTIF([.Z95:.Z96];&quot;x&quot;)=0;&quot;&quot;;&quot;x&quot;)" table:style-name="ce4"/>
            <table:table-cell office:value-type="string" office:string-value="" table:formula="of:=IF(COUNTIF([.AA95:.AA96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/>
              <table:table-cell office:value-type="string" office:string-value="sda" table:formula="of:=[.B59]" table:style-name="ce5">
                <text:p>sda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scl" table:formula="of:=[.B60]" table:style-name="ce5">
                <text:p>scl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SPI" table:formula="of:=[.B61]" table:style-name="ce1">
              <text:p>SPI</text:p>
            </table:table-cell>
            <table:table-cell table:style-name="ce1"/>
            <table:table-cell office:value-type="string" office:string-value="" table:formula="of:=IF(COUNTIF([.D98:.D101];&quot;x&quot;)=0;&quot;&quot;;&quot;x&quot;)" table:style-name="ce4"/>
            <table:table-cell office:value-type="string" office:string-value="" table:formula="of:=IF(COUNTIF([.E98:.E101];&quot;x&quot;)=0;&quot;&quot;;&quot;x&quot;)" table:style-name="ce4"/>
            <table:table-cell office:value-type="string" office:string-value="" table:formula="of:=IF(COUNTIF([.F98:.F101];&quot;x&quot;)=0;&quot;&quot;;&quot;x&quot;)" table:style-name="ce4"/>
            <table:table-cell office:value-type="string" office:string-value="" table:formula="of:=IF(COUNTIF([.G98:.G101];&quot;x&quot;)=0;&quot;&quot;;&quot;x&quot;)" table:style-name="ce4"/>
            <table:table-cell office:value-type="string" office:string-value="" table:formula="of:=IF(COUNTIF([.H98:.H101];&quot;x&quot;)=0;&quot;&quot;;&quot;x&quot;)" table:style-name="ce4"/>
            <table:table-cell office:value-type="string" office:string-value="" table:formula="of:=IF(COUNTIF([.I98:.I101];&quot;x&quot;)=0;&quot;&quot;;&quot;x&quot;)" table:style-name="ce4"/>
            <table:table-cell office:value-type="string" office:string-value="" table:formula="of:=IF(COUNTIF([.J98:.J101];&quot;x&quot;)=0;&quot;&quot;;&quot;x&quot;)" table:style-name="ce4"/>
            <table:table-cell office:value-type="string" office:string-value="" table:formula="of:=IF(COUNTIF([.K98:.K101];&quot;x&quot;)=0;&quot;&quot;;&quot;x&quot;)" table:style-name="ce4"/>
            <table:table-cell office:value-type="string" office:string-value="" table:formula="of:=IF(COUNTIF([.L98:.L101];&quot;x&quot;)=0;&quot;&quot;;&quot;x&quot;)" table:style-name="ce4"/>
            <table:table-cell office:value-type="string" office:string-value="" table:formula="of:=IF(COUNTIF([.M98:.M101];&quot;x&quot;)=0;&quot;&quot;;&quot;x&quot;)" table:style-name="ce4"/>
            <table:table-cell office:value-type="string" office:string-value="" table:formula="of:=IF(COUNTIF([.N98:.N101];&quot;x&quot;)=0;&quot;&quot;;&quot;x&quot;)" table:style-name="ce4"/>
            <table:table-cell office:value-type="string" office:string-value="" table:formula="of:=IF(COUNTIF([.O98:.O101];&quot;x&quot;)=0;&quot;&quot;;&quot;x&quot;)" table:style-name="ce4"/>
            <table:table-cell office:value-type="string" office:string-value="" table:formula="of:=IF(COUNTIF([.P98:.P101];&quot;x&quot;)=0;&quot;&quot;;&quot;x&quot;)" table:style-name="ce4"/>
            <table:table-cell office:value-type="string" office:string-value="" table:formula="of:=IF(COUNTIF([.Q98:.Q101];&quot;x&quot;)=0;&quot;&quot;;&quot;x&quot;)" table:style-name="ce4"/>
            <table:table-cell office:value-type="string" office:string-value="" table:formula="of:=IF(COUNTIF([.R98:.R101];&quot;x&quot;)=0;&quot;&quot;;&quot;x&quot;)" table:style-name="ce4"/>
            <table:table-cell office:value-type="string" office:string-value="" table:formula="of:=IF(COUNTIF([.S98:.S101];&quot;x&quot;)=0;&quot;&quot;;&quot;x&quot;)" table:style-name="ce4"/>
            <table:table-cell office:value-type="string" office:string-value="" table:formula="of:=IF(COUNTIF([.T98:.T101];&quot;x&quot;)=0;&quot;&quot;;&quot;x&quot;)" table:style-name="ce4"/>
            <table:table-cell office:value-type="string" office:string-value="" table:formula="of:=IF(COUNTIF([.U98:.U101];&quot;x&quot;)=0;&quot;&quot;;&quot;x&quot;)" table:style-name="ce4"/>
            <table:table-cell office:value-type="string" office:string-value="" table:formula="of:=IF(COUNTIF([.V98:.V101];&quot;x&quot;)=0;&quot;&quot;;&quot;x&quot;)" table:style-name="ce4"/>
            <table:table-cell office:value-type="string" office:string-value="" table:formula="of:=IF(COUNTIF([.W98:.W101];&quot;x&quot;)=0;&quot;&quot;;&quot;x&quot;)" table:style-name="ce4"/>
            <table:table-cell office:value-type="string" office:string-value="" table:formula="of:=IF(COUNTIF([.X98:.X101];&quot;x&quot;)=0;&quot;&quot;;&quot;x&quot;)" table:style-name="ce4"/>
            <table:table-cell office:value-type="string" office:string-value="" table:formula="of:=IF(COUNTIF([.Y98:.Y101];&quot;x&quot;)=0;&quot;&quot;;&quot;x&quot;)" table:style-name="ce4"/>
            <table:table-cell office:value-type="string" office:string-value="" table:formula="of:=IF(COUNTIF([.Z98:.Z101];&quot;x&quot;)=0;&quot;&quot;;&quot;x&quot;)" table:style-name="ce4"/>
            <table:table-cell office:value-type="string" office:string-value="" table:formula="of:=IF(COUNTIF([.AA98:.AA101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mosi" table:formula="of:=[.B62]" table:style-name="ce5">
                <text:p>mosi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1"/>
              <table:table-cell office:value-type="string" office:string-value="miso" table:formula="of:=[.B63]" table:style-name="ce5">
                <text:p>miso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1"/>
              <table:table-cell office:value-type="string" office:string-value="clk" table:formula="of:=[.B64]" table:style-name="ce5">
                <text:p>clk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1"/>
              <table:table-cell office:value-type="string" office:string-value="dc" table:formula="of:=[.B65]" table:style-name="ce5">
                <text:p>dc</text:p>
              </table:table-cell>
              <table:table-cell table:style-name="ce5"/>
              <table:table-cell office:value-type="string" office:string-value="" table:formula="of:=IF(COUNTIF([.D102:.D104];&quot;x&quot;)=0;&quot;&quot;;&quot;x&quot;)" table:style-name="ce4"/>
              <table:table-cell office:value-type="string" office:string-value="" table:formula="of:=IF(COUNTIF([.E102:.E104];&quot;x&quot;)=0;&quot;&quot;;&quot;x&quot;)" table:style-name="ce4"/>
              <table:table-cell office:value-type="string" office:string-value="" table:formula="of:=IF(COUNTIF([.F102:.F104];&quot;x&quot;)=0;&quot;&quot;;&quot;x&quot;)" table:style-name="ce4"/>
              <table:table-cell office:value-type="string" office:string-value="" table:formula="of:=IF(COUNTIF([.G102:.G104];&quot;x&quot;)=0;&quot;&quot;;&quot;x&quot;)" table:style-name="ce4"/>
              <table:table-cell office:value-type="string" office:string-value="" table:formula="of:=IF(COUNTIF([.H102:.H104];&quot;x&quot;)=0;&quot;&quot;;&quot;x&quot;)" table:style-name="ce4"/>
              <table:table-cell office:value-type="string" office:string-value="" table:formula="of:=IF(COUNTIF([.I102:.I104];&quot;x&quot;)=0;&quot;&quot;;&quot;x&quot;)" table:style-name="ce4"/>
              <table:table-cell office:value-type="string" office:string-value="" table:formula="of:=IF(COUNTIF([.J102:.J104];&quot;x&quot;)=0;&quot;&quot;;&quot;x&quot;)" table:style-name="ce4"/>
              <table:table-cell office:value-type="string" office:string-value="" table:formula="of:=IF(COUNTIF([.K102:.K104];&quot;x&quot;)=0;&quot;&quot;;&quot;x&quot;)" table:style-name="ce4"/>
              <table:table-cell office:value-type="string" office:string-value="" table:formula="of:=IF(COUNTIF([.L102:.L104];&quot;x&quot;)=0;&quot;&quot;;&quot;x&quot;)" table:style-name="ce4"/>
              <table:table-cell office:value-type="string" office:string-value="" table:formula="of:=IF(COUNTIF([.M102:.M104];&quot;x&quot;)=0;&quot;&quot;;&quot;x&quot;)" table:style-name="ce4"/>
              <table:table-cell office:value-type="string" office:string-value="" table:formula="of:=IF(COUNTIF([.N102:.N104];&quot;x&quot;)=0;&quot;&quot;;&quot;x&quot;)" table:style-name="ce4"/>
              <table:table-cell office:value-type="string" office:string-value="" table:formula="of:=IF(COUNTIF([.O102:.O104];&quot;x&quot;)=0;&quot;&quot;;&quot;x&quot;)" table:style-name="ce4"/>
              <table:table-cell office:value-type="string" office:string-value="" table:formula="of:=IF(COUNTIF([.P102:.P104];&quot;x&quot;)=0;&quot;&quot;;&quot;x&quot;)" table:style-name="ce4"/>
              <table:table-cell office:value-type="string" office:string-value="" table:formula="of:=IF(COUNTIF([.Q102:.Q104];&quot;x&quot;)=0;&quot;&quot;;&quot;x&quot;)" table:style-name="ce4"/>
              <table:table-cell office:value-type="string" office:string-value="" table:formula="of:=IF(COUNTIF([.R102:.R104];&quot;x&quot;)=0;&quot;&quot;;&quot;x&quot;)" table:style-name="ce4"/>
              <table:table-cell office:value-type="string" office:string-value="" table:formula="of:=IF(COUNTIF([.S102:.S104];&quot;x&quot;)=0;&quot;&quot;;&quot;x&quot;)" table:style-name="ce4"/>
              <table:table-cell office:value-type="string" office:string-value="" table:formula="of:=IF(COUNTIF([.T102:.T104];&quot;x&quot;)=0;&quot;&quot;;&quot;x&quot;)" table:style-name="ce4"/>
              <table:table-cell office:value-type="string" office:string-value="" table:formula="of:=IF(COUNTIF([.U102:.U104];&quot;x&quot;)=0;&quot;&quot;;&quot;x&quot;)" table:style-name="ce4"/>
              <table:table-cell office:value-type="string" office:string-value="" table:formula="of:=IF(COUNTIF([.V102:.V104];&quot;x&quot;)=0;&quot;&quot;;&quot;x&quot;)" table:style-name="ce4"/>
              <table:table-cell office:value-type="string" office:string-value="" table:formula="of:=IF(COUNTIF([.W102:.W104];&quot;x&quot;)=0;&quot;&quot;;&quot;x&quot;)" table:style-name="ce4"/>
              <table:table-cell office:value-type="string" office:string-value="" table:formula="of:=IF(COUNTIF([.X102:.X104];&quot;x&quot;)=0;&quot;&quot;;&quot;x&quot;)" table:style-name="ce4"/>
              <table:table-cell office:value-type="string" office:string-value="" table:formula="of:=IF(COUNTIF([.Y102:.Y104];&quot;x&quot;)=0;&quot;&quot;;&quot;x&quot;)" table:style-name="ce4"/>
              <table:table-cell office:value-type="string" office:string-value="" table:formula="of:=IF(COUNTIF([.Z102:.Z104];&quot;x&quot;)=0;&quot;&quot;;&quot;x&quot;)" table:style-name="ce4"/>
              <table:table-cell office:value-type="string" office:string-value="" table:formula="of:=IF(COUNTIF([.AA102:.AA104];&quot;x&quot;)=0;&quot;&quot;;&quot;x&quot;)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rotary" table:formula="of:=[.B66]" table:style-name="ce1">
              <text:p>rotary</text:p>
            </table:table-cell>
            <table:table-cell table:style-name="ce1"/>
            <table:table-cell office:value-type="string" office:string-value="" table:formula="of:=IF(COUNTIF([.D103:.D105];&quot;x&quot;)=0;&quot;&quot;;&quot;x&quot;)" table:style-name="ce4"/>
            <table:table-cell office:value-type="string" office:string-value="" table:formula="of:=IF(COUNTIF([.E103:.E105];&quot;x&quot;)=0;&quot;&quot;;&quot;x&quot;)" table:style-name="ce4"/>
            <table:table-cell office:value-type="string" office:string-value="" table:formula="of:=IF(COUNTIF([.F103:.F105];&quot;x&quot;)=0;&quot;&quot;;&quot;x&quot;)" table:style-name="ce4"/>
            <table:table-cell office:value-type="string" office:string-value="" table:formula="of:=IF(COUNTIF([.G103:.G105];&quot;x&quot;)=0;&quot;&quot;;&quot;x&quot;)" table:style-name="ce4"/>
            <table:table-cell office:value-type="string" office:string-value="" table:formula="of:=IF(COUNTIF([.H103:.H105];&quot;x&quot;)=0;&quot;&quot;;&quot;x&quot;)" table:style-name="ce4"/>
            <table:table-cell office:value-type="string" office:string-value="" table:formula="of:=IF(COUNTIF([.I103:.I105];&quot;x&quot;)=0;&quot;&quot;;&quot;x&quot;)" table:style-name="ce4"/>
            <table:table-cell office:value-type="string" office:string-value="" table:formula="of:=IF(COUNTIF([.J103:.J105];&quot;x&quot;)=0;&quot;&quot;;&quot;x&quot;)" table:style-name="ce4"/>
            <table:table-cell office:value-type="string" office:string-value="" table:formula="of:=IF(COUNTIF([.K103:.K105];&quot;x&quot;)=0;&quot;&quot;;&quot;x&quot;)" table:style-name="ce4"/>
            <table:table-cell office:value-type="string" office:string-value="" table:formula="of:=IF(COUNTIF([.L103:.L105];&quot;x&quot;)=0;&quot;&quot;;&quot;x&quot;)" table:style-name="ce4"/>
            <table:table-cell office:value-type="string" office:string-value="" table:formula="of:=IF(COUNTIF([.M103:.M105];&quot;x&quot;)=0;&quot;&quot;;&quot;x&quot;)" table:style-name="ce4"/>
            <table:table-cell office:value-type="string" office:string-value="" table:formula="of:=IF(COUNTIF([.N103:.N105];&quot;x&quot;)=0;&quot;&quot;;&quot;x&quot;)" table:style-name="ce4"/>
            <table:table-cell office:value-type="string" office:string-value="" table:formula="of:=IF(COUNTIF([.O103:.O105];&quot;x&quot;)=0;&quot;&quot;;&quot;x&quot;)" table:style-name="ce4"/>
            <table:table-cell office:value-type="string" office:string-value="" table:formula="of:=IF(COUNTIF([.P103:.P105];&quot;x&quot;)=0;&quot;&quot;;&quot;x&quot;)" table:style-name="ce4"/>
            <table:table-cell office:value-type="string" office:string-value="" table:formula="of:=IF(COUNTIF([.Q103:.Q105];&quot;x&quot;)=0;&quot;&quot;;&quot;x&quot;)" table:style-name="ce4"/>
            <table:table-cell office:value-type="string" office:string-value="" table:formula="of:=IF(COUNTIF([.R103:.R105];&quot;x&quot;)=0;&quot;&quot;;&quot;x&quot;)" table:style-name="ce4"/>
            <table:table-cell office:value-type="string" office:string-value="" table:formula="of:=IF(COUNTIF([.S103:.S105];&quot;x&quot;)=0;&quot;&quot;;&quot;x&quot;)" table:style-name="ce4"/>
            <table:table-cell office:value-type="string" office:string-value="" table:formula="of:=IF(COUNTIF([.T103:.T105];&quot;x&quot;)=0;&quot;&quot;;&quot;x&quot;)" table:style-name="ce4"/>
            <table:table-cell office:value-type="string" office:string-value="" table:formula="of:=IF(COUNTIF([.U103:.U105];&quot;x&quot;)=0;&quot;&quot;;&quot;x&quot;)" table:style-name="ce4"/>
            <table:table-cell office:value-type="string" office:string-value="" table:formula="of:=IF(COUNTIF([.V103:.V105];&quot;x&quot;)=0;&quot;&quot;;&quot;x&quot;)" table:style-name="ce4"/>
            <table:table-cell office:value-type="string" office:string-value="" table:formula="of:=IF(COUNTIF([.W103:.W105];&quot;x&quot;)=0;&quot;&quot;;&quot;x&quot;)" table:style-name="ce4"/>
            <table:table-cell office:value-type="string" office:string-value="" table:formula="of:=IF(COUNTIF([.X103:.X105];&quot;x&quot;)=0;&quot;&quot;;&quot;x&quot;)" table:style-name="ce4"/>
            <table:table-cell office:value-type="string" office:string-value="" table:formula="of:=IF(COUNTIF([.Y103:.Y105];&quot;x&quot;)=0;&quot;&quot;;&quot;x&quot;)" table:style-name="ce4"/>
            <table:table-cell office:value-type="string" office:string-value="" table:formula="of:=IF(COUNTIF([.Z103:.Z105];&quot;x&quot;)=0;&quot;&quot;;&quot;x&quot;)" table:style-name="ce4"/>
            <table:table-cell office:value-type="string" office:string-value="" table:formula="of:=IF(COUNTIF([.AA103:.AA105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A" table:formula="of:=[.B67]" table:style-name="ce5">
                <text:p>A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1"/>
              <table:table-cell office:value-type="string" office:string-value="B" table:formula="of:=[.B68]" table:style-name="ce5">
                <text:p>B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1"/>
              <table:table-cell office:value-type="string" office:string-value="SW" table:formula="of:=[.B69]" table:style-name="ce5">
                <text:p>SW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IR" table:formula="of:=[.B70]" table:style-name="ce1">
              <text:p>IR</text:p>
            </table:table-cell>
            <table:table-cell table:style-name="ce1"/>
            <table:table-cell table:number-columns-repeated="24" table:style-name="ce7"/>
            <table:table-cell table:number-columns-repeated="16357" table:style-name="ce6"/>
          </table:table-row>
          <table:table-row table:style-name="ro1" table:visibility="collapse">
            <table:table-cell table:style-name="ce1"/>
            <table:table-cell office:value-type="string" office:string-value="display" table:formula="of:=[.B71]" table:style-name="ce1">
              <text:p>display</text:p>
            </table:table-cell>
            <table:table-cell table:style-name="ce3"/>
            <table:table-cell office:value-type="string" office:string-value="" table:formula="of:=IF(COUNTIF([.D108:.D109];&quot;x&quot;)=0;&quot;&quot;;&quot;x&quot;)" table:style-name="ce4"/>
            <table:table-cell office:value-type="string" office:string-value="" table:formula="of:=IF(COUNTIF([.E108:.E109];&quot;x&quot;)=0;&quot;&quot;;&quot;x&quot;)" table:style-name="ce4"/>
            <table:table-cell office:value-type="string" office:string-value="" table:formula="of:=IF(COUNTIF([.F108:.F109];&quot;x&quot;)=0;&quot;&quot;;&quot;x&quot;)" table:style-name="ce4"/>
            <table:table-cell office:value-type="string" office:string-value="" table:formula="of:=IF(COUNTIF([.G108:.G109];&quot;x&quot;)=0;&quot;&quot;;&quot;x&quot;)" table:style-name="ce4"/>
            <table:table-cell office:value-type="string" office:string-value="" table:formula="of:=IF(COUNTIF([.H108:.H109];&quot;x&quot;)=0;&quot;&quot;;&quot;x&quot;)" table:style-name="ce4"/>
            <table:table-cell office:value-type="string" office:string-value="" table:formula="of:=IF(COUNTIF([.I108:.I109];&quot;x&quot;)=0;&quot;&quot;;&quot;x&quot;)" table:style-name="ce4"/>
            <table:table-cell office:value-type="string" office:string-value="" table:formula="of:=IF(COUNTIF([.J108:.J109];&quot;x&quot;)=0;&quot;&quot;;&quot;x&quot;)" table:style-name="ce4"/>
            <table:table-cell office:value-type="string" office:string-value="" table:formula="of:=IF(COUNTIF([.K108:.K109];&quot;x&quot;)=0;&quot;&quot;;&quot;x&quot;)" table:style-name="ce4"/>
            <table:table-cell office:value-type="string" office:string-value="" table:formula="of:=IF(COUNTIF([.L108:.L109];&quot;x&quot;)=0;&quot;&quot;;&quot;x&quot;)" table:style-name="ce4"/>
            <table:table-cell office:value-type="string" office:string-value="" table:formula="of:=IF(COUNTIF([.M108:.M109];&quot;x&quot;)=0;&quot;&quot;;&quot;x&quot;)" table:style-name="ce4"/>
            <table:table-cell office:value-type="string" office:string-value="" table:formula="of:=IF(COUNTIF([.N108:.N109];&quot;x&quot;)=0;&quot;&quot;;&quot;x&quot;)" table:style-name="ce4"/>
            <table:table-cell office:value-type="string" office:string-value="" table:formula="of:=IF(COUNTIF([.O108:.O109];&quot;x&quot;)=0;&quot;&quot;;&quot;x&quot;)" table:style-name="ce4"/>
            <table:table-cell office:value-type="string" office:string-value="" table:formula="of:=IF(COUNTIF([.P108:.P109];&quot;x&quot;)=0;&quot;&quot;;&quot;x&quot;)" table:style-name="ce4"/>
            <table:table-cell office:value-type="string" office:string-value="" table:formula="of:=IF(COUNTIF([.Q108:.Q109];&quot;x&quot;)=0;&quot;&quot;;&quot;x&quot;)" table:style-name="ce4"/>
            <table:table-cell office:value-type="string" office:string-value="" table:formula="of:=IF(COUNTIF([.R108:.R109];&quot;x&quot;)=0;&quot;&quot;;&quot;x&quot;)" table:style-name="ce4"/>
            <table:table-cell office:value-type="string" office:string-value="" table:formula="of:=IF(COUNTIF([.S108:.S109];&quot;x&quot;)=0;&quot;&quot;;&quot;x&quot;)" table:style-name="ce4"/>
            <table:table-cell office:value-type="string" office:string-value="" table:formula="of:=IF(COUNTIF([.T108:.T109];&quot;x&quot;)=0;&quot;&quot;;&quot;x&quot;)" table:style-name="ce4"/>
            <table:table-cell office:value-type="string" office:string-value="" table:formula="of:=IF(COUNTIF([.U108:.U109];&quot;x&quot;)=0;&quot;&quot;;&quot;x&quot;)" table:style-name="ce4"/>
            <table:table-cell office:value-type="string" office:string-value="" table:formula="of:=IF(COUNTIF([.V108:.V109];&quot;x&quot;)=0;&quot;&quot;;&quot;x&quot;)" table:style-name="ce4"/>
            <table:table-cell office:value-type="string" office:string-value="" table:formula="of:=IF(COUNTIF([.W108:.W109];&quot;x&quot;)=0;&quot;&quot;;&quot;x&quot;)" table:style-name="ce4"/>
            <table:table-cell office:value-type="string" office:string-value="" table:formula="of:=IF(COUNTIF([.X108:.X109];&quot;x&quot;)=0;&quot;&quot;;&quot;x&quot;)" table:style-name="ce4"/>
            <table:table-cell office:value-type="string" office:string-value="" table:formula="of:=IF(COUNTIF([.Y108:.Y109];&quot;x&quot;)=0;&quot;&quot;;&quot;x&quot;)" table:style-name="ce4"/>
            <table:table-cell office:value-type="string" office:string-value="" table:formula="of:=IF(COUNTIF([.Z108:.Z109];&quot;x&quot;)=0;&quot;&quot;;&quot;x&quot;)" table:style-name="ce4"/>
            <table:table-cell office:value-type="string" office:string-value="" table:formula="of:=IF(COUNTIF([.AA108:.AA109];&quot;x&quot;)=0;&quot;&quot;;&quot;x&quot;)" table:style-name="ce4"/>
            <table:table-cell table:number-columns-repeated="16357" table:style-name="ce1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cs" table:formula="of:=[.B72]" table:style-name="ce5">
                <text:p>cs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 table:style-name="ro1" table:visibility="collapse">
              <table:table-cell table:style-name="ce6"/>
              <table:table-cell office:value-type="string" office:string-value="back" table:formula="of:=[.B73]" table:style-name="ce5">
                <text:p>back</text:p>
              </table:table-cell>
              <table:table-cell table:style-name="ce5"/>
              <table:table-cell table:number-columns-repeated="24" table:style-name="ce7"/>
              <table:table-cell table:number-columns-repeated="16357" table:style-name="ce6"/>
            </table:table-row>
          </table:table-row-group>
        </table:table-row-group>
        <table:table-row table:style-name="ro1">
          <table:table-cell table:style-name="ce1"/>
          <table:table-cell office:value-type="string" table:style-name="ce6">
            <text:p>TTGO-Watch</text:p>
          </table:table-cell>
          <table:table-cell table:style-name="ce6"/>
          <table:table-cell office:value-type="string" office:string-value="" table:formula="of:=IF(COUNTIF([.D111:.D145];&quot;x&quot;)=0;&quot;&quot;;&quot;x&quot;)" table:style-name="ce7"/>
          <table:table-cell office:value-type="string" office:string-value="" table:formula="of:=IF(COUNTIF([.E111:.E145];&quot;x&quot;)=0;&quot;&quot;;&quot;x&quot;)" table:style-name="ce7"/>
          <table:table-cell office:value-type="string" office:string-value="" table:formula="of:=IF(COUNTIF([.F111:.F145];&quot;x&quot;)=0;&quot;&quot;;&quot;x&quot;)" table:style-name="ce7"/>
          <table:table-cell office:value-type="string" office:string-value="" table:formula="of:=IF(COUNTIF([.G111:.G145];&quot;x&quot;)=0;&quot;&quot;;&quot;x&quot;)" table:style-name="ce7"/>
          <table:table-cell office:value-type="string" office:string-value="" table:formula="of:=IF(COUNTIF([.H111:.H145];&quot;x&quot;)=0;&quot;&quot;;&quot;x&quot;)" table:style-name="ce7"/>
          <table:table-cell office:value-type="string" office:string-value="x" table:formula="of:=IF(COUNTIF([.I111:.I145];&quot;x&quot;)=0;&quot;&quot;;&quot;x&quot;)" table:style-name="ce7">
            <text:p>x</text:p>
          </table:table-cell>
          <table:table-cell office:value-type="string" office:string-value="x" table:formula="of:=IF(COUNTIF([.J111:.J145];&quot;x&quot;)=0;&quot;&quot;;&quot;x&quot;)" table:style-name="ce7">
            <text:p>x</text:p>
          </table:table-cell>
          <table:table-cell office:value-type="string" office:string-value="" table:formula="of:=IF(COUNTIF([.K111:.K145];&quot;x&quot;)=0;&quot;&quot;;&quot;x&quot;)" table:style-name="ce7"/>
          <table:table-cell office:value-type="string" office:string-value="" table:formula="of:=IF(COUNTIF([.L111:.L145];&quot;x&quot;)=0;&quot;&quot;;&quot;x&quot;)" table:style-name="ce7"/>
          <table:table-cell office:value-type="string" office:string-value="" table:formula="of:=IF(COUNTIF([.M111:.M145];&quot;x&quot;)=0;&quot;&quot;;&quot;x&quot;)" table:style-name="ce7"/>
          <table:table-cell office:value-type="string" office:string-value="x" table:formula="of:=IF(COUNTIF([.N111:.N145];&quot;x&quot;)=0;&quot;&quot;;&quot;x&quot;)" table:style-name="ce7">
            <text:p>x</text:p>
          </table:table-cell>
          <table:table-cell office:value-type="string" office:string-value="x" table:formula="of:=IF(COUNTIF([.O111:.O145];&quot;x&quot;)=0;&quot;&quot;;&quot;x&quot;)" table:style-name="ce7">
            <text:p>x</text:p>
          </table:table-cell>
          <table:table-cell office:value-type="string" office:string-value="x" table:formula="of:=IF(COUNTIF([.P111:.P145];&quot;x&quot;)=0;&quot;&quot;;&quot;x&quot;)" table:style-name="ce7">
            <text:p>x</text:p>
          </table:table-cell>
          <table:table-cell office:value-type="string" office:string-value="x" table:formula="of:=IF(COUNTIF([.Q111:.Q145];&quot;x&quot;)=0;&quot;&quot;;&quot;x&quot;)" table:style-name="ce7">
            <text:p>x</text:p>
          </table:table-cell>
          <table:table-cell office:value-type="string" office:string-value="" table:formula="of:=IF(COUNTIF([.R111:.R145];&quot;x&quot;)=0;&quot;&quot;;&quot;x&quot;)" table:style-name="ce7"/>
          <table:table-cell office:value-type="string" office:string-value="x" table:formula="of:=IF(COUNTIF([.S111:.S145];&quot;x&quot;)=0;&quot;&quot;;&quot;x&quot;)" table:style-name="ce7">
            <text:p>x</text:p>
          </table:table-cell>
          <table:table-cell office:value-type="string" office:string-value="x" table:formula="of:=IF(COUNTIF([.T111:.T145];&quot;x&quot;)=0;&quot;&quot;;&quot;x&quot;)" table:style-name="ce7">
            <text:p>x</text:p>
          </table:table-cell>
          <table:table-cell office:value-type="string" office:string-value="x" table:formula="of:=IF(COUNTIF([.U111:.U145];&quot;x&quot;)=0;&quot;&quot;;&quot;x&quot;)" table:style-name="ce7">
            <text:p>x</text:p>
          </table:table-cell>
          <table:table-cell office:value-type="string" office:string-value="" table:formula="of:=IF(COUNTIF([.V111:.V145];&quot;x&quot;)=0;&quot;&quot;;&quot;x&quot;)" table:style-name="ce7"/>
          <table:table-cell office:value-type="string" office:string-value="x" table:formula="of:=IF(COUNTIF([.W111:.W145];&quot;x&quot;)=0;&quot;&quot;;&quot;x&quot;)" table:style-name="ce7">
            <text:p>x</text:p>
          </table:table-cell>
          <table:table-cell office:value-type="string" office:string-value="" table:formula="of:=IF(COUNTIF([.X111:.X145];&quot;x&quot;)=0;&quot;&quot;;&quot;x&quot;)" table:style-name="ce7"/>
          <table:table-cell office:value-type="string" office:string-value="" table:formula="of:=IF(COUNTIF([.Y111:.Y145];&quot;x&quot;)=0;&quot;&quot;;&quot;x&quot;)" table:style-name="ce7"/>
          <table:table-cell office:value-type="string" office:string-value="" table:formula="of:=IF(COUNTIF([.Z111:.Z145];&quot;x&quot;)=0;&quot;&quot;;&quot;x&quot;)" table:style-name="ce7"/>
          <table:table-cell office:value-type="string" office:string-value="" table:formula="of:=IF(COUNTIF([.AA111:.AA145];&quot;x&quot;)=0;&quot;&quot;;&quot;x&quot;)" table:style-name="ce7"/>
          <table:table-cell table:number-columns-repeated="16357" table:style-name="ce1"/>
        </table:table-row>
        <table:table-row-group table:display="false">
          <table:table-row table:style-name="ro2" table:visibility="collapse">
            <table:table-cell table:style-name="ce1"/>
            <table:table-cell office:value-type="string" office:string-value="DAC" table:formula="of:=[.B75]" table:style-name="ce1">
              <text:p>DAC</text:p>
            </table:table-cell>
            <table:table-cell table:style-name="ce1"/>
            <table:table-cell office:value-type="string" office:string-value="" table:formula="of:=IF(COUNTIF([.D112:.D118];&quot;x&quot;)=0;&quot;&quot;;&quot;x&quot;)" table:style-name="ce4"/>
            <table:table-cell office:value-type="string" office:string-value="" table:formula="of:=IF(COUNTIF([.E112:.E118];&quot;x&quot;)=0;&quot;&quot;;&quot;x&quot;)" table:style-name="ce4"/>
            <table:table-cell office:value-type="string" office:string-value="" table:formula="of:=IF(COUNTIF([.F112:.F118];&quot;x&quot;)=0;&quot;&quot;;&quot;x&quot;)" table:style-name="ce4"/>
            <table:table-cell office:value-type="string" office:string-value="" table:formula="of:=IF(COUNTIF([.G112:.G118];&quot;x&quot;)=0;&quot;&quot;;&quot;x&quot;)" table:style-name="ce4"/>
            <table:table-cell office:value-type="string" office:string-value="" table:formula="of:=IF(COUNTIF([.H112:.H118];&quot;x&quot;)=0;&quot;&quot;;&quot;x&quot;)" table:style-name="ce4"/>
            <table:table-cell office:value-type="string" office:string-value="" table:formula="of:=IF(COUNTIF([.I112:.I118];&quot;x&quot;)=0;&quot;&quot;;&quot;x&quot;)" table:style-name="ce4"/>
            <table:table-cell office:value-type="string" office:string-value="" table:formula="of:=IF(COUNTIF([.J112:.J118];&quot;x&quot;)=0;&quot;&quot;;&quot;x&quot;)" table:style-name="ce4"/>
            <table:table-cell office:value-type="string" office:string-value="" table:formula="of:=IF(COUNTIF([.K112:.K118];&quot;x&quot;)=0;&quot;&quot;;&quot;x&quot;)" table:style-name="ce4"/>
            <table:table-cell office:value-type="string" office:string-value="" table:formula="of:=IF(COUNTIF([.L112:.L118];&quot;x&quot;)=0;&quot;&quot;;&quot;x&quot;)" table:style-name="ce4"/>
            <table:table-cell office:value-type="string" office:string-value="" table:formula="of:=IF(COUNTIF([.M112:.M118];&quot;x&quot;)=0;&quot;&quot;;&quot;x&quot;)" table:style-name="ce4"/>
            <table:table-cell office:value-type="string" office:string-value="" table:formula="of:=IF(COUNTIF([.N112:.N118];&quot;x&quot;)=0;&quot;&quot;;&quot;x&quot;)" table:style-name="ce4"/>
            <table:table-cell office:value-type="string" office:string-value="" table:formula="of:=IF(COUNTIF([.O112:.O118];&quot;x&quot;)=0;&quot;&quot;;&quot;x&quot;)" table:style-name="ce4"/>
            <table:table-cell office:value-type="string" office:string-value="x" table:formula="of:=IF(COUNTIF([.P112:.P118];&quot;x&quot;)=0;&quot;&quot;;&quot;x&quot;)" table:style-name="ce4">
              <text:p>x</text:p>
            </table:table-cell>
            <table:table-cell office:value-type="string" office:string-value="x" table:formula="of:=IF(COUNTIF([.Q112:.Q118];&quot;x&quot;)=0;&quot;&quot;;&quot;x&quot;)" table:style-name="ce4">
              <text:p>x</text:p>
            </table:table-cell>
            <table:table-cell office:value-type="string" office:string-value="" table:formula="of:=IF(COUNTIF([.R112:.R118];&quot;x&quot;)=0;&quot;&quot;;&quot;x&quot;)" table:style-name="ce4"/>
            <table:table-cell office:value-type="string" office:string-value="x" table:formula="of:=IF(COUNTIF([.S112:.S118];&quot;x&quot;)=0;&quot;&quot;;&quot;x&quot;)" table:style-name="ce4">
              <text:p>x</text:p>
            </table:table-cell>
            <table:table-cell office:value-type="string" office:string-value="x" table:formula="of:=IF(COUNTIF([.T112:.T118];&quot;x&quot;)=0;&quot;&quot;;&quot;x&quot;)" table:style-name="ce4">
              <text:p>x</text:p>
            </table:table-cell>
            <table:table-cell office:value-type="string" office:string-value="" table:formula="of:=IF(COUNTIF([.U112:.U118];&quot;x&quot;)=0;&quot;&quot;;&quot;x&quot;)" table:style-name="ce4"/>
            <table:table-cell office:value-type="string" office:string-value="" table:formula="of:=IF(COUNTIF([.V112:.V118];&quot;x&quot;)=0;&quot;&quot;;&quot;x&quot;)" table:style-name="ce4"/>
            <table:table-cell office:value-type="string" office:string-value="x" table:formula="of:=IF(COUNTIF([.W112:.W118];&quot;x&quot;)=0;&quot;&quot;;&quot;x&quot;)" table:style-name="ce4">
              <text:p>x</text:p>
            </table:table-cell>
            <table:table-cell office:value-type="string" office:string-value="" table:formula="of:=IF(COUNTIF([.X112:.X118];&quot;x&quot;)=0;&quot;&quot;;&quot;x&quot;)" table:style-name="ce4"/>
            <table:table-cell office:value-type="string" office:string-value="" table:formula="of:=IF(COUNTIF([.Y112:.Y118];&quot;x&quot;)=0;&quot;&quot;;&quot;x&quot;)" table:style-name="ce4"/>
            <table:table-cell office:value-type="string" office:string-value="" table:formula="of:=IF(COUNTIF([.Z112:.Z118];&quot;x&quot;)=0;&quot;&quot;;&quot;x&quot;)" table:style-name="ce4"/>
            <table:table-cell office:value-type="string" office:string-value="" table:formula="of:=IF(COUNTIF([.AA112:.AA118];&quot;x&quot;)=0;&quot;&quot;;&quot;x&quot;)" table:style-name="ce4"/>
            <table:table-cell table:style-name="ce2"/>
            <table:table-cell table:number-columns-repeated="16356"/>
          </table:table-row>
          <table:table-row-group>
            <table:table-row table:style-name="ro2" table:visibility="collapse">
              <table:table-cell table:style-name="ce1"/>
              <table:table-cell office:value-type="string" office:string-value="bck" table:formula="of:=[.B76]" table:style-name="ce5">
                <text:p>bck</text:p>
              </table:table-cell>
              <table:table-cell table:style-name="ce5"/>
              <table:table-cell table:number-columns-repeated="16" table:style-name="ce4"/>
              <table:table-cell office:value-type="string" table:style-name="ce4">
                <text:p>x</text:p>
              </table:table-cell>
              <table:table-cell table:number-columns-repeated="7" table:style-name="ce4"/>
              <table:table-cell table:style-name="ce2"/>
              <table:table-cell table:number-columns-repeated="16356"/>
            </table:table-row>
            <table:table-row table:style-name="ro2" table:visibility="collapse">
              <table:table-cell/>
              <table:table-cell office:value-type="string" office:string-value="ws" table:formula="of:=[.B77]" table:style-name="ce5">
                <text:p>ws</text:p>
              </table:table-cell>
              <table:table-cell table:style-name="ce5"/>
              <table:table-cell table:number-columns-repeated="15" table:style-name="ce4"/>
              <table:table-cell office:value-type="string" table:style-name="ce4">
                <text:p>x</text:p>
              </table:table-cell>
              <table:table-cell table:number-columns-repeated="8" table:style-name="ce4"/>
              <table:table-cell table:style-name="ce2"/>
              <table:table-cell table:number-columns-repeated="16356"/>
            </table:table-row>
            <table:table-row table:style-name="ro2" table:visibility="collapse">
              <table:table-cell/>
              <table:table-cell office:value-type="string" office:string-value="do" table:formula="of:=[.B78]" table:style-name="ce5">
                <text:p>do</text:p>
              </table:table-cell>
              <table:table-cell table:style-name="ce5"/>
              <table:table-cell table:number-columns-repeated="19" table:style-name="ce4"/>
              <table:table-cell office:value-type="string" table:style-name="ce4">
                <text:p>x</text:p>
              </table:table-cell>
              <table:table-cell table:number-columns-repeated="4" table:style-name="ce4"/>
              <table:table-cell table:style-name="ce2"/>
              <table:table-cell table:number-columns-repeated="16356"/>
            </table:table-row>
            <table:table-row table:style-name="ro1" table:visibility="collapse">
              <table:table-cell/>
              <table:table-cell office:value-type="string" office:string-value="di" table:formula="of:=[.B79]" table:style-name="ce5">
                <text:p>di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  <table:table-row-group>
              <table:table-row table:style-name="ro1" table:visibility="collapse">
                <table:table-cell/>
                <table:table-cell office:value-type="string" office:string-value="i2c" table:formula="of:=[.B80]" table:style-name="ce5">
                  <text:p>i2c</text:p>
                </table:table-cell>
                <table:table-cell office:value-type="float" office:value="106" table:style-name="ce5">
                  <text:p>106</text:p>
                </table:table-cell>
                <table:table-cell office:value-type="string" office:string-value="" table:formula="of:=IF(COUNTIF([.D117:.D118];&quot;x&quot;)=0;&quot;&quot;;&quot;x&quot;)" table:style-name="ce4"/>
                <table:table-cell office:value-type="string" office:string-value="" table:formula="of:=IF(COUNTIF([.E117:.E118];&quot;x&quot;)=0;&quot;&quot;;&quot;x&quot;)" table:style-name="ce4"/>
                <table:table-cell office:value-type="string" office:string-value="" table:formula="of:=IF(COUNTIF([.F117:.F118];&quot;x&quot;)=0;&quot;&quot;;&quot;x&quot;)" table:style-name="ce4"/>
                <table:table-cell office:value-type="string" office:string-value="" table:formula="of:=IF(COUNTIF([.G117:.G118];&quot;x&quot;)=0;&quot;&quot;;&quot;x&quot;)" table:style-name="ce4"/>
                <table:table-cell office:value-type="string" office:string-value="" table:formula="of:=IF(COUNTIF([.H117:.H118];&quot;x&quot;)=0;&quot;&quot;;&quot;x&quot;)" table:style-name="ce4"/>
                <table:table-cell office:value-type="string" office:string-value="" table:formula="of:=IF(COUNTIF([.I117:.I118];&quot;x&quot;)=0;&quot;&quot;;&quot;x&quot;)" table:style-name="ce4"/>
                <table:table-cell office:value-type="string" office:string-value="" table:formula="of:=IF(COUNTIF([.J117:.J118];&quot;x&quot;)=0;&quot;&quot;;&quot;x&quot;)" table:style-name="ce4"/>
                <table:table-cell office:value-type="string" office:string-value="" table:formula="of:=IF(COUNTIF([.K117:.K118];&quot;x&quot;)=0;&quot;&quot;;&quot;x&quot;)" table:style-name="ce4"/>
                <table:table-cell office:value-type="string" office:string-value="" table:formula="of:=IF(COUNTIF([.L117:.L118];&quot;x&quot;)=0;&quot;&quot;;&quot;x&quot;)" table:style-name="ce4"/>
                <table:table-cell office:value-type="string" office:string-value="" table:formula="of:=IF(COUNTIF([.M117:.M118];&quot;x&quot;)=0;&quot;&quot;;&quot;x&quot;)" table:style-name="ce4"/>
                <table:table-cell office:value-type="string" office:string-value="" table:formula="of:=IF(COUNTIF([.N117:.N118];&quot;x&quot;)=0;&quot;&quot;;&quot;x&quot;)" table:style-name="ce4"/>
                <table:table-cell office:value-type="string" office:string-value="" table:formula="of:=IF(COUNTIF([.O117:.O118];&quot;x&quot;)=0;&quot;&quot;;&quot;x&quot;)" table:style-name="ce4"/>
                <table:table-cell office:value-type="string" office:string-value="x" table:formula="of:=IF(COUNTIF([.P117:.P118];&quot;x&quot;)=0;&quot;&quot;;&quot;x&quot;)" table:style-name="ce4">
                  <text:p>x</text:p>
                </table:table-cell>
                <table:table-cell office:value-type="string" office:string-value="x" table:formula="of:=IF(COUNTIF([.Q117:.Q118];&quot;x&quot;)=0;&quot;&quot;;&quot;x&quot;)" table:style-name="ce4">
                  <text:p>x</text:p>
                </table:table-cell>
                <table:table-cell office:value-type="string" office:string-value="" table:formula="of:=IF(COUNTIF([.R117:.R118];&quot;x&quot;)=0;&quot;&quot;;&quot;x&quot;)" table:style-name="ce4"/>
                <table:table-cell office:value-type="string" office:string-value="" table:formula="of:=IF(COUNTIF([.S117:.S118];&quot;x&quot;)=0;&quot;&quot;;&quot;x&quot;)" table:style-name="ce4"/>
                <table:table-cell office:value-type="string" office:string-value="" table:formula="of:=IF(COUNTIF([.T117:.T118];&quot;x&quot;)=0;&quot;&quot;;&quot;x&quot;)" table:style-name="ce4"/>
                <table:table-cell office:value-type="string" office:string-value="" table:formula="of:=IF(COUNTIF([.U117:.U118];&quot;x&quot;)=0;&quot;&quot;;&quot;x&quot;)" table:style-name="ce4"/>
                <table:table-cell office:value-type="string" office:string-value="" table:formula="of:=IF(COUNTIF([.V117:.V118];&quot;x&quot;)=0;&quot;&quot;;&quot;x&quot;)" table:style-name="ce4"/>
                <table:table-cell office:value-type="string" office:string-value="" table:formula="of:=IF(COUNTIF([.W117:.W118];&quot;x&quot;)=0;&quot;&quot;;&quot;x&quot;)" table:style-name="ce4"/>
                <table:table-cell office:value-type="string" office:string-value="" table:formula="of:=IF(COUNTIF([.X117:.X118];&quot;x&quot;)=0;&quot;&quot;;&quot;x&quot;)" table:style-name="ce4"/>
                <table:table-cell office:value-type="string" office:string-value="" table:formula="of:=IF(COUNTIF([.Y117:.Y118];&quot;x&quot;)=0;&quot;&quot;;&quot;x&quot;)" table:style-name="ce4"/>
                <table:table-cell office:value-type="string" office:string-value="" table:formula="of:=IF(COUNTIF([.Z117:.Z118];&quot;x&quot;)=0;&quot;&quot;;&quot;x&quot;)" table:style-name="ce4"/>
                <table:table-cell office:value-type="string" office:string-value="" table:formula="of:=IF(COUNTIF([.AA117:.AA118];&quot;x&quot;)=0;&quot;&quot;;&quot;x&quot;)" table:style-name="ce4"/>
                <table:table-cell table:number-columns-repeated="16357" table:style-name="ce1"/>
              </table:table-row>
              <table:table-row table:style-name="ro1" table:visibility="collapse">
                <table:table-cell/>
                <table:table-cell office:value-type="string" office:string-value="scl" table:formula="of:=[.B81]" table:style-name="ce10">
                  <text:p>scl</text:p>
                </table:table-cell>
                <table:table-cell table:style-name="ce5"/>
                <table:table-cell table:number-columns-repeated="12" table:style-name="ce4"/>
                <table:table-cell office:value-type="string" table:style-name="ce4">
                  <text:p>x</text:p>
                </table:table-cell>
                <table:table-cell table:number-columns-repeated="11" table:style-name="ce4"/>
                <table:table-cell table:number-columns-repeated="16357" table:style-name="ce1"/>
              </table:table-row>
              <table:table-row table:style-name="ro1" table:visibility="collapse">
                <table:table-cell/>
                <table:table-cell office:value-type="string" office:string-value="sda" table:formula="of:=[.B82]" table:style-name="ce10">
                  <text:p>sda</text:p>
                </table:table-cell>
                <table:table-cell table:style-name="ce5"/>
                <table:table-cell table:number-columns-repeated="13" table:style-name="ce4"/>
                <table:table-cell office:value-type="string" table:style-name="ce4">
                  <text:p>x</text:p>
                </table:table-cell>
                <table:table-cell table:number-columns-repeated="10" table:style-name="ce4"/>
                <table:table-cell table:number-columns-repeated="16357" table:style-name="ce1"/>
              </table:table-row>
            </table:table-row-group>
          </table:table-row-group>
          <table:table-row table:style-name="ro1" table:visibility="collapse">
            <table:table-cell/>
            <table:table-cell office:value-type="string" office:string-value="battery" table:formula="of:=[.B83]" table:style-name="ce1">
              <text:p>battery</text:p>
            </table:table-cell>
            <table:table-cell table:style-name="ce1"/>
            <table:table-cell table:number-columns-repeated="24" table:style-name="ce4"/>
            <table:table-cell table:number-columns-repeated="16357" table:style-name="ce1"/>
          </table:table-row>
          <table:table-row table:style-name="ro2" table:visibility="collapse">
            <table:table-cell/>
            <table:table-cell office:value-type="string" office:string-value="jack" table:formula="of:=[.B84]" table:style-name="ce1">
              <text:p>jack</text:p>
            </table:table-cell>
            <table:table-cell table:style-name="ce1"/>
            <table:table-cell table:number-columns-repeated="24" table:style-name="ce4"/>
            <table:table-cell table:style-name="ce8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mute" table:formula="of:=[.B85]" table:style-name="ce1">
              <text:p>mute</text:p>
            </table:table-cell>
            <table:table-cell table:style-name="ce1"/>
            <table:table-cell table:number-columns-repeated="24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amp" table:formula="of:=[.B86]" table:style-name="ce1">
              <text:p>amp</text:p>
            </table:table-cell>
            <table:table-cell table:style-name="ce1"/>
            <table:table-cell table:number-columns-repeated="24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SPKfault" table:formula="of:=[.B87]" table:style-name="ce1">
              <text:p>SPKfault</text:p>
            </table:table-cell>
            <table:table-cell table:style-name="ce1"/>
            <table:table-cell office:value-type="string" office:string-value="" table:formula="of:=IF(COUNTIF([.D124:.D126];&quot;x&quot;)=0;&quot;&quot;;&quot;x&quot;)" table:style-name="ce4"/>
            <table:table-cell office:value-type="string" office:string-value="" table:formula="of:=IF(COUNTIF([.E124:.E126];&quot;x&quot;)=0;&quot;&quot;;&quot;x&quot;)" table:style-name="ce4"/>
            <table:table-cell office:value-type="string" office:string-value="" table:formula="of:=IF(COUNTIF([.F124:.F126];&quot;x&quot;)=0;&quot;&quot;;&quot;x&quot;)" table:style-name="ce4"/>
            <table:table-cell office:value-type="string" office:string-value="" table:formula="of:=IF(COUNTIF([.G124:.G126];&quot;x&quot;)=0;&quot;&quot;;&quot;x&quot;)" table:style-name="ce4"/>
            <table:table-cell office:value-type="string" office:string-value="" table:formula="of:=IF(COUNTIF([.H124:.H126];&quot;x&quot;)=0;&quot;&quot;;&quot;x&quot;)" table:style-name="ce4"/>
            <table:table-cell office:value-type="string" office:string-value="" table:formula="of:=IF(COUNTIF([.I124:.I126];&quot;x&quot;)=0;&quot;&quot;;&quot;x&quot;)" table:style-name="ce4"/>
            <table:table-cell office:value-type="string" office:string-value="" table:formula="of:=IF(COUNTIF([.J124:.J126];&quot;x&quot;)=0;&quot;&quot;;&quot;x&quot;)" table:style-name="ce4"/>
            <table:table-cell office:value-type="string" office:string-value="" table:formula="of:=IF(COUNTIF([.K124:.K126];&quot;x&quot;)=0;&quot;&quot;;&quot;x&quot;)" table:style-name="ce4"/>
            <table:table-cell office:value-type="string" office:string-value="" table:formula="of:=IF(COUNTIF([.L124:.L126];&quot;x&quot;)=0;&quot;&quot;;&quot;x&quot;)" table:style-name="ce4"/>
            <table:table-cell office:value-type="string" office:string-value="" table:formula="of:=IF(COUNTIF([.M124:.M126];&quot;x&quot;)=0;&quot;&quot;;&quot;x&quot;)" table:style-name="ce4"/>
            <table:table-cell office:value-type="string" office:string-value="" table:formula="of:=IF(COUNTIF([.N124:.N126];&quot;x&quot;)=0;&quot;&quot;;&quot;x&quot;)" table:style-name="ce4"/>
            <table:table-cell office:value-type="string" office:string-value="" table:formula="of:=IF(COUNTIF([.O124:.O126];&quot;x&quot;)=0;&quot;&quot;;&quot;x&quot;)" table:style-name="ce4"/>
            <table:table-cell office:value-type="string" office:string-value="" table:formula="of:=IF(COUNTIF([.P124:.P126];&quot;x&quot;)=0;&quot;&quot;;&quot;x&quot;)" table:style-name="ce4"/>
            <table:table-cell office:value-type="string" office:string-value="" table:formula="of:=IF(COUNTIF([.Q124:.Q126];&quot;x&quot;)=0;&quot;&quot;;&quot;x&quot;)" table:style-name="ce4"/>
            <table:table-cell office:value-type="string" office:string-value="" table:formula="of:=IF(COUNTIF([.R124:.R126];&quot;x&quot;)=0;&quot;&quot;;&quot;x&quot;)" table:style-name="ce4"/>
            <table:table-cell table:number-columns-repeated="3" table:style-name="ce4"/>
            <table:table-cell office:value-type="string" office:string-value="" table:formula="of:=IF(COUNTIF([.V124:.V126];&quot;x&quot;)=0;&quot;&quot;;&quot;x&quot;)" table:style-name="ce4"/>
            <table:table-cell office:value-type="string" office:string-value="" table:formula="of:=IF(COUNTIF([.W124:.W126];&quot;x&quot;)=0;&quot;&quot;;&quot;x&quot;)" table:style-name="ce4"/>
            <table:table-cell office:value-type="string" office:string-value="" table:formula="of:=IF(COUNTIF([.X124:.X126];&quot;x&quot;)=0;&quot;&quot;;&quot;x&quot;)" table:style-name="ce4"/>
            <table:table-cell office:value-type="string" office:string-value="" table:formula="of:=IF(COUNTIF([.Y124:.Y126];&quot;x&quot;)=0;&quot;&quot;;&quot;x&quot;)" table:style-name="ce4"/>
            <table:table-cell office:value-type="string" office:string-value="" table:formula="of:=IF(COUNTIF([.Z124:.Z126];&quot;x&quot;)=0;&quot;&quot;;&quot;x&quot;)" table:style-name="ce4"/>
            <table:table-cell office:value-type="string" office:string-value="" table:formula="of:=IF(COUNTIF([.AA124:.AA126];&quot;x&quot;)=0;&quot;&quot;;&quot;x&quot;)" table:style-name="ce4"/>
            <table:table-cell table:style-name="ce2"/>
            <table:table-cell table:number-columns-repeated="16356"/>
          </table:table-row>
          <table:table-row table:style-name="ro2" table:visibility="collapse">
            <table:table-cell/>
            <table:table-cell office:value-type="string" office:string-value="spdif" table:formula="of:=[.B88]" table:style-name="ce1">
              <text:p>spdif</text:p>
            </table:table-cell>
            <table:table-cell table:style-name="ce1"/>
            <table:table-cell office:value-type="string" office:string-value="" table:formula="of:=IF(COUNTIF([.D125:.D127];&quot;x&quot;)=0;&quot;&quot;;&quot;x&quot;)" table:style-name="ce4"/>
            <table:table-cell office:value-type="string" office:string-value="" table:formula="of:=IF(COUNTIF([.E125:.E127];&quot;x&quot;)=0;&quot;&quot;;&quot;x&quot;)" table:style-name="ce4"/>
            <table:table-cell office:value-type="string" office:string-value="" table:formula="of:=IF(COUNTIF([.F125:.F127];&quot;x&quot;)=0;&quot;&quot;;&quot;x&quot;)" table:style-name="ce4"/>
            <table:table-cell office:value-type="string" office:string-value="" table:formula="of:=IF(COUNTIF([.G125:.G127];&quot;x&quot;)=0;&quot;&quot;;&quot;x&quot;)" table:style-name="ce4"/>
            <table:table-cell office:value-type="string" office:string-value="" table:formula="of:=IF(COUNTIF([.H125:.H127];&quot;x&quot;)=0;&quot;&quot;;&quot;x&quot;)" table:style-name="ce4"/>
            <table:table-cell office:value-type="string" office:string-value="" table:formula="of:=IF(COUNTIF([.I125:.I127];&quot;x&quot;)=0;&quot;&quot;;&quot;x&quot;)" table:style-name="ce4"/>
            <table:table-cell office:value-type="string" office:string-value="" table:formula="of:=IF(COUNTIF([.J125:.J127];&quot;x&quot;)=0;&quot;&quot;;&quot;x&quot;)" table:style-name="ce4"/>
            <table:table-cell office:value-type="string" office:string-value="" table:formula="of:=IF(COUNTIF([.K125:.K127];&quot;x&quot;)=0;&quot;&quot;;&quot;x&quot;)" table:style-name="ce4"/>
            <table:table-cell office:value-type="string" office:string-value="" table:formula="of:=IF(COUNTIF([.L125:.L127];&quot;x&quot;)=0;&quot;&quot;;&quot;x&quot;)" table:style-name="ce4"/>
            <table:table-cell office:value-type="string" office:string-value="" table:formula="of:=IF(COUNTIF([.M125:.M127];&quot;x&quot;)=0;&quot;&quot;;&quot;x&quot;)" table:style-name="ce4"/>
            <table:table-cell office:value-type="string" office:string-value="" table:formula="of:=IF(COUNTIF([.N125:.N127];&quot;x&quot;)=0;&quot;&quot;;&quot;x&quot;)" table:style-name="ce4"/>
            <table:table-cell office:value-type="string" office:string-value="" table:formula="of:=IF(COUNTIF([.O125:.O127];&quot;x&quot;)=0;&quot;&quot;;&quot;x&quot;)" table:style-name="ce4"/>
            <table:table-cell office:value-type="string" office:string-value="" table:formula="of:=IF(COUNTIF([.P125:.P127];&quot;x&quot;)=0;&quot;&quot;;&quot;x&quot;)" table:style-name="ce4"/>
            <table:table-cell office:value-type="string" office:string-value="" table:formula="of:=IF(COUNTIF([.Q125:.Q127];&quot;x&quot;)=0;&quot;&quot;;&quot;x&quot;)" table:style-name="ce4"/>
            <table:table-cell office:value-type="string" office:string-value="" table:formula="of:=IF(COUNTIF([.R125:.R127];&quot;x&quot;)=0;&quot;&quot;;&quot;x&quot;)" table:style-name="ce4"/>
            <table:table-cell office:value-type="string" office:string-value="x" table:formula="of:=IF(COUNTIF([.S125:.S127];&quot;x&quot;)=0;&quot;&quot;;&quot;x&quot;)" table:style-name="ce4">
              <text:p>x</text:p>
            </table:table-cell>
            <table:table-cell office:value-type="string" office:string-value="x" table:formula="of:=IF(COUNTIF([.T125:.T127];&quot;x&quot;)=0;&quot;&quot;;&quot;x&quot;)" table:style-name="ce4">
              <text:p>x</text:p>
            </table:table-cell>
            <table:table-cell office:value-type="string" office:string-value="" table:formula="of:=IF(COUNTIF([.U125:.U127];&quot;x&quot;)=0;&quot;&quot;;&quot;x&quot;)" table:style-name="ce4"/>
            <table:table-cell office:value-type="string" office:string-value="" table:formula="of:=IF(COUNTIF([.V125:.V127];&quot;x&quot;)=0;&quot;&quot;;&quot;x&quot;)" table:style-name="ce4"/>
            <table:table-cell office:value-type="string" office:string-value="" table:formula="of:=IF(COUNTIF([.W125:.W127];&quot;x&quot;)=0;&quot;&quot;;&quot;x&quot;)" table:style-name="ce4"/>
            <table:table-cell office:value-type="string" office:string-value="" table:formula="of:=IF(COUNTIF([.X125:.X127];&quot;x&quot;)=0;&quot;&quot;;&quot;x&quot;)" table:style-name="ce4"/>
            <table:table-cell office:value-type="string" office:string-value="" table:formula="of:=IF(COUNTIF([.Y125:.Y127];&quot;x&quot;)=0;&quot;&quot;;&quot;x&quot;)" table:style-name="ce4"/>
            <table:table-cell office:value-type="string" office:string-value="" table:formula="of:=IF(COUNTIF([.Z125:.Z127];&quot;x&quot;)=0;&quot;&quot;;&quot;x&quot;)" table:style-name="ce4"/>
            <table:table-cell office:value-type="string" office:string-value="" table:formula="of:=IF(COUNTIF([.AA125:.AA127];&quot;x&quot;)=0;&quot;&quot;;&quot;x&quot;)" table:style-name="ce4"/>
            <table:table-cell table:style-name="ce2"/>
            <table:table-cell table:number-columns-repeated="16356"/>
          </table:table-row>
          <table:table-row-group>
            <table:table-row table:style-name="ro2" table:visibility="collapse">
              <table:table-cell/>
              <table:table-cell office:value-type="string" office:string-value="bck" table:formula="of:=[.B89]" table:style-name="ce5">
                <text:p>bck</text:p>
              </table:table-cell>
              <table:table-cell table:style-name="ce5"/>
              <table:table-cell office:value-type="float" office:value="0" table:formula="of:=[.D112]" table:style-name="ce5">
                <text:p>0</text:p>
              </table:table-cell>
              <table:table-cell office:value-type="float" office:value="0" table:formula="of:=[.E112]" table:style-name="ce5">
                <text:p>0</text:p>
              </table:table-cell>
              <table:table-cell office:value-type="float" office:value="0" table:formula="of:=[.F112]" table:style-name="ce5">
                <text:p>0</text:p>
              </table:table-cell>
              <table:table-cell office:value-type="float" office:value="0" table:formula="of:=[.G112]" table:style-name="ce5">
                <text:p>0</text:p>
              </table:table-cell>
              <table:table-cell office:value-type="float" office:value="0" table:formula="of:=[.H112]" table:style-name="ce5">
                <text:p>0</text:p>
              </table:table-cell>
              <table:table-cell office:value-type="float" office:value="0" table:formula="of:=[.I112]" table:style-name="ce5">
                <text:p>0</text:p>
              </table:table-cell>
              <table:table-cell office:value-type="float" office:value="0" table:formula="of:=[.J112]" table:style-name="ce5">
                <text:p>0</text:p>
              </table:table-cell>
              <table:table-cell office:value-type="float" office:value="0" table:formula="of:=[.K112]" table:style-name="ce5">
                <text:p>0</text:p>
              </table:table-cell>
              <table:table-cell office:value-type="float" office:value="0" table:formula="of:=[.L112]" table:style-name="ce5">
                <text:p>0</text:p>
              </table:table-cell>
              <table:table-cell office:value-type="float" office:value="0" table:formula="of:=[.M112]" table:style-name="ce5">
                <text:p>0</text:p>
              </table:table-cell>
              <table:table-cell office:value-type="float" office:value="0" table:formula="of:=[.N112]" table:style-name="ce5">
                <text:p>0</text:p>
              </table:table-cell>
              <table:table-cell office:value-type="float" office:value="0" table:formula="of:=[.O112]" table:style-name="ce5">
                <text:p>0</text:p>
              </table:table-cell>
              <table:table-cell office:value-type="float" office:value="0" table:formula="of:=[.P112]" table:style-name="ce5">
                <text:p>0</text:p>
              </table:table-cell>
              <table:table-cell office:value-type="float" office:value="0" table:formula="of:=[.Q112]" table:style-name="ce5">
                <text:p>0</text:p>
              </table:table-cell>
              <table:table-cell office:value-type="float" office:value="0" table:formula="of:=[.R112]" table:style-name="ce5">
                <text:p>0</text:p>
              </table:table-cell>
              <table:table-cell office:value-type="float" office:value="0" table:formula="of:=[.S112]" table:style-name="ce5">
                <text:p>0</text:p>
              </table:table-cell>
              <table:table-cell office:value-type="string" office:string-value="x" table:formula="of:=[.T112]" table:style-name="ce4">
                <text:p>x</text:p>
              </table:table-cell>
              <table:table-cell office:value-type="float" office:value="0" table:formula="of:=[.U112]" table:style-name="ce5">
                <text:p>0</text:p>
              </table:table-cell>
              <table:table-cell office:value-type="float" office:value="0" table:formula="of:=[.V112]" table:style-name="ce5">
                <text:p>0</text:p>
              </table:table-cell>
              <table:table-cell office:value-type="float" office:value="0" table:formula="of:=[.W112]" table:style-name="ce5">
                <text:p>0</text:p>
              </table:table-cell>
              <table:table-cell office:value-type="float" office:value="0" table:formula="of:=[.X112]" table:style-name="ce5">
                <text:p>0</text:p>
              </table:table-cell>
              <table:table-cell office:value-type="float" office:value="0" table:formula="of:=[.Y112]" table:style-name="ce5">
                <text:p>0</text:p>
              </table:table-cell>
              <table:table-cell office:value-type="float" office:value="0" table:formula="of:=[.Z112]" table:style-name="ce5">
                <text:p>0</text:p>
              </table:table-cell>
              <table:table-cell office:value-type="float" office:value="0" table:formula="of:=[.AA112]" table:style-name="ce5">
                <text:p>0</text:p>
              </table:table-cell>
              <table:table-cell table:style-name="ce2"/>
              <table:table-cell table:number-columns-repeated="16356"/>
            </table:table-row>
            <table:table-row table:style-name="ro1" table:visibility="collapse">
              <table:table-cell/>
              <table:table-cell office:value-type="string" office:string-value="ws" table:formula="of:=[.B90]" table:style-name="ce5">
                <text:p>ws</text:p>
              </table:table-cell>
              <table:table-cell table:style-name="ce5"/>
              <table:table-cell office:value-type="float" office:value="0" table:formula="of:=[.D113]" table:style-name="ce5">
                <text:p>0</text:p>
              </table:table-cell>
              <table:table-cell office:value-type="float" office:value="0" table:formula="of:=[.E113]" table:style-name="ce5">
                <text:p>0</text:p>
              </table:table-cell>
              <table:table-cell office:value-type="float" office:value="0" table:formula="of:=[.F113]" table:style-name="ce5">
                <text:p>0</text:p>
              </table:table-cell>
              <table:table-cell office:value-type="float" office:value="0" table:formula="of:=[.G113]" table:style-name="ce5">
                <text:p>0</text:p>
              </table:table-cell>
              <table:table-cell office:value-type="float" office:value="0" table:formula="of:=[.H113]" table:style-name="ce5">
                <text:p>0</text:p>
              </table:table-cell>
              <table:table-cell office:value-type="float" office:value="0" table:formula="of:=[.I113]" table:style-name="ce5">
                <text:p>0</text:p>
              </table:table-cell>
              <table:table-cell office:value-type="float" office:value="0" table:formula="of:=[.J113]" table:style-name="ce5">
                <text:p>0</text:p>
              </table:table-cell>
              <table:table-cell office:value-type="float" office:value="0" table:formula="of:=[.K113]" table:style-name="ce5">
                <text:p>0</text:p>
              </table:table-cell>
              <table:table-cell office:value-type="float" office:value="0" table:formula="of:=[.L113]" table:style-name="ce5">
                <text:p>0</text:p>
              </table:table-cell>
              <table:table-cell office:value-type="float" office:value="0" table:formula="of:=[.M113]" table:style-name="ce5">
                <text:p>0</text:p>
              </table:table-cell>
              <table:table-cell office:value-type="float" office:value="0" table:formula="of:=[.N113]" table:style-name="ce5">
                <text:p>0</text:p>
              </table:table-cell>
              <table:table-cell office:value-type="float" office:value="0" table:formula="of:=[.O113]" table:style-name="ce5">
                <text:p>0</text:p>
              </table:table-cell>
              <table:table-cell office:value-type="float" office:value="0" table:formula="of:=[.P113]" table:style-name="ce5">
                <text:p>0</text:p>
              </table:table-cell>
              <table:table-cell office:value-type="float" office:value="0" table:formula="of:=[.Q113]" table:style-name="ce5">
                <text:p>0</text:p>
              </table:table-cell>
              <table:table-cell office:value-type="float" office:value="0" table:formula="of:=[.R113]" table:style-name="ce5">
                <text:p>0</text:p>
              </table:table-cell>
              <table:table-cell office:value-type="string" office:string-value="x" table:formula="of:=[.S113]" table:style-name="ce5">
                <text:p>x</text:p>
              </table:table-cell>
              <table:table-cell office:value-type="float" office:value="0" table:formula="of:=[.T113]" table:style-name="ce4">
                <text:p>0</text:p>
              </table:table-cell>
              <table:table-cell office:value-type="float" office:value="0" table:formula="of:=[.U113]" table:style-name="ce5">
                <text:p>0</text:p>
              </table:table-cell>
              <table:table-cell office:value-type="float" office:value="0" table:formula="of:=[.V113]" table:style-name="ce5">
                <text:p>0</text:p>
              </table:table-cell>
              <table:table-cell office:value-type="float" office:value="0" table:formula="of:=[.W113]" table:style-name="ce5">
                <text:p>0</text:p>
              </table:table-cell>
              <table:table-cell office:value-type="float" office:value="0" table:formula="of:=[.X113]" table:style-name="ce5">
                <text:p>0</text:p>
              </table:table-cell>
              <table:table-cell office:value-type="float" office:value="0" table:formula="of:=[.Y113]" table:style-name="ce5">
                <text:p>0</text:p>
              </table:table-cell>
              <table:table-cell office:value-type="float" office:value="0" table:formula="of:=[.Z113]" table:style-name="ce5">
                <text:p>0</text:p>
              </table:table-cell>
              <table:table-cell office:value-type="float" office:value="0" table:formula="of:=[.AA113]" table:style-name="ce5">
                <text:p>0</text:p>
              </table:table-cell>
              <table:table-cell table:number-columns-repeated="16357" table:style-name="ce1"/>
            </table:table-row>
            <table:table-row table:style-name="ro1" table:visibility="collapse">
              <table:table-cell/>
              <table:table-cell office:value-type="string" office:string-value="do" table:formula="of:=[.B91]" table:style-name="ce5">
                <text:p>do</text:p>
              </table:table-cell>
              <table:table-cell table:style-name="ce5"/>
              <table:table-cell table:number-columns-repeated="24" table:style-name="ce4"/>
              <table:table-cell table:number-columns-repeated="16357" table:style-name="ce1"/>
            </table:table-row>
          </table:table-row-group>
          <table:table-row table:style-name="ro1" table:visibility="collapse">
            <table:table-cell/>
            <table:table-cell office:value-type="string" office:string-value="led green" table:formula="of:=[.B92]" table:style-name="ce1">
              <text:p>led green</text:p>
            </table:table-cell>
            <table:table-cell table:style-name="ce1"/>
            <table:table-cell table:number-columns-repeated="24" table:style-name="ce4"/>
            <table:table-cell table:number-columns-repeated="16357" table:style-name="ce1"/>
          </table:table-row>
          <table:table-row table:style-name="ro1" table:visibility="collapse">
            <table:table-cell table:style-name="ce1"/>
            <table:table-cell office:value-type="string" office:string-value="led red" table:formula="of:=[.B93]" table:style-name="ce1">
              <text:p>led red</text:p>
            </table:table-cell>
            <table:table-cell table:style-name="ce1"/>
            <table:table-cell office:value-type="string" office:string-value="" table:formula="of:=IF(COUNTIF([.D130:.D131];&quot;x&quot;)=0;&quot;&quot;;&quot;x&quot;)" table:style-name="ce4"/>
            <table:table-cell office:value-type="string" office:string-value="" table:formula="of:=IF(COUNTIF([.E130:.E131];&quot;x&quot;)=0;&quot;&quot;;&quot;x&quot;)" table:style-name="ce4"/>
            <table:table-cell office:value-type="string" office:string-value="" table:formula="of:=IF(COUNTIF([.F130:.F131];&quot;x&quot;)=0;&quot;&quot;;&quot;x&quot;)" table:style-name="ce4"/>
            <table:table-cell office:value-type="string" office:string-value="" table:formula="of:=IF(COUNTIF([.G130:.G131];&quot;x&quot;)=0;&quot;&quot;;&quot;x&quot;)" table:style-name="ce4"/>
            <table:table-cell office:value-type="string" office:string-value="" table:formula="of:=IF(COUNTIF([.H130:.H131];&quot;x&quot;)=0;&quot;&quot;;&quot;x&quot;)" table:style-name="ce4"/>
            <table:table-cell office:value-type="string" office:string-value="" table:formula="of:=IF(COUNTIF([.I130:.I131];&quot;x&quot;)=0;&quot;&quot;;&quot;x&quot;)" table:style-name="ce4"/>
            <table:table-cell office:value-type="string" office:string-value="" table:formula="of:=IF(COUNTIF([.J130:.J131];&quot;x&quot;)=0;&quot;&quot;;&quot;x&quot;)" table:style-name="ce4"/>
            <table:table-cell office:value-type="string" office:string-value="" table:formula="of:=IF(COUNTIF([.K130:.K131];&quot;x&quot;)=0;&quot;&quot;;&quot;x&quot;)" table:style-name="ce4"/>
            <table:table-cell office:value-type="string" office:string-value="" table:formula="of:=IF(COUNTIF([.L130:.L131];&quot;x&quot;)=0;&quot;&quot;;&quot;x&quot;)" table:style-name="ce4"/>
            <table:table-cell office:value-type="string" office:string-value="" table:formula="of:=IF(COUNTIF([.M130:.M131];&quot;x&quot;)=0;&quot;&quot;;&quot;x&quot;)" table:style-name="ce4"/>
            <table:table-cell office:value-type="string" office:string-value="" table:formula="of:=IF(COUNTIF([.N130:.N131];&quot;x&quot;)=0;&quot;&quot;;&quot;x&quot;)" table:style-name="ce4"/>
            <table:table-cell office:value-type="string" office:string-value="" table:formula="of:=IF(COUNTIF([.O130:.O131];&quot;x&quot;)=0;&quot;&quot;;&quot;x&quot;)" table:style-name="ce4"/>
            <table:table-cell office:value-type="string" office:string-value="" table:formula="of:=IF(COUNTIF([.P130:.P131];&quot;x&quot;)=0;&quot;&quot;;&quot;x&quot;)" table:style-name="ce4"/>
            <table:table-cell office:value-type="string" office:string-value="" table:formula="of:=IF(COUNTIF([.Q130:.Q131];&quot;x&quot;)=0;&quot;&quot;;&quot;x&quot;)" table:style-name="ce4"/>
            <table:table-cell office:value-type="string" office:string-value="" table:formula="of:=IF(COUNTIF([.R130:.R131];&quot;x&quot;)=0;&quot;&quot;;&quot;x&quot;)" table:style-name="ce4"/>
            <table:table-cell office:value-type="string" office:string-value="" table:formula="of:=IF(COUNTIF([.S130:.S131];&quot;x&quot;)=0;&quot;&quot;;&quot;x&quot;)" table:style-name="ce4"/>
            <table:table-cell office:value-type="string" office:string-value="" table:formula="of:=IF(COUNTIF([.T130:.T131];&quot;x&quot;)=0;&quot;&quot;;&quot;x&quot;)" table:style-name="ce4"/>
            <table:table-cell office:value-type="string" office:string-value="" table:formula="of:=IF(COUNTIF([.U130:.U131];&quot;x&quot;)=0;&quot;&quot;;&quot;x&quot;)" table:style-name="ce4"/>
            <table:table-cell office:value-type="string" office:string-value="" table:formula="of:=IF(COUNTIF([.V130:.V131];&quot;x&quot;)=0;&quot;&quot;;&quot;x&quot;)" table:style-name="ce4"/>
            <table:table-cell office:value-type="string" office:string-value="" table:formula="of:=IF(COUNTIF([.W130:.W131];&quot;x&quot;)=0;&quot;&quot;;&quot;x&quot;)" table:style-name="ce4"/>
            <table:table-cell office:value-type="string" office:string-value="" table:formula="of:=IF(COUNTIF([.X130:.X131];&quot;x&quot;)=0;&quot;&quot;;&quot;x&quot;)" table:style-name="ce4"/>
            <table:table-cell office:value-type="string" office:string-value="" table:formula="of:=IF(COUNTIF([.Y130:.Y131];&quot;x&quot;)=0;&quot;&quot;;&quot;x&quot;)" table:style-name="ce4"/>
            <table:table-cell office:value-type="string" office:string-value="" table:formula="of:=IF(COUNTIF([.Z130:.Z131];&quot;x&quot;)=0;&quot;&quot;;&quot;x&quot;)" table:style-name="ce4"/>
            <table:table-cell office:value-type="string" office:string-value="" table:formula="of:=IF(COUNTIF([.AA130:.AA131];&quot;x&quot;)=0;&quot;&quot;;&quot;x&quot;)" table:style-name="ce4"/>
            <table:table-cell table:number-columns-repeated="16357"/>
          </table:table-row>
          <table:table-row table:style-name="ro1" table:visibility="collapse">
            <table:table-cell table:style-name="ce1"/>
            <table:table-cell office:value-type="string" office:string-value="I2C" table:formula="of:=[.B94]" table:style-name="ce1">
              <text:p>I2C</text:p>
            </table:table-cell>
            <table:table-cell table:style-name="ce1"/>
            <table:table-cell office:value-type="string" office:string-value="" table:formula="of:=IF(COUNTIF([.D131:.D132];&quot;x&quot;)=0;&quot;&quot;;&quot;x&quot;)" table:style-name="ce4"/>
            <table:table-cell office:value-type="string" office:string-value="" table:formula="of:=IF(COUNTIF([.E131:.E132];&quot;x&quot;)=0;&quot;&quot;;&quot;x&quot;)" table:style-name="ce4"/>
            <table:table-cell office:value-type="string" office:string-value="" table:formula="of:=IF(COUNTIF([.F131:.F132];&quot;x&quot;)=0;&quot;&quot;;&quot;x&quot;)" table:style-name="ce4"/>
            <table:table-cell office:value-type="string" office:string-value="" table:formula="of:=IF(COUNTIF([.G131:.G132];&quot;x&quot;)=0;&quot;&quot;;&quot;x&quot;)" table:style-name="ce4"/>
            <table:table-cell office:value-type="string" office:string-value="" table:formula="of:=IF(COUNTIF([.H131:.H132];&quot;x&quot;)=0;&quot;&quot;;&quot;x&quot;)" table:style-name="ce4"/>
            <table:table-cell office:value-type="string" office:string-value="" table:formula="of:=IF(COUNTIF([.I131:.I132];&quot;x&quot;)=0;&quot;&quot;;&quot;x&quot;)" table:style-name="ce4"/>
            <table:table-cell office:value-type="string" office:string-value="" table:formula="of:=IF(COUNTIF([.J131:.J132];&quot;x&quot;)=0;&quot;&quot;;&quot;x&quot;)" table:style-name="ce4"/>
            <table:table-cell office:value-type="string" office:string-value="" table:formula="of:=IF(COUNTIF([.K131:.K132];&quot;x&quot;)=0;&quot;&quot;;&quot;x&quot;)" table:style-name="ce4"/>
            <table:table-cell office:value-type="string" office:string-value="" table:formula="of:=IF(COUNTIF([.L131:.L132];&quot;x&quot;)=0;&quot;&quot;;&quot;x&quot;)" table:style-name="ce4"/>
            <table:table-cell office:value-type="string" office:string-value="" table:formula="of:=IF(COUNTIF([.M131:.M132];&quot;x&quot;)=0;&quot;&quot;;&quot;x&quot;)" table:style-name="ce4"/>
            <table:table-cell office:value-type="string" office:string-value="" table:formula="of:=IF(COUNTIF([.N131:.N132];&quot;x&quot;)=0;&quot;&quot;;&quot;x&quot;)" table:style-name="ce4"/>
            <table:table-cell office:value-type="string" office:string-value="" table:formula="of:=IF(COUNTIF([.O131:.O132];&quot;x&quot;)=0;&quot;&quot;;&quot;x&quot;)" table:style-name="ce4"/>
            <table:table-cell office:value-type="string" office:string-value="" table:formula="of:=IF(COUNTIF([.P131:.P132];&quot;x&quot;)=0;&quot;&quot;;&quot;x&quot;)" table:style-name="ce4"/>
            <table:table-cell office:value-type="string" office:string-value="" table:formula="of:=IF(COUNTIF([.Q131:.Q132];&quot;x&quot;)=0;&quot;&quot;;&quot;x&quot;)" table:style-name="ce4"/>
            <table:table-cell office:value-type="string" office:string-value="" table:formula="of:=IF(COUNTIF([.R131:.R132];&quot;x&quot;)=0;&quot;&quot;;&quot;x&quot;)" table:style-name="ce4"/>
            <table:table-cell office:value-type="string" office:string-value="" table:formula="of:=IF(COUNTIF([.S131:.S132];&quot;x&quot;)=0;&quot;&quot;;&quot;x&quot;)" table:style-name="ce4"/>
            <table:table-cell office:value-type="string" office:string-value="" table:formula="of:=IF(COUNTIF([.T131:.T132];&quot;x&quot;)=0;&quot;&quot;;&quot;x&quot;)" table:style-name="ce4"/>
            <table:table-cell office:value-type="string" office:string-value="" table:formula="of:=IF(COUNTIF([.U131:.U132];&quot;x&quot;)=0;&quot;&quot;;&quot;x&quot;)" table:style-name="ce4"/>
            <table:table-cell office:value-type="string" office:string-value="" table:formula="of:=IF(COUNTIF([.V131:.V132];&quot;x&quot;)=0;&quot;&quot;;&quot;x&quot;)" table:style-name="ce4"/>
            <table:table-cell office:value-type="string" office:string-value="" table:formula="of:=IF(COUNTIF([.W131:.W132];&quot;x&quot;)=0;&quot;&quot;;&quot;x&quot;)" table:style-name="ce4"/>
            <table:table-cell office:value-type="string" office:string-value="" table:formula="of:=IF(COUNTIF([.X131:.X132];&quot;x&quot;)=0;&quot;&quot;;&quot;x&quot;)" table:style-name="ce4"/>
            <table:table-cell office:value-type="string" office:string-value="" table:formula="of:=IF(COUNTIF([.Y131:.Y132];&quot;x&quot;)=0;&quot;&quot;;&quot;x&quot;)" table:style-name="ce4"/>
            <table:table-cell office:value-type="string" office:string-value="" table:formula="of:=IF(COUNTIF([.Z131:.Z132];&quot;x&quot;)=0;&quot;&quot;;&quot;x&quot;)" table:style-name="ce4"/>
            <table:table-cell office:value-type="string" office:string-value="" table:formula="of:=IF(COUNTIF([.AA131:.AA132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sda" table:formula="of:=[.B95]" table:style-name="ce5">
                <text:p>sda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scl" table:formula="of:=[.B96]" table:style-name="ce5">
                <text:p>scl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SPI" table:formula="of:=[.B97]" table:style-name="ce1">
              <text:p>SPI</text:p>
            </table:table-cell>
            <table:table-cell table:style-name="ce1"/>
            <table:table-cell office:value-type="string" office:string-value="" table:formula="of:=IF(COUNTIF([.D134:.D137];&quot;x&quot;)=0;&quot;&quot;;&quot;x&quot;)" table:style-name="ce4"/>
            <table:table-cell office:value-type="string" office:string-value="" table:formula="of:=IF(COUNTIF([.E134:.E137];&quot;x&quot;)=0;&quot;&quot;;&quot;x&quot;)" table:style-name="ce4"/>
            <table:table-cell office:value-type="string" office:string-value="" table:formula="of:=IF(COUNTIF([.F134:.F137];&quot;x&quot;)=0;&quot;&quot;;&quot;x&quot;)" table:style-name="ce4"/>
            <table:table-cell office:value-type="string" office:string-value="" table:formula="of:=IF(COUNTIF([.G134:.G137];&quot;x&quot;)=0;&quot;&quot;;&quot;x&quot;)" table:style-name="ce4"/>
            <table:table-cell office:value-type="string" office:string-value="" table:formula="of:=IF(COUNTIF([.H134:.H137];&quot;x&quot;)=0;&quot;&quot;;&quot;x&quot;)" table:style-name="ce4"/>
            <table:table-cell office:value-type="string" office:string-value="" table:formula="of:=IF(COUNTIF([.I134:.I137];&quot;x&quot;)=0;&quot;&quot;;&quot;x&quot;)" table:style-name="ce4"/>
            <table:table-cell office:value-type="string" office:string-value="" table:formula="of:=IF(COUNTIF([.J134:.J137];&quot;x&quot;)=0;&quot;&quot;;&quot;x&quot;)" table:style-name="ce4"/>
            <table:table-cell office:value-type="string" office:string-value="" table:formula="of:=IF(COUNTIF([.K134:.K137];&quot;x&quot;)=0;&quot;&quot;;&quot;x&quot;)" table:style-name="ce4"/>
            <table:table-cell office:value-type="string" office:string-value="" table:formula="of:=IF(COUNTIF([.L134:.L137];&quot;x&quot;)=0;&quot;&quot;;&quot;x&quot;)" table:style-name="ce4"/>
            <table:table-cell office:value-type="string" office:string-value="" table:formula="of:=IF(COUNTIF([.M134:.M137];&quot;x&quot;)=0;&quot;&quot;;&quot;x&quot;)" table:style-name="ce4"/>
            <table:table-cell office:value-type="string" office:string-value="x" table:formula="of:=IF(COUNTIF([.N134:.N137];&quot;x&quot;)=0;&quot;&quot;;&quot;x&quot;)" table:style-name="ce4">
              <text:p>x</text:p>
            </table:table-cell>
            <table:table-cell office:value-type="string" office:string-value="x" table:formula="of:=IF(COUNTIF([.O134:.O137];&quot;x&quot;)=0;&quot;&quot;;&quot;x&quot;)" table:style-name="ce4">
              <text:p>x</text:p>
            </table:table-cell>
            <table:table-cell office:value-type="string" office:string-value="" table:formula="of:=IF(COUNTIF([.P134:.P137];&quot;x&quot;)=0;&quot;&quot;;&quot;x&quot;)" table:style-name="ce4"/>
            <table:table-cell office:value-type="string" office:string-value="" table:formula="of:=IF(COUNTIF([.Q134:.Q137];&quot;x&quot;)=0;&quot;&quot;;&quot;x&quot;)" table:style-name="ce4"/>
            <table:table-cell office:value-type="string" office:string-value="" table:formula="of:=IF(COUNTIF([.R134:.R137];&quot;x&quot;)=0;&quot;&quot;;&quot;x&quot;)" table:style-name="ce4"/>
            <table:table-cell office:value-type="string" office:string-value="" table:formula="of:=IF(COUNTIF([.S134:.S137];&quot;x&quot;)=0;&quot;&quot;;&quot;x&quot;)" table:style-name="ce4"/>
            <table:table-cell office:value-type="string" office:string-value="" table:formula="of:=IF(COUNTIF([.T134:.T137];&quot;x&quot;)=0;&quot;&quot;;&quot;x&quot;)" table:style-name="ce4"/>
            <table:table-cell office:value-type="string" office:string-value="x" table:formula="of:=IF(COUNTIF([.U134:.U137];&quot;x&quot;)=0;&quot;&quot;;&quot;x&quot;)" table:style-name="ce4">
              <text:p>x</text:p>
            </table:table-cell>
            <table:table-cell office:value-type="string" office:string-value="" table:formula="of:=IF(COUNTIF([.V134:.V137];&quot;x&quot;)=0;&quot;&quot;;&quot;x&quot;)" table:style-name="ce4"/>
            <table:table-cell office:value-type="string" office:string-value="" table:formula="of:=IF(COUNTIF([.W134:.W137];&quot;x&quot;)=0;&quot;&quot;;&quot;x&quot;)" table:style-name="ce4"/>
            <table:table-cell office:value-type="string" office:string-value="" table:formula="of:=IF(COUNTIF([.X134:.X137];&quot;x&quot;)=0;&quot;&quot;;&quot;x&quot;)" table:style-name="ce4"/>
            <table:table-cell office:value-type="string" office:string-value="" table:formula="of:=IF(COUNTIF([.Y134:.Y137];&quot;x&quot;)=0;&quot;&quot;;&quot;x&quot;)" table:style-name="ce4"/>
            <table:table-cell office:value-type="string" office:string-value="" table:formula="of:=IF(COUNTIF([.Z134:.Z137];&quot;x&quot;)=0;&quot;&quot;;&quot;x&quot;)" table:style-name="ce4"/>
            <table:table-cell office:value-type="string" office:string-value="" table:formula="of:=IF(COUNTIF([.AA134:.AA137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mosi" table:formula="of:=[.B98]" table:style-name="ce5">
                <text:p>mosi</text:p>
              </table:table-cell>
              <table:table-cell table:style-name="ce5"/>
              <table:table-cell table:number-columns-repeated="11" table:style-name="ce4"/>
              <table:table-cell office:value-type="string" table:style-name="ce4">
                <text:p>x</text:p>
              </table:table-cell>
              <table:table-cell table:number-columns-repeated="12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miso" table:formula="of:=[.B99]" table:style-name="ce5">
                <text:p>miso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clk" table:formula="of:=[.B100]" table:style-name="ce5">
                <text:p>clk</text:p>
              </table:table-cell>
              <table:table-cell table:style-name="ce5"/>
              <table:table-cell table:number-columns-repeated="10" table:style-name="ce4"/>
              <table:table-cell office:value-type="string" table:style-name="ce4">
                <text:p>x</text:p>
              </table:table-cell>
              <table:table-cell table:number-columns-repeated="13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dc" table:formula="of:=[.B101]" table:style-name="ce5">
                <text:p>dc</text:p>
              </table:table-cell>
              <table:table-cell table:style-name="ce5"/>
              <table:table-cell office:value-type="string" office:string-value="" table:formula="of:=IF(COUNTIF([.D138:.D140];&quot;x&quot;)=0;&quot;&quot;;&quot;x&quot;)" table:style-name="ce4"/>
              <table:table-cell office:value-type="string" office:string-value="" table:formula="of:=IF(COUNTIF([.E138:.E140];&quot;x&quot;)=0;&quot;&quot;;&quot;x&quot;)" table:style-name="ce4"/>
              <table:table-cell office:value-type="string" office:string-value="" table:formula="of:=IF(COUNTIF([.F138:.F140];&quot;x&quot;)=0;&quot;&quot;;&quot;x&quot;)" table:style-name="ce4"/>
              <table:table-cell office:value-type="string" office:string-value="" table:formula="of:=IF(COUNTIF([.G138:.G140];&quot;x&quot;)=0;&quot;&quot;;&quot;x&quot;)" table:style-name="ce4"/>
              <table:table-cell office:value-type="string" office:string-value="" table:formula="of:=IF(COUNTIF([.H138:.H140];&quot;x&quot;)=0;&quot;&quot;;&quot;x&quot;)" table:style-name="ce4"/>
              <table:table-cell office:value-type="string" office:string-value="" table:formula="of:=IF(COUNTIF([.I138:.I140];&quot;x&quot;)=0;&quot;&quot;;&quot;x&quot;)" table:style-name="ce4"/>
              <table:table-cell office:value-type="string" office:string-value="" table:formula="of:=IF(COUNTIF([.J138:.J140];&quot;x&quot;)=0;&quot;&quot;;&quot;x&quot;)" table:style-name="ce4"/>
              <table:table-cell office:value-type="string" office:string-value="" table:formula="of:=IF(COUNTIF([.K138:.K140];&quot;x&quot;)=0;&quot;&quot;;&quot;x&quot;)" table:style-name="ce4"/>
              <table:table-cell office:value-type="string" office:string-value="" table:formula="of:=IF(COUNTIF([.L138:.L140];&quot;x&quot;)=0;&quot;&quot;;&quot;x&quot;)" table:style-name="ce4"/>
              <table:table-cell office:value-type="string" office:string-value="" table:formula="of:=IF(COUNTIF([.M138:.M140];&quot;x&quot;)=0;&quot;&quot;;&quot;x&quot;)" table:style-name="ce4"/>
              <table:table-cell office:value-type="string" office:string-value="" table:formula="of:=IF(COUNTIF([.N138:.N140];&quot;x&quot;)=0;&quot;&quot;;&quot;x&quot;)" table:style-name="ce4"/>
              <table:table-cell office:value-type="string" office:string-value="" table:formula="of:=IF(COUNTIF([.O138:.O140];&quot;x&quot;)=0;&quot;&quot;;&quot;x&quot;)" table:style-name="ce4"/>
              <table:table-cell office:value-type="string" office:string-value="" table:formula="of:=IF(COUNTIF([.P138:.P140];&quot;x&quot;)=0;&quot;&quot;;&quot;x&quot;)" table:style-name="ce4"/>
              <table:table-cell office:value-type="string" office:string-value="" table:formula="of:=IF(COUNTIF([.Q138:.Q140];&quot;x&quot;)=0;&quot;&quot;;&quot;x&quot;)" table:style-name="ce4"/>
              <table:table-cell office:value-type="string" office:string-value="" table:formula="of:=IF(COUNTIF([.R138:.R140];&quot;x&quot;)=0;&quot;&quot;;&quot;x&quot;)" table:style-name="ce4"/>
              <table:table-cell office:value-type="string" office:string-value="" table:formula="of:=IF(COUNTIF([.S138:.S140];&quot;x&quot;)=0;&quot;&quot;;&quot;x&quot;)" table:style-name="ce4"/>
              <table:table-cell office:value-type="string" office:string-value="" table:formula="of:=IF(COUNTIF([.T138:.T140];&quot;x&quot;)=0;&quot;&quot;;&quot;x&quot;)" table:style-name="ce4"/>
              <table:table-cell office:value-type="string" table:style-name="ce4">
                <text:p>x</text:p>
              </table:table-cell>
              <table:table-cell office:value-type="string" office:string-value="" table:formula="of:=IF(COUNTIF([.V138:.V140];&quot;x&quot;)=0;&quot;&quot;;&quot;x&quot;)" table:style-name="ce4"/>
              <table:table-cell office:value-type="string" office:string-value="" table:formula="of:=IF(COUNTIF([.W138:.W140];&quot;x&quot;)=0;&quot;&quot;;&quot;x&quot;)" table:style-name="ce4"/>
              <table:table-cell office:value-type="string" office:string-value="" table:formula="of:=IF(COUNTIF([.X138:.X140];&quot;x&quot;)=0;&quot;&quot;;&quot;x&quot;)" table:style-name="ce4"/>
              <table:table-cell office:value-type="string" office:string-value="" table:formula="of:=IF(COUNTIF([.Y138:.Y140];&quot;x&quot;)=0;&quot;&quot;;&quot;x&quot;)" table:style-name="ce4"/>
              <table:table-cell office:value-type="string" office:string-value="" table:formula="of:=IF(COUNTIF([.Z138:.Z140];&quot;x&quot;)=0;&quot;&quot;;&quot;x&quot;)" table:style-name="ce4"/>
              <table:table-cell office:value-type="string" office:string-value="" table:formula="of:=IF(COUNTIF([.AA138:.AA140];&quot;x&quot;)=0;&quot;&quot;;&quot;x&quot;)" table:style-name="ce4"/>
              <table:table-cell table:number-columns-repeated="16357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rotary" table:formula="of:=[.B102]" table:style-name="ce1">
              <text:p>rotary</text:p>
            </table:table-cell>
            <table:table-cell table:style-name="ce1"/>
            <table:table-cell office:value-type="string" office:string-value="" table:formula="of:=IF(COUNTIF([.D139:.D141];&quot;x&quot;)=0;&quot;&quot;;&quot;x&quot;)" table:style-name="ce4"/>
            <table:table-cell office:value-type="string" office:string-value="" table:formula="of:=IF(COUNTIF([.E139:.E141];&quot;x&quot;)=0;&quot;&quot;;&quot;x&quot;)" table:style-name="ce4"/>
            <table:table-cell office:value-type="string" office:string-value="" table:formula="of:=IF(COUNTIF([.F139:.F141];&quot;x&quot;)=0;&quot;&quot;;&quot;x&quot;)" table:style-name="ce4"/>
            <table:table-cell office:value-type="string" office:string-value="" table:formula="of:=IF(COUNTIF([.G139:.G141];&quot;x&quot;)=0;&quot;&quot;;&quot;x&quot;)" table:style-name="ce4"/>
            <table:table-cell office:value-type="string" office:string-value="" table:formula="of:=IF(COUNTIF([.H139:.H141];&quot;x&quot;)=0;&quot;&quot;;&quot;x&quot;)" table:style-name="ce4"/>
            <table:table-cell office:value-type="string" office:string-value="" table:formula="of:=IF(COUNTIF([.I139:.I141];&quot;x&quot;)=0;&quot;&quot;;&quot;x&quot;)" table:style-name="ce4"/>
            <table:table-cell office:value-type="string" office:string-value="" table:formula="of:=IF(COUNTIF([.J139:.J141];&quot;x&quot;)=0;&quot;&quot;;&quot;x&quot;)" table:style-name="ce4"/>
            <table:table-cell office:value-type="string" office:string-value="" table:formula="of:=IF(COUNTIF([.K139:.K141];&quot;x&quot;)=0;&quot;&quot;;&quot;x&quot;)" table:style-name="ce4"/>
            <table:table-cell office:value-type="string" office:string-value="" table:formula="of:=IF(COUNTIF([.L139:.L141];&quot;x&quot;)=0;&quot;&quot;;&quot;x&quot;)" table:style-name="ce4"/>
            <table:table-cell office:value-type="string" office:string-value="" table:formula="of:=IF(COUNTIF([.M139:.M141];&quot;x&quot;)=0;&quot;&quot;;&quot;x&quot;)" table:style-name="ce4"/>
            <table:table-cell office:value-type="string" office:string-value="" table:formula="of:=IF(COUNTIF([.N139:.N141];&quot;x&quot;)=0;&quot;&quot;;&quot;x&quot;)" table:style-name="ce4"/>
            <table:table-cell office:value-type="string" office:string-value="" table:formula="of:=IF(COUNTIF([.O139:.O141];&quot;x&quot;)=0;&quot;&quot;;&quot;x&quot;)" table:style-name="ce4"/>
            <table:table-cell office:value-type="string" office:string-value="" table:formula="of:=IF(COUNTIF([.P139:.P141];&quot;x&quot;)=0;&quot;&quot;;&quot;x&quot;)" table:style-name="ce4"/>
            <table:table-cell office:value-type="string" office:string-value="" table:formula="of:=IF(COUNTIF([.Q139:.Q141];&quot;x&quot;)=0;&quot;&quot;;&quot;x&quot;)" table:style-name="ce4"/>
            <table:table-cell office:value-type="string" office:string-value="" table:formula="of:=IF(COUNTIF([.R139:.R141];&quot;x&quot;)=0;&quot;&quot;;&quot;x&quot;)" table:style-name="ce4"/>
            <table:table-cell office:value-type="string" office:string-value="" table:formula="of:=IF(COUNTIF([.S139:.S141];&quot;x&quot;)=0;&quot;&quot;;&quot;x&quot;)" table:style-name="ce4"/>
            <table:table-cell office:value-type="string" office:string-value="" table:formula="of:=IF(COUNTIF([.T139:.T141];&quot;x&quot;)=0;&quot;&quot;;&quot;x&quot;)" table:style-name="ce4"/>
            <table:table-cell office:value-type="string" office:string-value="" table:formula="of:=IF(COUNTIF([.U139:.U141];&quot;x&quot;)=0;&quot;&quot;;&quot;x&quot;)" table:style-name="ce4"/>
            <table:table-cell office:value-type="string" office:string-value="" table:formula="of:=IF(COUNTIF([.V139:.V141];&quot;x&quot;)=0;&quot;&quot;;&quot;x&quot;)" table:style-name="ce4"/>
            <table:table-cell office:value-type="string" office:string-value="" table:formula="of:=IF(COUNTIF([.W139:.W141];&quot;x&quot;)=0;&quot;&quot;;&quot;x&quot;)" table:style-name="ce4"/>
            <table:table-cell office:value-type="string" office:string-value="" table:formula="of:=IF(COUNTIF([.X139:.X141];&quot;x&quot;)=0;&quot;&quot;;&quot;x&quot;)" table:style-name="ce4"/>
            <table:table-cell office:value-type="string" office:string-value="" table:formula="of:=IF(COUNTIF([.Y139:.Y141];&quot;x&quot;)=0;&quot;&quot;;&quot;x&quot;)" table:style-name="ce4"/>
            <table:table-cell office:value-type="string" office:string-value="" table:formula="of:=IF(COUNTIF([.Z139:.Z141];&quot;x&quot;)=0;&quot;&quot;;&quot;x&quot;)" table:style-name="ce4"/>
            <table:table-cell office:value-type="string" office:string-value="" table:formula="of:=IF(COUNTIF([.AA139:.AA141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A" table:formula="of:=[.B103]" table:style-name="ce5">
                <text:p>A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B" table:formula="of:=[.B104]" table:style-name="ce5">
                <text:p>B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  <table:table-row table:style-name="ro1" table:visibility="collapse">
              <table:table-cell table:style-name="ce1"/>
              <table:table-cell office:value-type="string" office:string-value="SW" table:formula="of:=[.B105]" table:style-name="ce5">
                <text:p>SW</text:p>
              </table:table-cell>
              <table:table-cell table:style-name="ce5"/>
              <table:table-cell table:number-columns-repeated="24" table:style-name="ce4"/>
              <table:table-cell table:number-columns-repeated="16357"/>
            </table:table-row>
          </table:table-row-group>
          <table:table-row table:style-name="ro1" table:visibility="collapse">
            <table:table-cell table:style-name="ce1"/>
            <table:table-cell office:value-type="string" office:string-value="IR" table:formula="of:=[.B106]" table:style-name="ce1">
              <text:p>IR</text:p>
            </table:table-cell>
            <table:table-cell table:style-name="ce1"/>
            <table:table-cell table:number-columns-repeated="24" table:style-name="ce7"/>
            <table:table-cell table:number-columns-repeated="16357" table:style-name="ce6"/>
          </table:table-row>
          <table:table-row table:style-name="ro1" table:visibility="collapse">
            <table:table-cell table:style-name="ce1"/>
            <table:table-cell office:value-type="string" office:string-value="display" table:formula="of:=[.B107]" table:style-name="ce1">
              <text:p>display</text:p>
            </table:table-cell>
            <table:table-cell office:value-type="string" table:style-name="ce3">
              <text:p>ST7789</text:p>
            </table:table-cell>
            <table:table-cell office:value-type="string" office:string-value="" table:formula="of:=IF(COUNTIF([.D144:.D145];&quot;x&quot;)=0;&quot;&quot;;&quot;x&quot;)" table:style-name="ce4"/>
            <table:table-cell office:value-type="string" office:string-value="" table:formula="of:=IF(COUNTIF([.E144:.E145];&quot;x&quot;)=0;&quot;&quot;;&quot;x&quot;)" table:style-name="ce4"/>
            <table:table-cell office:value-type="string" office:string-value="" table:formula="of:=IF(COUNTIF([.F144:.F145];&quot;x&quot;)=0;&quot;&quot;;&quot;x&quot;)" table:style-name="ce4"/>
            <table:table-cell office:value-type="string" office:string-value="" table:formula="of:=IF(COUNTIF([.G144:.G145];&quot;x&quot;)=0;&quot;&quot;;&quot;x&quot;)" table:style-name="ce4"/>
            <table:table-cell office:value-type="string" office:string-value="" table:formula="of:=IF(COUNTIF([.H144:.H145];&quot;x&quot;)=0;&quot;&quot;;&quot;x&quot;)" table:style-name="ce4"/>
            <table:table-cell office:value-type="string" office:string-value="x" table:formula="of:=IF(COUNTIF([.I144:.I145];&quot;x&quot;)=0;&quot;&quot;;&quot;x&quot;)" table:style-name="ce4">
              <text:p>x</text:p>
            </table:table-cell>
            <table:table-cell office:value-type="string" office:string-value="x" table:formula="of:=IF(COUNTIF([.J144:.J145];&quot;x&quot;)=0;&quot;&quot;;&quot;x&quot;)" table:style-name="ce4">
              <text:p>x</text:p>
            </table:table-cell>
            <table:table-cell office:value-type="string" office:string-value="" table:formula="of:=IF(COUNTIF([.K144:.K145];&quot;x&quot;)=0;&quot;&quot;;&quot;x&quot;)" table:style-name="ce4"/>
            <table:table-cell office:value-type="string" office:string-value="" table:formula="of:=IF(COUNTIF([.L144:.L145];&quot;x&quot;)=0;&quot;&quot;;&quot;x&quot;)" table:style-name="ce4"/>
            <table:table-cell office:value-type="string" office:string-value="" table:formula="of:=IF(COUNTIF([.M144:.M145];&quot;x&quot;)=0;&quot;&quot;;&quot;x&quot;)" table:style-name="ce4"/>
            <table:table-cell office:value-type="string" office:string-value="" table:formula="of:=IF(COUNTIF([.N144:.N145];&quot;x&quot;)=0;&quot;&quot;;&quot;x&quot;)" table:style-name="ce4"/>
            <table:table-cell office:value-type="string" office:string-value="" table:formula="of:=IF(COUNTIF([.O144:.O145];&quot;x&quot;)=0;&quot;&quot;;&quot;x&quot;)" table:style-name="ce4"/>
            <table:table-cell office:value-type="string" office:string-value="" table:formula="of:=IF(COUNTIF([.P144:.P145];&quot;x&quot;)=0;&quot;&quot;;&quot;x&quot;)" table:style-name="ce4"/>
            <table:table-cell office:value-type="string" office:string-value="" table:formula="of:=IF(COUNTIF([.Q144:.Q145];&quot;x&quot;)=0;&quot;&quot;;&quot;x&quot;)" table:style-name="ce4"/>
            <table:table-cell office:value-type="string" office:string-value="" table:formula="of:=IF(COUNTIF([.R144:.R145];&quot;x&quot;)=0;&quot;&quot;;&quot;x&quot;)" table:style-name="ce4"/>
            <table:table-cell office:value-type="string" office:string-value="" table:formula="of:=IF(COUNTIF([.S144:.S145];&quot;x&quot;)=0;&quot;&quot;;&quot;x&quot;)" table:style-name="ce4"/>
            <table:table-cell office:value-type="string" office:string-value="" table:formula="of:=IF(COUNTIF([.T144:.T145];&quot;x&quot;)=0;&quot;&quot;;&quot;x&quot;)" table:style-name="ce4"/>
            <table:table-cell office:value-type="string" office:string-value="" table:formula="of:=IF(COUNTIF([.U144:.U145];&quot;x&quot;)=0;&quot;&quot;;&quot;x&quot;)" table:style-name="ce4"/>
            <table:table-cell office:value-type="string" office:string-value="" table:formula="of:=IF(COUNTIF([.V144:.V145];&quot;x&quot;)=0;&quot;&quot;;&quot;x&quot;)" table:style-name="ce4"/>
            <table:table-cell office:value-type="string" office:string-value="" table:formula="of:=IF(COUNTIF([.W144:.W145];&quot;x&quot;)=0;&quot;&quot;;&quot;x&quot;)" table:style-name="ce4"/>
            <table:table-cell office:value-type="string" office:string-value="" table:formula="of:=IF(COUNTIF([.X144:.X145];&quot;x&quot;)=0;&quot;&quot;;&quot;x&quot;)" table:style-name="ce4"/>
            <table:table-cell office:value-type="string" office:string-value="" table:formula="of:=IF(COUNTIF([.Y144:.Y145];&quot;x&quot;)=0;&quot;&quot;;&quot;x&quot;)" table:style-name="ce4"/>
            <table:table-cell office:value-type="string" office:string-value="" table:formula="of:=IF(COUNTIF([.Z144:.Z145];&quot;x&quot;)=0;&quot;&quot;;&quot;x&quot;)" table:style-name="ce4"/>
            <table:table-cell office:value-type="string" office:string-value="" table:formula="of:=IF(COUNTIF([.AA144:.AA145];&quot;x&quot;)=0;&quot;&quot;;&quot;x&quot;)" table:style-name="ce4"/>
            <table:table-cell table:number-columns-repeated="16357"/>
          </table:table-row>
          <table:table-row-group>
            <table:table-row table:style-name="ro1" table:visibility="collapse">
              <table:table-cell table:style-name="ce1"/>
              <table:table-cell office:value-type="string" office:string-value="cs" table:formula="of:=[.B108]" table:style-name="ce5">
                <text:p>cs</text:p>
              </table:table-cell>
              <table:table-cell table:style-name="ce5"/>
              <table:table-cell table:number-columns-repeated="5" table:style-name="ce4"/>
              <table:table-cell office:value-type="string" table:style-name="ce4">
                <text:p>x</text:p>
              </table:table-cell>
              <table:table-cell table:number-columns-repeated="18" table:style-name="ce4"/>
              <table:table-cell table:number-columns-repeated="16357"/>
            </table:table-row>
            <table:table-row table:style-name="ro1" table:visibility="collapse">
              <table:table-cell table:style-name="ce6"/>
              <table:table-cell office:value-type="string" office:string-value="back" table:formula="of:=[.B109]" table:style-name="ce5">
                <text:p>back</text:p>
              </table:table-cell>
              <table:table-cell table:style-name="ce5"/>
              <table:table-cell table:number-columns-repeated="6" table:style-name="ce7"/>
              <table:table-cell office:value-type="string" table:style-name="ce7">
                <text:p>x</text:p>
              </table:table-cell>
              <table:table-cell table:number-columns-repeated="17" table:style-name="ce7"/>
              <table:table-cell table:number-columns-repeated="16357" table:style-name="ce6"/>
            </table:table-row>
          </table:table-row-group>
        </table:table-row-group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hilippe Guillemette</meta:initial-creator>
    <dc:creator>Philippe Guillemette</dc:creator>
    <meta:creation-date>2020-09-05T19:16:11Z</meta:creation-date>
    <dc:date>2020-09-06T01:17:24Z</dc:date>
  </office:meta>
</office:document-meta>
</file>